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00000008031E711D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38f51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marker-end="Arrowheads_20_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0000" draw:marker-end="Arrowheads_20_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35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ff00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draw:marker-end="Arrowheads_20_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6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bbe0e3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draw:fill="solid" draw:fill-color="#f3f7a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cm" style:use-optimal-column-width="false"/>
    </style:style>
    <style:style style:name="ro1" style:family="table-row">
      <style:table-row-properties style:row-height="1.108cm"/>
    </style:style>
    <style:style style:name="ce1" style:family="table-cell">
      <style:graphic-properties draw:fill="bitmap" draw:fill-image-name="Bitmape_20_1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54pt solid #000000" fo:border-top="0.54pt solid #000000" fo:border-bottom="0.23pt solid #000000"/>
    </style:style>
    <style:style style:name="ce2" style:family="table-cell">
      <style:graphic-properties draw:fill="bitmap" draw:fill-image-name="Bitmape_20_1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54pt solid #000000" fo:border-top="0.23pt solid #000000" fo:border-bottom="0.23pt solid #000000"/>
    </style:style>
    <style:style style:name="ce3" style:family="table-cell">
      <style:graphic-properties draw:fill="bitmap" draw:fill-image-name="Bitmape_20_1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54pt solid #000000" fo:border-top="0.23pt solid #000000" fo:border-bottom="0.23pt solid #000000"/>
    </style:style>
    <style:style style:name="ce4" style:family="table-cell">
      <style:graphic-properties draw:fill="bitmap" draw:fill-image-name="Bitmape_20_1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54pt solid #000000" fo:border-top="0.23pt solid #000000" fo:border-bottom="0.23pt solid #000000"/>
    </style:style>
    <style:style style:name="ce5" style:family="table-cell">
      <style:graphic-properties draw:fill="bitmap" draw:fill-image-name="Bitmape_20_1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54pt solid #000000" fo:border-top="0.23pt solid #000000" fo:border-bottom="0.23pt solid #000000"/>
    </style:style>
    <style:style style:name="ce6" style:family="table-cell">
      <style:graphic-properties draw:fill="bitmap" draw:fill-image-name="Bitmape_20_1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54pt solid #000000" fo:border-top="0.23pt solid #000000" fo:border-bottom="0.23pt solid #000000"/>
    </style:style>
    <style:style style:name="ce7" style:family="table-cell">
      <style:graphic-properties draw:fill="bitmap" draw:fill-image-name="Bitmape_20_1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54pt solid #000000" fo:border-top="0.23pt solid #000000" fo:border-bottom="0.23pt solid #000000"/>
    </style:style>
    <style:style style:name="ce8" style:family="table-cell">
      <style:graphic-properties draw:fill="bitmap" draw:fill-image-name="Bitmape_20_1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54pt solid #000000" fo:border-top="0.23pt solid #000000" fo:border-bottom="0.23pt solid #000000"/>
    </style:style>
    <style:style style:name="ce9" style:family="table-cell">
      <style:graphic-properties draw:fill="bitmap" draw:fill-image-name="Bitmape_20_1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54pt solid #000000" fo:border-top="0.23pt solid #000000" fo:border-bottom="0.23pt solid #000000"/>
    </style:style>
    <style:style style:name="ce10" style:family="table-cell">
      <style:graphic-properties draw:fill="bitmap" draw:fill-image-name="Bitmape_20_1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54pt solid #000000" fo:border-top="0.23pt solid #000000" fo:border-bottom="0.23pt solid #000000"/>
    </style:style>
    <style:style style:name="ce11" style:family="table-cell">
      <style:graphic-properties draw:fill="bitmap" draw:fill-image-name="Bitmape_20_1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54pt solid #000000" fo:border-top="0.23pt solid #000000" fo:border-bottom="0.23pt solid #000000"/>
    </style:style>
    <style:style style:name="ce12" style:family="table-cell">
      <style:graphic-properties draw:fill="bitmap" draw:fill-image-name="Bitmape_20_1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54pt solid #000000" fo:border-top="0.23pt solid #000000" fo:border-bottom="0.23pt solid #000000"/>
    </style:style>
    <style:style style:name="ce13" style:family="table-cell">
      <style:graphic-properties draw:fill="bitmap" draw:fill-image-name="Bitmape_20_1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54pt solid #000000" fo:border-top="0.23pt solid #000000" fo:border-bottom="0.23pt solid #000000"/>
    </style:style>
    <style:style style:name="ce14" style:family="table-cell">
      <style:graphic-properties draw:fill="bitmap" draw:fill-image-name="Bitmape_20_1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54pt solid #000000" fo:border-top="0.23pt solid #000000" fo:border-bottom="0.23pt solid #000000"/>
    </style:style>
    <style:style style:name="ce15" style:family="table-cell">
      <style:graphic-properties draw:fill="bitmap" draw:fill-image-name="Bitmape_20_1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54pt solid #000000" fo:border-top="0.23pt solid #000000" fo:border-bottom="0.54pt solid #000000"/>
    </style:style>
    <style:style style:name="P1" style:family="paragraph">
      <style:paragraph-properties fo:margin-left="0.952cm" fo:margin-right="0cm" fo:margin-top="0.705cm" fo:margin-bottom="0cm" fo:text-align="center" fo:text-indent="-0.952cm" style:writing-mode="lr-tb"/>
    </style:style>
    <style:style style:name="P2" style:family="paragraph">
      <style:paragraph-properties fo:margin-left="0.952cm" fo:margin-right="0cm" fo:margin-top="0.881cm" fo:margin-bottom="0cm" fo:text-align="center" fo:text-indent="-0.952cm" style:writing-mode="lr-tb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529cm" fo:margin-bottom="0cm" fo:text-align="center" fo:text-indent="0cm" style:writing-mode="lr-tb"/>
    </style:style>
    <style:style style:name="P5" style:family="paragraph">
      <style:paragraph-properties fo:margin-left="0cm" fo:margin-right="0cm" fo:margin-top="0.352cm" fo:margin-bottom="0cm" fo:text-align="start" fo:text-indent="0cm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396cm" fo:margin-bottom="0cm" fo:text-align="start" fo:text-indent="0cm" style:writing-mode="lr-tb"/>
    </style:style>
    <style:style style:name="P8" style:family="paragraph">
      <style:paragraph-properties fo:margin-left="0cm" fo:margin-right="0cm" fo:margin-top="0.308cm" fo:margin-bottom="0cm" fo:text-align="center" fo:text-indent="0cm" style:writing-mode="lr-tb"/>
    </style:style>
    <style:style style:name="P9" style:family="paragraph">
      <style:paragraph-properties fo:margin-left="0cm" fo:margin-right="0cm" fo:margin-top="0.308cm" fo:margin-bottom="0cm" fo:text-align="start" fo:text-indent="0cm" style:writing-mode="lr-tb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margin-top="0.529cm" fo:margin-bottom="0cm" fo:text-align="start" fo:text-indent="0cm" style:writing-mode="lr-tb"/>
    </style:style>
    <style:style style:name="P12" style:family="paragraph">
      <style:paragraph-properties fo:margin-left="0cm" fo:margin-right="0cm" fo:margin-top="0.176cm" fo:margin-bottom="0cm" fo:text-align="center" fo:text-indent="0cm"/>
    </style:style>
    <style:style style:name="P13" style:family="paragraph">
      <style:paragraph-properties fo:margin-left="0cm" fo:margin-right="0cm" fo:margin-top="0.396cm" fo:margin-bottom="0cm" fo:text-align="center" fo:text-indent="0cm" style:writing-mode="lr-tb"/>
    </style:style>
    <style:style style:name="P14" style:family="paragraph">
      <style:paragraph-properties fo:margin-left="0cm" fo:margin-right="0cm" fo:margin-top="0.396cm" fo:margin-bottom="0cm" fo:text-align="center" fo:text-indent="0cm"/>
    </style:style>
    <style:style style:name="P15" style:family="paragraph">
      <style:paragraph-properties fo:margin-left="0cm" fo:margin-right="0cm" fo:margin-top="0.264cm" fo:margin-bottom="0cm" fo:text-align="start" fo:text-indent="0cm" style:writing-mode="lr-tb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264cm" fo:margin-bottom="0cm" fo:text-align="center" fo:text-indent="0cm" style:writing-mode="lr-tb"/>
    </style:style>
    <style:style style:name="P18" style:family="paragraph">
      <style:paragraph-properties fo:margin-left="0cm" fo:margin-right="0cm" fo:margin-top="0.352cm" fo:margin-bottom="0cm" fo:text-indent="0cm"/>
    </style:style>
    <style:style style:name="T1" style:family="text">
      <style:text-properties fo:font-size="32pt" fo:language="en" fo:country="US" fo:font-style="italic" fo:text-shadow="1pt 1pt" fo:font-weight="bold" style:font-size-asian="32pt" style:language-asian="he" style:country-asian="IL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40pt" fo:language="en" fo:country="US" fo:font-style="italic" fo:text-shadow="1pt 1pt" fo:font-weight="bold" style:font-size-asian="40pt" style:language-asian="he" style:country-asian="IL" style:font-style-asian="italic" style:font-weight-asian="bold" style:font-size-complex="40pt" style:font-style-complex="italic" style:font-weight-complex="bold"/>
    </style:style>
    <style:style style:name="T3" style:family="text">
      <style:text-properties fo:color="#333399" fo:font-size="24pt" fo:language="en" fo:country="US" fo:text-shadow="1pt 1pt" fo:font-weight="bold" style:font-size-asian="24pt" style:language-asian="he" style:country-asian="IL" style:font-weight-asian="bold" style:font-size-complex="24pt" style:font-weight-complex="bold"/>
    </style:style>
    <style:style style:name="T4" style:family="text">
      <style:text-properties fo:font-size="16pt" fo:language="en" fo:country="US" style:font-size-asian="16pt" style:language-asian="he" style:country-asian="IL" style:font-size-complex="16pt"/>
    </style:style>
    <style:style style:name="T5" style:family="text">
      <style:text-properties fo:language="en" fo:country="US" style:language-asian="he" style:country-asian="IL"/>
    </style:style>
    <style:style style:name="T6" style:family="text">
      <style:text-properties fo:font-size="14pt" fo:language="en" fo:country="US" style:font-size-asian="14pt" style:language-asian="he" style:country-asian="IL" style:font-size-complex="14pt"/>
    </style:style>
    <style:style style:name="T7" style:family="text">
      <style:text-properties fo:font-size="16pt" fo:language="en" fo:country="US" fo:font-weight="bold" style:font-size-asian="16pt" style:language-asian="he" style:country-asian="IL" style:font-weight-asian="bold" style:font-size-complex="16pt" style:font-weight-complex="bold"/>
    </style:style>
    <style:style style:name="T8" style:family="text">
      <style:text-properties fo:color="#000000" fo:font-size="20pt" fo:language="en" fo:country="US" style:font-size-asian="20pt" style:language-asian="he" style:country-asian="IL" style:font-size-complex="20pt"/>
    </style:style>
    <style:style style:name="T9" style:family="text">
      <style:text-properties fo:color="#0000ff" fo:language="en" fo:country="US" fo:font-weight="bold" style:language-asian="he" style:country-asian="IL" style:font-weight-asian="bold" style:font-weight-complex="bold"/>
    </style:style>
    <style:style style:name="T10" style:family="text">
      <style:text-properties fo:language="en" fo:country="US" fo:font-weight="bold" style:language-asian="he" style:country-asian="IL" style:font-weight-asian="bold" style:font-weight-complex="bold"/>
    </style:style>
    <style:style style:name="T11" style:family="text">
      <style:text-properties fo:font-size="12pt" fo:language="en" fo:country="US" style:font-size-asian="12pt" style:language-asian="he" style:country-asian="IL" style:font-size-complex="12pt"/>
    </style:style>
    <style:style style:name="T12" style:family="text">
      <style:text-properties fo:font-size="24pt" fo:language="en" fo:country="US" style:font-size-asian="24pt" style:language-asian="he" style:country-asian="IL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fixed">Gabriel Kliot )c( 2005</presentation:date-time-decl>
      <draw:page draw:name="Slide 1" draw:style-name="dp1" draw:master-page-name="Default" presentation:use-date-time-name="dtd1">
        <office:forms form:automatic-focus="false" form:apply-design-mode="false"/>
        <draw:custom-shape draw:style-name="gr1" draw:text-style-name="P3" draw:layer="layout" svg:width="22.86cm" svg:height="7.082cm" svg:x="1.301cm" svg:y="4.123cm">
          <text:list text:style-name="L1">
            <text:list-header>
              <text:p text:style-name="P1"><text:span text:style-name="T1"/></text:p>
              <text:p text:style-name="P2"><text:span text:style-name="T2">Context switch in Linu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frame presentation:style-name="pr1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Slide 2" draw:style-name="dp1" draw:master-page-name="Default" presentation:use-date-time-name="dtd1">
        <office:forms form:automatic-focus="false" form:apply-design-mode="false"/>
        <draw:custom-shape draw:style-name="gr2" draw:text-style-name="P3" draw:layer="layout" svg:width="18.402cm" svg:height="1.277cm" svg:x="3.898cm" svg:y="0.525cm">
          <text:list text:style-name="L2">
            <text:list-header>
              <text:p text:style-name="P4"><text:span text:style-name="T3">Memory layout – general pi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2.225cm" svg:height="7.832cm" svg:x="1.482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138cm" svg:height="4.234cm" svg:x="9.737cm" svg:y="2.328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2.54cm" svg:height="0.937cm" svg:x="10.795cm" svg:y="2.54cm">
            <text:list text:style-name="L1">
              <text:list-header>
                <text:p text:style-name="P5"><text:span text:style-name="T4">Sta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5" draw:text-style-name="P6" draw:layer="layout" svg:x1="10.795cm" svg:y1="3.264cm" svg:x2="10.795cm" svg:y2="6.227cm">
              <text:p/>
            </draw:line>
            <draw:line draw:style-name="gr5" draw:text-style-name="P6" draw:layer="layout" svg:x1="12.699cm" svg:y1="3.264cm" svg:x2="12.699cm" svg:y2="6.227cm">
              <text:p/>
            </draw:line>
            <draw:line draw:style-name="gr5" draw:text-style-name="P6" draw:layer="layout" svg:x1="10.795cm" svg:y1="3.687cm" svg:x2="12.699cm" svg:y2="3.687cm">
              <text:p/>
            </draw:line>
            <draw:line draw:style-name="gr5" draw:text-style-name="P6" draw:layer="layout" svg:x1="10.795cm" svg:y1="4.322cm" svg:x2="12.699cm" svg:y2="4.322cm">
              <text:p/>
            </draw:line>
            <draw:line draw:style-name="gr5" draw:text-style-name="P6" draw:layer="layout" svg:x1="10.795cm" svg:y1="4.957cm" svg:x2="12.699cm" svg:y2="4.957cm">
              <text:p/>
            </draw:line>
            <draw:line draw:style-name="gr5" draw:text-style-name="P6" draw:layer="layout" svg:x1="10.795cm" svg:y1="5.592cm" svg:x2="12.699cm" svg:y2="5.592cm">
              <text:p/>
            </draw:line>
          </draw:g>
        </draw:g>
        <draw:custom-shape draw:style-name="gr4" draw:text-style-name="P3" draw:layer="layout" svg:width="7.62cm" svg:height="1.023cm" svg:x="9.313cm" svg:y="6.39cm">
          <text:list text:style-name="L1">
            <text:list-header>
              <text:p text:style-name="P7"><text:span text:style-name="T5">Process Y user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" draw:text-style-name="P3" draw:layer="layout" svg:width="1.905cm" svg:height="1.905cm" svg:x="13.335cm" svg:y="10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445cm" svg:x="13.123cm" svg:y="11.897cm">
            <text:list text:style-name="L1">
              <text:list-header>
                <text:p text:style-name="P8"><text:span text:style-name="T6">TSS of CPU 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" draw:text-style-name="P6" draw:layer="layout" svg:x1="13.335cm" svg:y1="10.83cm" svg:x2="15.24cm" svg:y2="10.83cm">
            <text:p/>
          </draw:line>
          <draw:line draw:style-name="gr5" draw:text-style-name="P6" draw:layer="layout" svg:x1="13.335cm" svg:y1="11.487cm" svg:x2="15.24cm" svg:y2="11.487cm">
            <text:p/>
          </draw:line>
          <draw:custom-shape draw:style-name="gr4" draw:text-style-name="P3" draw:layer="layout" svg:width="3.598cm" svg:height="0.853cm" svg:x="15.24cm" svg:y="10.795cm">
            <text:list text:style-name="L1">
              <text:list-header>
                <text:p text:style-name="P9"><text:span text:style-name="T6">tss-&gt;esp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" draw:text-style-name="P3" draw:layer="layout" svg:width="6.139cm" svg:height="4.234cm" svg:x="1.693cm" svg:y="2.328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2.54cm" svg:height="0.937cm" svg:x="2.752cm" svg:y="2.54cm">
            <text:list text:style-name="L1">
              <text:list-header>
                <text:p text:style-name="P5"><text:span text:style-name="T4">Sta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5" draw:text-style-name="P6" draw:layer="layout" svg:x1="2.752cm" svg:y1="3.264cm" svg:x2="2.752cm" svg:y2="6.227cm">
              <text:p/>
            </draw:line>
            <draw:line draw:style-name="gr5" draw:text-style-name="P6" draw:layer="layout" svg:x1="4.656cm" svg:y1="3.264cm" svg:x2="4.656cm" svg:y2="6.227cm">
              <text:p/>
            </draw:line>
            <draw:line draw:style-name="gr5" draw:text-style-name="P6" draw:layer="layout" svg:x1="2.752cm" svg:y1="3.687cm" svg:x2="4.656cm" svg:y2="3.687cm">
              <text:p/>
            </draw:line>
            <draw:line draw:style-name="gr5" draw:text-style-name="P6" draw:layer="layout" svg:x1="2.752cm" svg:y1="4.322cm" svg:x2="4.656cm" svg:y2="4.322cm">
              <text:p/>
            </draw:line>
            <draw:line draw:style-name="gr5" draw:text-style-name="P6" draw:layer="layout" svg:x1="2.752cm" svg:y1="4.957cm" svg:x2="4.656cm" svg:y2="4.957cm">
              <text:p/>
            </draw:line>
            <draw:line draw:style-name="gr5" draw:text-style-name="P6" draw:layer="layout" svg:x1="2.752cm" svg:y1="5.592cm" svg:x2="4.656cm" svg:y2="5.592cm">
              <text:p/>
            </draw:line>
          </draw:g>
        </draw:g>
        <draw:custom-shape draw:style-name="gr4" draw:text-style-name="P3" draw:layer="layout" svg:width="7.62cm" svg:height="1.023cm" svg:x="1.27cm" svg:y="6.39cm">
          <text:list text:style-name="L1">
            <text:list-header>
              <text:p text:style-name="P7"><text:span text:style-name="T5">Process X user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6.138cm" svg:height="4.234cm" svg:x="17.78cm" svg:y="2.328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2.54cm" svg:height="0.937cm" svg:x="18.838cm" svg:y="2.54cm">
            <text:list text:style-name="L1">
              <text:list-header>
                <text:p text:style-name="P5"><text:span text:style-name="T4">Sta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5" draw:text-style-name="P6" draw:layer="layout" svg:x1="18.838cm" svg:y1="3.264cm" svg:x2="18.838cm" svg:y2="6.227cm">
              <text:p/>
            </draw:line>
            <draw:line draw:style-name="gr5" draw:text-style-name="P6" draw:layer="layout" svg:x1="20.742cm" svg:y1="3.264cm" svg:x2="20.742cm" svg:y2="6.227cm">
              <text:p/>
            </draw:line>
            <draw:line draw:style-name="gr5" draw:text-style-name="P6" draw:layer="layout" svg:x1="18.838cm" svg:y1="3.687cm" svg:x2="20.742cm" svg:y2="3.687cm">
              <text:p/>
            </draw:line>
            <draw:line draw:style-name="gr5" draw:text-style-name="P6" draw:layer="layout" svg:x1="18.838cm" svg:y1="4.322cm" svg:x2="20.742cm" svg:y2="4.322cm">
              <text:p/>
            </draw:line>
            <draw:line draw:style-name="gr5" draw:text-style-name="P6" draw:layer="layout" svg:x1="18.838cm" svg:y1="4.957cm" svg:x2="20.742cm" svg:y2="4.957cm">
              <text:p/>
            </draw:line>
            <draw:line draw:style-name="gr5" draw:text-style-name="P6" draw:layer="layout" svg:x1="18.838cm" svg:y1="5.592cm" svg:x2="20.742cm" svg:y2="5.592cm">
              <text:p/>
            </draw:line>
          </draw:g>
        </draw:g>
        <draw:custom-shape draw:style-name="gr4" draw:text-style-name="P3" draw:layer="layout" svg:width="7.62cm" svg:height="1.023cm" svg:x="17.357cm" svg:y="6.39cm">
          <text:list text:style-name="L1">
            <text:list-header>
              <text:p text:style-name="P7"><text:span text:style-name="T5">Process Z user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13.547cm" svg:y1="10.372cm" svg:x2="10.583cm" svg:y2="8.678cm">
          <text:p/>
        </draw:line>
        <draw:custom-shape draw:style-name="gr4" draw:text-style-name="P3" draw:layer="layout" svg:width="5.08cm" svg:height="1.023cm" svg:x="9.525cm" svg:y="16.298cm">
          <text:list text:style-name="L1">
            <text:list-header>
              <text:p text:style-name="P7"><text:span text:style-name="T5">Kernel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" draw:text-style-name="P3" draw:layer="layout" svg:width="2.54cm" svg:height="0.853cm" svg:x="20.32cm" svg:y="9.486cm">
            <text:list text:style-name="L1">
              <text:list-header>
                <text:p text:style-name="P9"><text:span text:style-name="T6">Sta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5.503cm" svg:height="1.445cm" svg:x="17.992cm" svg:y="14.143cm">
            <text:list text:style-name="L1">
              <text:list-header>
                <text:p text:style-name="P9"><text:span text:style-name="T6">Process Z kernel stack and task_struc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3" draw:layer="layout" svg:width="2.328cm" svg:height="5.292cm" svg:x="18.204cm" svg:y="8.63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18.204cm" svg:y1="11.179cm" svg:x2="20.532cm" svg:y2="11.179cm">
            <text:p/>
          </draw:line>
          <draw:custom-shape draw:style-name="gr4" draw:text-style-name="P3" draw:layer="layout" svg:width="3.387cm" svg:height="0.937cm" svg:x="20.32cm" svg:y="12.873cm">
            <text:list text:style-name="L1">
              <text:list-header>
                <text:p text:style-name="P5"><text:span text:style-name="T6">task_struc</text:span><text:span text:style-name="T4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" draw:text-style-name="P6" draw:layer="layout" svg:x1="18.204cm" svg:y1="10.544cm" svg:x2="20.532cm" svg:y2="10.544cm">
            <text:p/>
          </draw:line>
          <draw:line draw:style-name="gr5" draw:text-style-name="P6" draw:layer="layout" svg:x1="18.204cm" svg:y1="9.909cm" svg:x2="20.532cm" svg:y2="9.909cm">
            <text:p/>
          </draw:line>
          <draw:line draw:style-name="gr5" draw:text-style-name="P6" draw:layer="layout" svg:x1="18.204cm" svg:y1="9.274cm" svg:x2="20.532cm" svg:y2="9.274cm">
            <text:p/>
          </draw:line>
          <draw:line draw:style-name="gr5" draw:text-style-name="P6" draw:layer="layout" svg:x1="18.204cm" svg:y1="13.296cm" svg:x2="20.532cm" svg:y2="13.296cm">
            <text:p/>
          </draw:line>
          <draw:line draw:style-name="gr5" draw:text-style-name="P6" draw:layer="layout" svg:x1="18.204cm" svg:y1="12.661cm" svg:x2="20.532cm" svg:y2="12.661cm">
            <text:p/>
          </draw:line>
        </draw:g>
        <draw:g>
          <draw:custom-shape draw:style-name="gr4" draw:text-style-name="P3" draw:layer="layout" svg:width="2.54cm" svg:height="0.853cm" svg:x="4.233cm" svg:y="9.486cm">
            <text:list text:style-name="L1">
              <text:list-header>
                <text:p text:style-name="P9"><text:span text:style-name="T6">Sta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5.503cm" svg:height="1.445cm" svg:x="1.905cm" svg:y="14.143cm">
            <text:list text:style-name="L1">
              <text:list-header>
                <text:p text:style-name="P9"><text:span text:style-name="T6">Process X kernel stack and task_struc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3" draw:layer="layout" svg:width="2.328cm" svg:height="5.292cm" svg:x="2.117cm" svg:y="8.63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2.117cm" svg:y1="11.179cm" svg:x2="4.445cm" svg:y2="11.179cm">
            <text:p/>
          </draw:line>
          <draw:custom-shape draw:style-name="gr4" draw:text-style-name="P3" draw:layer="layout" svg:width="3.387cm" svg:height="0.937cm" svg:x="4.233cm" svg:y="12.873cm">
            <text:list text:style-name="L1">
              <text:list-header>
                <text:p text:style-name="P5"><text:span text:style-name="T6">task_struc</text:span><text:span text:style-name="T4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" draw:text-style-name="P6" draw:layer="layout" svg:x1="2.117cm" svg:y1="10.544cm" svg:x2="4.445cm" svg:y2="10.544cm">
            <text:p/>
          </draw:line>
          <draw:line draw:style-name="gr5" draw:text-style-name="P6" draw:layer="layout" svg:x1="2.117cm" svg:y1="9.909cm" svg:x2="4.445cm" svg:y2="9.909cm">
            <text:p/>
          </draw:line>
          <draw:line draw:style-name="gr5" draw:text-style-name="P6" draw:layer="layout" svg:x1="2.117cm" svg:y1="9.274cm" svg:x2="4.445cm" svg:y2="9.274cm">
            <text:p/>
          </draw:line>
          <draw:line draw:style-name="gr5" draw:text-style-name="P6" draw:layer="layout" svg:x1="2.117cm" svg:y1="13.296cm" svg:x2="4.445cm" svg:y2="13.296cm">
            <text:p/>
          </draw:line>
          <draw:line draw:style-name="gr5" draw:text-style-name="P6" draw:layer="layout" svg:x1="2.117cm" svg:y1="12.661cm" svg:x2="4.445cm" svg:y2="12.661cm">
            <text:p/>
          </draw:line>
        </draw:g>
        <draw:g>
          <draw:custom-shape draw:style-name="gr4" draw:text-style-name="P3" draw:layer="layout" svg:width="2.54cm" svg:height="0.853cm" svg:x="10.371cm" svg:y="9.525cm">
            <text:list text:style-name="L1">
              <text:list-header>
                <text:p text:style-name="P9"><text:span text:style-name="T6">Sta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5.503cm" svg:height="1.445cm" svg:x="8.043cm" svg:y="14.182cm">
            <text:list text:style-name="L1">
              <text:list-header>
                <text:p text:style-name="P9"><text:span text:style-name="T6">Process Y kernel stack and task_struc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3" draw:layer="layout" svg:width="2.328cm" svg:height="5.292cm" svg:x="8.255cm" svg:y="8.67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8.255cm" svg:y1="11.218cm" svg:x2="10.583cm" svg:y2="11.218cm">
            <text:p/>
          </draw:line>
          <draw:custom-shape draw:style-name="gr4" draw:text-style-name="P3" draw:layer="layout" svg:width="3.387cm" svg:height="0.937cm" svg:x="10.371cm" svg:y="12.912cm">
            <text:list text:style-name="L1">
              <text:list-header>
                <text:p text:style-name="P5"><text:span text:style-name="T6">task_struc</text:span><text:span text:style-name="T4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" draw:text-style-name="P6" draw:layer="layout" svg:x1="8.255cm" svg:y1="10.583cm" svg:x2="10.583cm" svg:y2="10.583cm">
            <text:p/>
          </draw:line>
          <draw:line draw:style-name="gr5" draw:text-style-name="P6" draw:layer="layout" svg:x1="8.255cm" svg:y1="9.948cm" svg:x2="10.583cm" svg:y2="9.948cm">
            <text:p/>
          </draw:line>
          <draw:line draw:style-name="gr5" draw:text-style-name="P6" draw:layer="layout" svg:x1="8.255cm" svg:y1="9.313cm" svg:x2="10.583cm" svg:y2="9.313cm">
            <text:p/>
          </draw:line>
          <draw:line draw:style-name="gr5" draw:text-style-name="P6" draw:layer="layout" svg:x1="8.255cm" svg:y1="13.335cm" svg:x2="10.583cm" svg:y2="13.335cm">
            <text:p/>
          </draw:line>
          <draw:line draw:style-name="gr5" draw:text-style-name="P6" draw:layer="layout" svg:x1="8.255cm" svg:y1="12.7cm" svg:x2="10.583cm" svg:y2="12.7cm">
            <text:p/>
          </draw:line>
        </draw:g>
        <draw:line draw:style-name="gr9" draw:text-style-name="P6" draw:layer="layout" svg:x1="18.415cm" svg:y1="9.524cm" svg:x2="18.838cm" svg:y2="4.021cm">
          <text:p/>
        </draw:line>
        <draw:line draw:style-name="gr10" draw:text-style-name="P6" draw:layer="layout" svg:x1="8.89cm" svg:y1="9.736cm" svg:x2="10.795cm" svg:y2="4.021cm">
          <text:p/>
        </draw:line>
        <draw:line draw:style-name="gr11" draw:text-style-name="P6" draw:layer="layout" svg:x1="2.328cm" svg:y1="9.524cm" svg:x2="2.752cm" svg:y2="4.021cm">
          <text:p/>
        </draw:line>
        <presentation:notes draw:style-name="dp2">
          <draw:page-thumbnail draw:layer="layout" svg:width="12.7cm" svg:height="9.525cm" svg:x="3.175cm" svg:y="1.905cm" draw:page-number="2" presentation:class="page"/>
          <draw:frame presentation:style-name="pr1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Slide 3" draw:style-name="dp1" draw:master-page-name="Default" presentation:use-date-time-name="dtd1">
        <office:forms form:automatic-focus="false" form:apply-design-mode="false"/>
        <draw:g>
          <draw:custom-shape draw:style-name="gr6" draw:text-style-name="P3" draw:layer="layout" svg:width="2.43cm" svg:height="2.399cm" svg:x="0.635cm" svg:y="7.62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6" draw:layer="layout" svg:x1="0.635cm" svg:y1="9.221cm" svg:x2="3.065cm" svg:y2="9.221cm">
            <text:p/>
          </draw:line>
          <draw:line draw:style-name="gr12" draw:text-style-name="P6" draw:layer="layout" svg:x1="0.635cm" svg:y1="8.422cm" svg:x2="3.065cm" svg:y2="8.417cm">
            <text:p/>
          </draw:line>
        </draw:g>
        <draw:custom-shape draw:style-name="gr2" draw:text-style-name="P3" draw:layer="layout" svg:width="2.734cm" svg:height="0.937cm" svg:x="-0.212cm" svg:y="6.773cm">
          <text:list text:style-name="L1">
            <text:list-header>
              <text:p text:style-name="P10"><text:span text:style-name="T7">T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77cm" svg:height="0.853cm" svg:x="1.27cm" svg:y="8.467cm">
          <text:list text:style-name="L1">
            <text:list-header>
              <text:p text:style-name="P9"><text:span text:style-name="T6">tss-&gt;esp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5.55cm" svg:height="1.277cm" svg:x="0.423cm" svg:y="0.423cm">
          <text:list text:style-name="L2">
            <text:list-header>
              <text:p text:style-name="P11"><text:span text:style-name="T3">#1 – kernel stack after any system call, before context switc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3.999cm" svg:height="16.619cm" svg:x="15.24cm" svg:y="1.905cm">
          <table:table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 text:style-name="P12"><text:span text:style-name="T8">ss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1">
                  <text:list-header>
                    <text:p text:style-name="P12"><text:span text:style-name="T8">esp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1">
                  <text:list-header>
                    <text:p text:style-name="P12"><text:span text:style-name="T8">eflags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">
                  <text:list-header>
                    <text:p text:style-name="P12"><text:span text:style-name="T8">cs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1">
                  <text:list-header>
                    <text:p text:style-name="P12"><text:span text:style-name="T8">eip</text:span></text:p>
                  </text:list-header>
                </text:list>
              </table:table-cell>
            </table:table-row>
            <table:table-row table:style-name="ro1">
              <table:table-cell table:style-name="ce6">
                <text:list text:continue-numbering="true" text:style-name="L1">
                  <text:list-header>
                    <text:p text:style-name="P12"><text:span text:style-name="T8">orig_eax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1">
                  <text:list-header>
                    <text:p text:style-name="P12"><text:span text:style-name="T8">es</text:span></text:p>
                  </text:list-header>
                </text:list>
              </table:table-cell>
            </table:table-row>
            <table:table-row table:style-name="ro1">
              <table:table-cell table:style-name="ce8">
                <text:list text:continue-numbering="true" text:style-name="L1">
                  <text:list-header>
                    <text:p text:style-name="P12"><text:span text:style-name="T8">ds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1">
                  <text:list-header>
                    <text:p text:style-name="P12"><text:span text:style-name="T8">eax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1">
                  <text:list-header>
                    <text:p text:style-name="P12"><text:span text:style-name="T8">ebp</text:span></text:p>
                  </text:list-header>
                </text:list>
              </table:table-cell>
            </table:table-row>
            <table:table-row table:style-name="ro1">
              <table:table-cell table:style-name="ce11">
                <text:list text:continue-numbering="true" text:style-name="L1">
                  <text:list-header>
                    <text:p text:style-name="P12"><text:span text:style-name="T8">edi</text:span></text:p>
                  </text:list-header>
                </text:list>
              </table:table-cell>
            </table:table-row>
            <table:table-row table:style-name="ro1">
              <table:table-cell table:style-name="ce12">
                <text:list text:continue-numbering="true" text:style-name="L1">
                  <text:list-header>
                    <text:p text:style-name="P12"><text:span text:style-name="T8">esi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continue-numbering="true" text:style-name="L1">
                  <text:list-header>
                    <text:p text:style-name="P12"><text:span text:style-name="T8">edx</text:span></text:p>
                  </text:list-header>
                </text:list>
              </table:table-cell>
            </table:table-row>
            <table:table-row table:style-name="ro1">
              <table:table-cell table:style-name="ce14">
                <text:list text:continue-numbering="true" text:style-name="L1">
                  <text:list-header>
                    <text:p text:style-name="P12"><text:span text:style-name="T8">ecx</text:span></text:p>
                  </text:list-header>
                </text:list>
              </table:table-cell>
            </table:table-row>
            <table:table-row table:style-name="ro1">
              <table:table-cell table:style-name="ce15">
                <text:list text:continue-numbering="true" text:style-name="L1">
                  <text:list-header>
                    <text:p text:style-name="P12"><text:span text:style-name="T8">ebx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3" draw:layer="layout" svg:width="3.201cm" svg:height="1.023cm" svg:x="5.808cm" svg:y="1.72cm">
          <text:list text:style-name="L3">
            <text:list-header>
              <text:p text:style-name="P13"><text:span text:style-name="T9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7" draw:text-style-name="P6" draw:layer="layout" svg:x1="13.212cm" svg:y1="9.569cm" svg:x2="11.21cm" svg:y2="9.569cm">
            <text:p/>
          </draw:line>
          <draw:custom-shape draw:style-name="gr2" draw:text-style-name="P3" draw:layer="layout" svg:width="1.668cm" svg:height="1.023cm" svg:x="11.378cm" svg:y="9.353cm">
            <text:list text:style-name="L1">
              <text:list-header>
                <text:p text:style-name="P14"><text:span text:style-name="T5">es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3" draw:text-style-name="P3" draw:layer="layout" svg:width="7.321cm" svg:height="9.772cm" svg:x="3.889cm" svg:y="2.7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04cm" svg:height="4.198cm" svg:x="3.81cm" svg:y="13.128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3.889cm" svg:y1="7.095cm" svg:x2="11.21cm" svg:y2="7.095cm">
          <text:p/>
        </draw:line>
        <draw:line draw:style-name="gr12" draw:text-style-name="P6" draw:layer="layout" svg:x1="3.889cm" svg:y1="8.092cm" svg:x2="11.21cm" svg:y2="8.092cm">
          <text:p/>
        </draw:line>
        <draw:line draw:style-name="gr12" draw:text-style-name="P6" draw:layer="layout" svg:x1="3.92cm" svg:y1="10.094cm" svg:x2="11.21cm" svg:y2="10.094cm">
          <text:p/>
        </draw:line>
        <draw:line draw:style-name="gr15" draw:text-style-name="P6" draw:layer="layout" svg:x1="3.888cm" svg:y1="2.721cm" svg:x2="3.809cm" svg:y2="16.325cm">
          <text:p/>
        </draw:line>
        <draw:line draw:style-name="gr16" draw:text-style-name="P6" draw:layer="layout" svg:x1="3.889cm" svg:y1="6.094cm" svg:x2="11.21cm" svg:y2="6.094cm">
          <text:p/>
        </draw:line>
        <draw:line draw:style-name="gr15" draw:text-style-name="P6" draw:layer="layout" svg:x1="11.21cm" svg:y1="2.721cm" svg:x2="11.21cm" svg:y2="16.325cm">
          <text:p/>
        </draw:line>
        <draw:line draw:style-name="gr5" draw:text-style-name="P6" draw:layer="layout" svg:x1="3.81cm" svg:y1="12.096cm" svg:x2="11.21cm" svg:y2="12.096cm">
          <text:p/>
        </draw:line>
        <draw:line draw:style-name="gr12" draw:text-style-name="P6" draw:layer="layout" svg:x1="3.92cm" svg:y1="9.093cm" svg:x2="11.21cm" svg:y2="9.093cm">
          <text:p/>
        </draw:line>
        <draw:line draw:style-name="gr15" draw:text-style-name="P6" draw:layer="layout" svg:x1="3.933cm" svg:y1="2.752cm" svg:x2="11.223cm" svg:y2="2.752cm">
          <text:p/>
        </draw:line>
        <draw:line draw:style-name="gr12" draw:text-style-name="P6" draw:layer="layout" svg:x1="3.889cm" svg:y1="17.326cm" svg:x2="11.21cm" svg:y2="17.326cm">
          <text:p/>
        </draw:line>
        <draw:line draw:style-name="gr12" draw:text-style-name="P6" draw:layer="layout" svg:x1="3.889cm" svg:y1="16.528cm" svg:x2="11.21cm" svg:y2="16.528cm">
          <text:p/>
        </draw:line>
        <draw:line draw:style-name="gr12" draw:text-style-name="P6" draw:layer="layout" svg:x1="3.889cm" svg:y1="15.729cm" svg:x2="11.21cm" svg:y2="15.729cm">
          <text:p/>
        </draw:line>
        <draw:line draw:style-name="gr12" draw:text-style-name="P6" draw:layer="layout" svg:x1="3.889cm" svg:y1="14.927cm" svg:x2="11.21cm" svg:y2="14.927cm">
          <text:p/>
        </draw:line>
        <draw:line draw:style-name="gr12" draw:text-style-name="P6" draw:layer="layout" svg:x1="3.889cm" svg:y1="14.129cm" svg:x2="11.21cm" svg:y2="14.129cm">
          <text:p/>
        </draw:line>
        <draw:custom-shape draw:style-name="gr2" draw:text-style-name="P3" draw:layer="layout" svg:width="3.201cm" svg:height="1.023cm" svg:x="5.808cm" svg:y="6.923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3.81cm" svg:y1="11.126cm" svg:x2="11.21cm" svg:y2="11.126cm">
          <text:p/>
        </draw:line>
        <draw:custom-shape draw:style-name="gr4" draw:text-style-name="P3" draw:layer="layout" svg:width="5.984cm" svg:height="0.768cm" svg:x="4.661cm" svg:y="9.185cm">
          <text:list text:style-name="L1">
            <text:list-header>
              <text:p text:style-name="P15"><text:span text:style-name="T11">Schedule() function 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2cm" svg:height="1.023cm" svg:x="5.719cm" svg:y="7.871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2cm" svg:height="1.023cm" svg:x="5.719cm" svg:y="5.927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1.218cm" svg:y1="2.751cm" svg:x2="15.24cm" svg:y2="1.904cm">
          <text:p/>
        </draw:line>
        <draw:line draw:style-name="gr5" draw:text-style-name="P6" draw:layer="layout" svg:x1="11.218cm" svg:y1="6.138cm" svg:x2="15.24cm" svg:y2="18.415cm">
          <text:p/>
        </draw:line>
        <draw:custom-shape draw:style-name="gr4" draw:text-style-name="P3" draw:layer="layout" svg:width="3.387cm" svg:height="0.937cm" svg:x="20.743cm" svg:y="1.905cm">
          <text:list text:style-name="L1">
            <text:list-header>
              <text:p text:style-name="P5"><text:span text:style-name="T4">User Stack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5" draw:text-style-name="P6" draw:layer="layout" svg:x1="21.378cm" svg:y1="2.628cm" svg:x2="21.378cm" svg:y2="5.592cm">
            <text:p/>
          </draw:line>
          <draw:line draw:style-name="gr5" draw:text-style-name="P6" draw:layer="layout" svg:x1="23.282cm" svg:y1="2.628cm" svg:x2="23.282cm" svg:y2="5.592cm">
            <text:p/>
          </draw:line>
          <draw:line draw:style-name="gr5" draw:text-style-name="P6" draw:layer="layout" svg:x1="21.378cm" svg:y1="3.052cm" svg:x2="23.282cm" svg:y2="3.052cm">
            <text:p/>
          </draw:line>
          <draw:line draw:style-name="gr5" draw:text-style-name="P6" draw:layer="layout" svg:x1="21.378cm" svg:y1="3.687cm" svg:x2="23.282cm" svg:y2="3.687cm">
            <text:p/>
          </draw:line>
          <draw:line draw:style-name="gr5" draw:text-style-name="P6" draw:layer="layout" svg:x1="21.378cm" svg:y1="4.322cm" svg:x2="23.282cm" svg:y2="4.322cm">
            <text:p/>
          </draw:line>
          <draw:line draw:style-name="gr5" draw:text-style-name="P6" draw:layer="layout" svg:x1="21.378cm" svg:y1="4.957cm" svg:x2="23.282cm" svg:y2="4.957cm">
            <text:p/>
          </draw:line>
        </draw:g>
        <draw:custom-shape draw:style-name="gr4" draw:text-style-name="P3" draw:layer="layout" svg:width="4.022cm" svg:height="0.937cm" svg:x="20.743cm" svg:y="5.715cm">
          <text:list text:style-name="L1">
            <text:list-header>
              <text:p text:style-name="P5"><text:span text:style-name="T4">User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3" draw:layer="layout" svg:width="2.328cm" svg:height="2.751cm" svg:x="21.167cm" svg:y="6.562cm">
          <text:p/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9.24cm" svg:y1="3.598cm" svg:x2="21.356cm" svg:y2="4.022cm">
          <text:p/>
        </draw:line>
        <draw:line draw:style-name="gr19" draw:text-style-name="P6" draw:layer="layout" svg:x1="19.24cm" svg:y1="6.985cm" svg:x2="21.145cm" svg:y2="7.832cm">
          <text:p/>
        </draw:line>
        <draw:custom-shape draw:style-name="gr17" draw:text-style-name="P3" draw:layer="layout" svg:width="1.481cm" svg:height="16.4cm" svg:x="19.24cm" svg:y="1.90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3" draw:layer="layout" svg:width="4.657cm" svg:height="4.405cm" svg:x="20.108cm" svg:y="10.795cm">
          <text:list text:style-name="L1">
            <text:list-header>
              <text:p text:style-name="P9"><text:span text:style-name="T6">Saved on the kernel stack during a transition to kernel mode by a jump to interrupt and by SAVE_ALL macr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6" draw:text-style-name="P6" draw:layer="layout" svg:x1="2.54cm" svg:y1="2.752cm" svg:x2="2.54cm" svg:y2="16.087cm">
            <text:p/>
          </draw:line>
          <draw:g>
            <draw:line draw:style-name="gr7" draw:text-style-name="P6" draw:layer="layout" svg:x1="2.54cm" svg:y1="2.752cm" svg:x2="4.022cm" svg:y2="2.752cm">
              <text:p/>
            </draw:line>
            <draw:line draw:style-name="gr16" draw:text-style-name="P6" draw:layer="layout" svg:x1="2.54cm" svg:y1="16.087cm" svg:x2="5.292cm" svg:y2="16.087cm">
              <text:p/>
            </draw:line>
          </draw:g>
        </draw:g>
        <draw:custom-shape draw:style-name="gr20" draw:text-style-name="P3" draw:layer="layout" svg:width="3.828cm" svg:height="0.937cm" svg:x="10.777cm" svg:y="12.612cm">
          <text:list text:style-name="L1">
            <text:list-header>
              <text:p text:style-name="P16"><text:span text:style-name="T7">task_stru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23cm" svg:height="0.937cm" svg:x="11.095cm" svg:y="15.575cm">
          <text:list text:style-name="L1">
            <text:list-header>
              <text:p text:style-name="P5"><text:span text:style-name="T4">thread.esp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1.27cm" svg:y1="8.889cm" svg:x2="3.81cm" svg:y2="2.962cm">
          <text:p/>
        </draw:line>
        <presentation:notes draw:style-name="dp2">
          <draw:page-thumbnail draw:layer="layout" svg:width="12.7cm" svg:height="9.525cm" svg:x="3.175cm" svg:y="1.905cm" draw:page-number="3" presentation:class="page"/>
          <draw:frame presentation:style-name="pr1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Slide 4" draw:style-name="dp1" draw:master-page-name="Default" presentation:use-date-time-name="dtd1">
        <office:forms form:automatic-focus="false" form:apply-design-mode="false"/>
        <draw:custom-shape draw:style-name="gr2" draw:text-style-name="P3" draw:layer="layout" svg:width="3.202cm" svg:height="1.023cm" svg:x="3.995cm" svg:y="1.521cm">
          <text:list text:style-name="L3">
            <text:list-header>
              <text:p text:style-name="P13"><text:span text:style-name="T9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" draw:text-style-name="P3" draw:layer="layout" svg:width="2.43cm" svg:height="2.399cm" svg:x="11.871cm" svg:y="6.51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6" draw:layer="layout" svg:x1="11.871cm" svg:y1="8.114cm" svg:x2="14.301cm" svg:y2="8.114cm">
            <text:p/>
          </draw:line>
          <draw:line draw:style-name="gr12" draw:text-style-name="P6" draw:layer="layout" svg:x1="11.871cm" svg:y1="7.315cm" svg:x2="14.301cm" svg:y2="7.31cm">
            <text:p/>
          </draw:line>
        </draw:g>
        <draw:custom-shape draw:style-name="gr2" draw:text-style-name="P3" draw:layer="layout" svg:width="2.734cm" svg:height="0.937cm" svg:x="12.166cm" svg:y="5.644cm">
          <text:list text:style-name="L1">
            <text:list-header>
              <text:p text:style-name="P10"><text:span text:style-name="T7">T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77cm" svg:height="0.853cm" svg:x="14.102cm" svg:y="7.179cm">
          <text:list text:style-name="L1">
            <text:list-header>
              <text:p text:style-name="P9"><text:span text:style-name="T6">tss-&gt;esp0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6" draw:text-style-name="P6" draw:layer="layout" svg:x1="12.898cm" svg:y1="7.58cm" svg:x2="12.898cm" svg:y2="2.54cm">
            <text:p/>
          </draw:line>
          <draw:line draw:style-name="gr7" draw:text-style-name="P6" draw:layer="layout" svg:x1="12.897cm" svg:y1="2.54cm" svg:x2="9.312cm" svg:y2="2.54cm">
            <text:p/>
          </draw:line>
        </draw:g>
        <draw:g>
          <draw:line draw:style-name="gr7" draw:text-style-name="P6" draw:layer="layout" svg:x1="11.302cm" svg:y1="8.175cm" svg:x2="9.3cm" svg:y2="8.175cm">
            <text:p/>
          </draw:line>
          <draw:custom-shape draw:style-name="gr2" draw:text-style-name="P3" draw:layer="layout" svg:width="1.668cm" svg:height="1.023cm" svg:x="9.468cm" svg:y="7.96cm">
            <text:list text:style-name="L1">
              <text:list-header>
                <text:p text:style-name="P14"><text:span text:style-name="T5">es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" draw:text-style-name="P3" draw:layer="layout" svg:width="24.977cm" svg:height="1.277cm" svg:x="0.423cm" svg:y="0.423cm">
          <text:list text:style-name="L2">
            <text:list-header>
              <text:p text:style-name="P11"><text:span text:style-name="T3">#2 – stack of prev before switch_to macro in schedule() func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0" draw:text-style-name="P3" draw:layer="layout" svg:width="3.828cm" svg:height="0.937cm" svg:x="8.872cm" svg:y="12.982cm">
            <text:list text:style-name="L1">
              <text:list-header>
                <text:p text:style-name="P16"><text:span text:style-name="T7">task_struc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598cm" svg:height="0.937cm" svg:x="9.3cm" svg:y="14.446cm">
            <text:list text:style-name="L1">
              <text:list-header>
                <text:p text:style-name="P5"><text:span text:style-name="T4">thread.ei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5.249cm">
            <text:list text:style-name="L1">
              <text:list-header>
                <text:p text:style-name="P5"><text:span text:style-name="T4">thread.es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6.047cm">
            <text:list text:style-name="L1">
              <text:list-header>
                <text:p text:style-name="P5"><text:span text:style-name="T4">thread.esp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3" draw:text-style-name="P3" draw:layer="layout" svg:width="7.408cm" svg:height="10.407cm" svg:x="1.905cm" svg:y="2.5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04cm" svg:height="4.198cm" svg:x="1.901cm" svg:y="13.58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.98cm" svg:y1="7.549cm" svg:x2="9.3cm" svg:y2="7.549cm">
          <text:p/>
        </draw:line>
        <draw:line draw:style-name="gr12" draw:text-style-name="P6" draw:layer="layout" svg:x1="1.98cm" svg:y1="8.546cm" svg:x2="9.3cm" svg:y2="8.546cm">
          <text:p/>
        </draw:line>
        <draw:line draw:style-name="gr12" draw:text-style-name="P6" draw:layer="layout" svg:x1="2.011cm" svg:y1="10.548cm" svg:x2="9.3cm" svg:y2="10.548cm">
          <text:p/>
        </draw:line>
        <draw:line draw:style-name="gr15" draw:text-style-name="P6" draw:layer="layout" svg:x1="1.98cm" svg:y1="5.547cm" svg:x2="9.3cm" svg:y2="5.547cm">
          <text:p/>
        </draw:line>
        <draw:line draw:style-name="gr16" draw:text-style-name="P6" draw:layer="layout" svg:x1="1.98cm" svg:y1="6.548cm" svg:x2="9.3cm" svg:y2="6.548cm">
          <text:p/>
        </draw:line>
        <draw:line draw:style-name="gr15" draw:text-style-name="P6" draw:layer="layout" svg:x1="9.312cm" svg:y1="2.571cm" svg:x2="9.299cm" svg:y2="16.779cm">
          <text:p/>
        </draw:line>
        <draw:custom-shape draw:style-name="gr4" draw:text-style-name="P3" draw:layer="layout" svg:width="7.465cm" svg:height="0.768cm" svg:x="2.236cm" svg:y="3.581cm">
          <text:list text:style-name="L1">
            <text:list-header>
              <text:p text:style-name="P15"><text:span text:style-name="T11">Schedule() saved EAX, ECX, ED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2.55cm" svg:x2="9.3cm" svg:y2="12.55cm">
          <text:p/>
        </draw:line>
        <draw:custom-shape draw:style-name="gr2" draw:text-style-name="P3" draw:layer="layout" svg:width="8.467cm" svg:height="0.768cm" svg:x="1.499cm" svg:y="6.548cm">
          <text:list text:style-name="L1">
            <text:list-header>
              <text:p text:style-name="P17"><text:span text:style-name="T11">Old (schedule’s()) EB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4.546cm">
          <text:list text:style-name="L1">
            <text:list-header>
              <text:p text:style-name="P17"><text:span text:style-name="T11">Arguments to contex_swit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5.547cm">
          <text:list text:style-name="L1">
            <text:list-header>
              <text:p text:style-name="P17"><text:span text:style-name="T11">Return address to schedule(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6" draw:layer="layout" svg:x1="2.011cm" svg:y1="4.546cm" svg:x2="9.3cm" svg:y2="4.546cm">
          <text:p/>
        </draw:line>
        <draw:line draw:style-name="gr12" draw:text-style-name="P6" draw:layer="layout" svg:x1="2.011cm" svg:y1="9.547cm" svg:x2="9.3cm" svg:y2="9.547cm">
          <text:p/>
        </draw:line>
        <draw:line draw:style-name="gr15" draw:text-style-name="P6" draw:layer="layout" svg:x1="2.011cm" svg:y1="3.55cm" svg:x2="9.3cm" svg:y2="3.55cm">
          <text:p/>
        </draw:line>
        <draw:line draw:style-name="gr12" draw:text-style-name="P6" draw:layer="layout" svg:x1="1.98cm" svg:y1="17.78cm" svg:x2="9.3cm" svg:y2="17.78cm">
          <text:p/>
        </draw:line>
        <draw:line draw:style-name="gr12" draw:text-style-name="P6" draw:layer="layout" svg:x1="1.98cm" svg:y1="16.982cm" svg:x2="9.3cm" svg:y2="16.982cm">
          <text:p/>
        </draw:line>
        <draw:line draw:style-name="gr12" draw:text-style-name="P6" draw:layer="layout" svg:x1="1.98cm" svg:y1="16.184cm" svg:x2="9.3cm" svg:y2="16.184cm">
          <text:p/>
        </draw:line>
        <draw:line draw:style-name="gr12" draw:text-style-name="P6" draw:layer="layout" svg:x1="1.98cm" svg:y1="15.381cm" svg:x2="9.3cm" svg:y2="15.381cm">
          <text:p/>
        </draw:line>
        <draw:line draw:style-name="gr12" draw:text-style-name="P6" draw:layer="layout" svg:x1="1.98cm" svg:y1="14.583cm" svg:x2="9.3cm" svg:y2="14.583cm">
          <text:p/>
        </draw:line>
        <draw:custom-shape draw:style-name="gr2" draw:text-style-name="P3" draw:layer="layout" svg:width="3.202cm" svg:height="1.023cm" svg:x="3.898cm" svg:y="7.377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1.58cm" svg:x2="9.3cm" svg:y2="11.58cm">
          <text:p/>
        </draw:line>
        <draw:line draw:style-name="gr12" draw:text-style-name="P6" draw:layer="layout" svg:x1="2.024cm" svg:y1="2.571cm" svg:x2="9.313cm" svg:y2="2.571cm">
          <text:p/>
        </draw:line>
        <draw:line draw:style-name="gr15" draw:text-style-name="P6" draw:layer="layout" svg:x1="1.917cm" svg:y1="2.571cm" svg:x2="1.904cm" svg:y2="16.779cm">
          <text:p/>
        </draw:line>
        <draw:custom-shape draw:style-name="gr2" draw:text-style-name="P3" draw:layer="layout" svg:width="3.201cm" svg:height="1.023cm" svg:x="3.81cm" svg:y="2.368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6" draw:text-style-name="P6" draw:layer="layout" svg:x1="0.423cm" svg:y1="2.571cm" svg:x2="0.423cm" svg:y2="16.51cm">
            <text:p/>
          </draw:line>
          <draw:g>
            <draw:line draw:style-name="gr7" draw:text-style-name="P6" draw:layer="layout" svg:x1="0.423cm" svg:y1="2.571cm" svg:x2="1.905cm" svg:y2="2.571cm">
              <text:p/>
            </draw:line>
            <draw:line draw:style-name="gr16" draw:text-style-name="P6" draw:layer="layout" svg:x1="0.423cm" svg:y1="16.51cm" svg:x2="3.175cm" svg:y2="16.51cm">
              <text:p/>
            </draw:line>
          </draw:g>
        </draw:g>
        <presentation:notes draw:style-name="dp2">
          <draw:page-thumbnail draw:layer="layout" svg:width="12.7cm" svg:height="9.525cm" svg:x="3.175cm" svg:y="1.905cm" draw:page-number="4" presentation:class="page"/>
          <draw:frame presentation:style-name="pr1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Slide 5" draw:style-name="dp1" draw:master-page-name="Default" presentation:use-date-time-name="dtd1">
        <draw:g>
          <draw:custom-shape draw:style-name="gr6" draw:text-style-name="P3" draw:layer="layout" svg:width="2.43cm" svg:height="2.399cm" svg:x="11.871cm" svg:y="6.51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6" draw:layer="layout" svg:x1="11.871cm" svg:y1="8.114cm" svg:x2="14.301cm" svg:y2="8.114cm">
            <text:p/>
          </draw:line>
          <draw:line draw:style-name="gr12" draw:text-style-name="P6" draw:layer="layout" svg:x1="11.871cm" svg:y1="7.315cm" svg:x2="14.301cm" svg:y2="7.31cm">
            <text:p/>
          </draw:line>
        </draw:g>
        <draw:custom-shape draw:style-name="gr2" draw:text-style-name="P3" draw:layer="layout" svg:width="2.734cm" svg:height="0.937cm" svg:x="12.166cm" svg:y="5.644cm">
          <text:list text:style-name="L1">
            <text:list-header>
              <text:p text:style-name="P10"><text:span text:style-name="T7">T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77cm" svg:height="0.853cm" svg:x="14.102cm" svg:y="7.179cm">
          <text:list text:style-name="L1">
            <text:list-header>
              <text:p text:style-name="P9"><text:span text:style-name="T6">tss-&gt;esp0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6" draw:text-style-name="P6" draw:layer="layout" svg:x1="12.898cm" svg:y1="7.58cm" svg:x2="12.898cm" svg:y2="2.54cm">
            <text:p/>
          </draw:line>
          <draw:line draw:style-name="gr7" draw:text-style-name="P6" draw:layer="layout" svg:x1="12.897cm" svg:y1="2.54cm" svg:x2="9.312cm" svg:y2="2.54cm">
            <text:p/>
          </draw:line>
        </draw:g>
        <draw:custom-shape draw:style-name="gr4" draw:text-style-name="P3" draw:layer="layout" svg:width="22.586cm" svg:height="1.277cm" svg:x="2.117cm" svg:y="0.525cm">
          <text:list text:style-name="L2">
            <text:list-header>
              <text:p text:style-name="P11"><text:span text:style-name="T3">#3 – switch_to: save esi, edi, ebp on the stack of prev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0" draw:text-style-name="P3" draw:layer="layout" svg:width="3.828cm" svg:height="0.937cm" svg:x="8.872cm" svg:y="12.982cm">
            <text:list text:style-name="L1">
              <text:list-header>
                <text:p text:style-name="P16"><text:span text:style-name="T7">task_struc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598cm" svg:height="0.937cm" svg:x="9.3cm" svg:y="14.446cm">
            <text:list text:style-name="L1">
              <text:list-header>
                <text:p text:style-name="P5"><text:span text:style-name="T4">thread.ei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5.249cm">
            <text:list text:style-name="L1">
              <text:list-header>
                <text:p text:style-name="P5"><text:span text:style-name="T4">thread.es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6.047cm">
            <text:list text:style-name="L1">
              <text:list-header>
                <text:p text:style-name="P5"><text:span text:style-name="T4">thread.esp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" draw:text-style-name="P3" draw:layer="layout" svg:width="3.202cm" svg:height="1.023cm" svg:x="3.995cm" svg:y="1.521cm">
          <text:list text:style-name="L3">
            <text:list-header>
              <text:p text:style-name="P13"><text:span text:style-name="T9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7" draw:text-style-name="P6" draw:layer="layout" svg:x1="11.501cm" svg:y1="11.178cm" svg:x2="9.499cm" svg:y2="11.178cm">
            <text:p/>
          </draw:line>
          <draw:custom-shape draw:style-name="gr2" draw:text-style-name="P3" draw:layer="layout" svg:width="1.668cm" svg:height="1.023cm" svg:x="9.667cm" svg:y="10.963cm">
            <text:list text:style-name="L1">
              <text:list-header>
                <text:p text:style-name="P14"><text:span text:style-name="T5">es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3" draw:text-style-name="P3" draw:layer="layout" svg:width="7.395cm" svg:height="10.407cm" svg:x="1.905cm" svg:y="2.5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04cm" svg:height="4.198cm" svg:x="1.901cm" svg:y="13.58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.98cm" svg:y1="7.549cm" svg:x2="9.3cm" svg:y2="7.549cm">
          <text:p/>
        </draw:line>
        <draw:line draw:style-name="gr12" draw:text-style-name="P6" draw:layer="layout" svg:x1="1.98cm" svg:y1="8.546cm" svg:x2="9.3cm" svg:y2="8.546cm">
          <text:p/>
        </draw:line>
        <draw:line draw:style-name="gr12" draw:text-style-name="P6" draw:layer="layout" svg:x1="2.011cm" svg:y1="10.548cm" svg:x2="9.3cm" svg:y2="10.548cm">
          <text:p/>
        </draw:line>
        <draw:line draw:style-name="gr15" draw:text-style-name="P6" draw:layer="layout" svg:x1="1.98cm" svg:y1="5.547cm" svg:x2="9.3cm" svg:y2="5.547cm">
          <text:p/>
        </draw:line>
        <draw:line draw:style-name="gr16" draw:text-style-name="P6" draw:layer="layout" svg:x1="1.98cm" svg:y1="6.548cm" svg:x2="9.3cm" svg:y2="6.548cm">
          <text:p/>
        </draw:line>
        <draw:line draw:style-name="gr15" draw:text-style-name="P6" draw:layer="layout" svg:x1="9.312cm" svg:y1="2.571cm" svg:x2="9.299cm" svg:y2="16.779cm">
          <text:p/>
        </draw:line>
        <draw:custom-shape draw:style-name="gr4" draw:text-style-name="P3" draw:layer="layout" svg:width="7.465cm" svg:height="0.768cm" svg:x="2.236cm" svg:y="3.581cm">
          <text:list text:style-name="L1">
            <text:list-header>
              <text:p text:style-name="P15"><text:span text:style-name="T11">Schedule() saved EAX, ECX, ED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2.55cm" svg:x2="9.3cm" svg:y2="12.55cm">
          <text:p/>
        </draw:line>
        <draw:custom-shape draw:style-name="gr2" draw:text-style-name="P3" draw:layer="layout" svg:width="8.467cm" svg:height="0.768cm" svg:x="1.499cm" svg:y="6.548cm">
          <text:list text:style-name="L1">
            <text:list-header>
              <text:p text:style-name="P17"><text:span text:style-name="T11">Old (schedule’s()) EB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4.546cm">
          <text:list text:style-name="L1">
            <text:list-header>
              <text:p text:style-name="P17"><text:span text:style-name="T11">Arguments to contex_swit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5.547cm">
          <text:list text:style-name="L1">
            <text:list-header>
              <text:p text:style-name="P17"><text:span text:style-name="T11">Return address to schedule(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6" draw:layer="layout" svg:x1="2.011cm" svg:y1="4.546cm" svg:x2="9.3cm" svg:y2="4.546cm">
          <text:p/>
        </draw:line>
        <draw:line draw:style-name="gr12" draw:text-style-name="P6" draw:layer="layout" svg:x1="2.011cm" svg:y1="9.547cm" svg:x2="9.3cm" svg:y2="9.547cm">
          <text:p/>
        </draw:line>
        <draw:line draw:style-name="gr15" draw:text-style-name="P6" draw:layer="layout" svg:x1="2.011cm" svg:y1="3.55cm" svg:x2="9.3cm" svg:y2="3.55cm">
          <text:p/>
        </draw:line>
        <draw:line draw:style-name="gr12" draw:text-style-name="P6" draw:layer="layout" svg:x1="1.98cm" svg:y1="17.78cm" svg:x2="9.3cm" svg:y2="17.78cm">
          <text:p/>
        </draw:line>
        <draw:line draw:style-name="gr12" draw:text-style-name="P6" draw:layer="layout" svg:x1="1.98cm" svg:y1="16.982cm" svg:x2="9.3cm" svg:y2="16.982cm">
          <text:p/>
        </draw:line>
        <draw:line draw:style-name="gr12" draw:text-style-name="P6" draw:layer="layout" svg:x1="1.98cm" svg:y1="16.184cm" svg:x2="9.3cm" svg:y2="16.184cm">
          <text:p/>
        </draw:line>
        <draw:line draw:style-name="gr12" draw:text-style-name="P6" draw:layer="layout" svg:x1="1.98cm" svg:y1="15.381cm" svg:x2="9.3cm" svg:y2="15.381cm">
          <text:p/>
        </draw:line>
        <draw:line draw:style-name="gr12" draw:text-style-name="P6" draw:layer="layout" svg:x1="1.98cm" svg:y1="14.583cm" svg:x2="9.3cm" svg:y2="14.583cm">
          <text:p/>
        </draw:line>
        <draw:custom-shape draw:style-name="gr2" draw:text-style-name="P3" draw:layer="layout" svg:width="8.467cm" svg:height="0.768cm" svg:x="1.098cm" svg:y="9.578cm">
          <text:list text:style-name="L1">
            <text:list-header>
              <text:p text:style-name="P17"><text:span text:style-name="T11">E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098cm" svg:y="8.577cm">
          <text:list text:style-name="L1">
            <text:list-header>
              <text:p text:style-name="P17"><text:span text:style-name="T11">E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098cm" svg:y="10.579cm">
          <text:list text:style-name="L1">
            <text:list-header>
              <text:p text:style-name="P17"><text:span text:style-name="T11">EB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2cm" svg:height="1.023cm" svg:x="3.898cm" svg:y="7.377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1.58cm" svg:x2="9.3cm" svg:y2="11.58cm">
          <text:p/>
        </draw:line>
        <draw:line draw:style-name="gr15" draw:text-style-name="P6" draw:layer="layout" svg:x1="1.917cm" svg:y1="2.571cm" svg:x2="1.904cm" svg:y2="16.779cm">
          <text:p/>
        </draw:line>
        <draw:line draw:style-name="gr12" draw:text-style-name="P6" draw:layer="layout" svg:x1="1.905cm" svg:y1="2.571cm" svg:x2="9.225cm" svg:y2="2.571cm">
          <text:p/>
        </draw:line>
        <draw:custom-shape draw:style-name="gr2" draw:text-style-name="P3" draw:layer="layout" svg:width="3.201cm" svg:height="1.023cm" svg:x="3.81cm" svg:y="2.359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6" draw:text-style-name="P6" draw:layer="layout" svg:x1="0.423cm" svg:y1="2.571cm" svg:x2="0.423cm" svg:y2="16.51cm">
            <text:p/>
          </draw:line>
          <draw:g>
            <draw:line draw:style-name="gr7" draw:text-style-name="P6" draw:layer="layout" svg:x1="0.423cm" svg:y1="2.571cm" svg:x2="1.905cm" svg:y2="2.571cm">
              <text:p/>
            </draw:line>
            <draw:line draw:style-name="gr16" draw:text-style-name="P6" draw:layer="layout" svg:x1="0.423cm" svg:y1="16.51cm" svg:x2="3.175cm" svg:y2="16.51cm">
              <text:p/>
            </draw:line>
          </draw:g>
        </draw:g>
        <presentation:notes draw:style-name="dp2">
          <draw:page-thumbnail draw:layer="layout" svg:width="12.7cm" svg:height="9.525cm" svg:x="3.175cm" svg:y="1.905cm" draw:page-number="5" presentation:class="page"/>
          <draw:frame presentation:style-name="pr1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Slide 6" draw:style-name="dp1" draw:master-page-name="Default" presentation:use-date-time-name="dtd1">
        <draw:g>
          <draw:custom-shape draw:style-name="gr6" draw:text-style-name="P3" draw:layer="layout" svg:width="2.43cm" svg:height="2.399cm" svg:x="11.871cm" svg:y="6.51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6" draw:layer="layout" svg:x1="11.871cm" svg:y1="8.114cm" svg:x2="14.301cm" svg:y2="8.114cm">
            <text:p/>
          </draw:line>
          <draw:line draw:style-name="gr12" draw:text-style-name="P6" draw:layer="layout" svg:x1="11.871cm" svg:y1="7.315cm" svg:x2="14.301cm" svg:y2="7.31cm">
            <text:p/>
          </draw:line>
        </draw:g>
        <draw:custom-shape draw:style-name="gr2" draw:text-style-name="P3" draw:layer="layout" svg:width="2.734cm" svg:height="0.937cm" svg:x="12.166cm" svg:y="5.644cm">
          <text:list text:style-name="L1">
            <text:list-header>
              <text:p text:style-name="P10"><text:span text:style-name="T7">T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77cm" svg:height="0.853cm" svg:x="14.102cm" svg:y="7.179cm">
          <text:list text:style-name="L1">
            <text:list-header>
              <text:p text:style-name="P9"><text:span text:style-name="T6">tss-&gt;esp0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6" draw:text-style-name="P6" draw:layer="layout" svg:x1="12.898cm" svg:y1="7.58cm" svg:x2="12.898cm" svg:y2="2.54cm">
            <text:p/>
          </draw:line>
          <draw:line draw:style-name="gr7" draw:text-style-name="P6" draw:layer="layout" svg:x1="12.897cm" svg:y1="2.54cm" svg:x2="9.312cm" svg:y2="2.54cm">
            <text:p/>
          </draw:line>
        </draw:g>
        <draw:custom-shape draw:style-name="gr4" draw:text-style-name="P3" draw:layer="layout" svg:width="21.401cm" svg:height="1.277cm" svg:x="2.5cm" svg:y="0.525cm">
          <text:list text:style-name="L2">
            <text:list-header>
              <text:p text:style-name="P11"><text:span text:style-name="T3">#4 – switch_to:</text:span><text:span text:style-name="T5"> </text:span><text:span text:style-name="T3">save esp in prev-&gt;thread.esp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7" draw:text-style-name="P6" draw:layer="layout" svg:x1="11.501cm" svg:y1="11.178cm" svg:x2="9.499cm" svg:y2="11.178cm">
            <text:p/>
          </draw:line>
          <draw:custom-shape draw:style-name="gr2" draw:text-style-name="P3" draw:layer="layout" svg:width="1.668cm" svg:height="1.023cm" svg:x="9.667cm" svg:y="10.963cm">
            <text:list text:style-name="L1">
              <text:list-header>
                <text:p text:style-name="P14"><text:span text:style-name="T5">es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3" draw:text-style-name="P3" draw:layer="layout" svg:width="7.395cm" svg:height="10.438cm" svg:x="1.905cm" svg:y="2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04cm" svg:height="4.198cm" svg:x="1.901cm" svg:y="13.58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.98cm" svg:y1="7.549cm" svg:x2="9.3cm" svg:y2="7.549cm">
          <text:p/>
        </draw:line>
        <draw:line draw:style-name="gr12" draw:text-style-name="P6" draw:layer="layout" svg:x1="1.98cm" svg:y1="8.546cm" svg:x2="9.3cm" svg:y2="8.546cm">
          <text:p/>
        </draw:line>
        <draw:line draw:style-name="gr12" draw:text-style-name="P6" draw:layer="layout" svg:x1="2.011cm" svg:y1="10.548cm" svg:x2="9.3cm" svg:y2="10.548cm">
          <text:p/>
        </draw:line>
        <draw:line draw:style-name="gr15" draw:text-style-name="P6" draw:layer="layout" svg:x1="1.98cm" svg:y1="5.547cm" svg:x2="9.3cm" svg:y2="5.547cm">
          <text:p/>
        </draw:line>
        <draw:line draw:style-name="gr16" draw:text-style-name="P6" draw:layer="layout" svg:x1="1.98cm" svg:y1="6.548cm" svg:x2="9.3cm" svg:y2="6.548cm">
          <text:p/>
        </draw:line>
        <draw:line draw:style-name="gr15" draw:text-style-name="P6" draw:layer="layout" svg:x1="9.312cm" svg:y1="2.54cm" svg:x2="9.299cm" svg:y2="16.779cm">
          <text:p/>
        </draw:line>
        <draw:custom-shape draw:style-name="gr4" draw:text-style-name="P3" draw:layer="layout" svg:width="7.465cm" svg:height="0.768cm" svg:x="2.236cm" svg:y="3.581cm">
          <text:list text:style-name="L1">
            <text:list-header>
              <text:p text:style-name="P15"><text:span text:style-name="T11">Schedule() saved EAX, ECX, ED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2.55cm" svg:x2="9.3cm" svg:y2="12.55cm">
          <text:p/>
        </draw:line>
        <draw:custom-shape draw:style-name="gr2" draw:text-style-name="P3" draw:layer="layout" svg:width="8.467cm" svg:height="0.768cm" svg:x="1.499cm" svg:y="6.548cm">
          <text:list text:style-name="L1">
            <text:list-header>
              <text:p text:style-name="P17"><text:span text:style-name="T11">Old (schedule’s()) EB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4.546cm">
          <text:list text:style-name="L1">
            <text:list-header>
              <text:p text:style-name="P17"><text:span text:style-name="T11">Arguments to contex_swit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5.547cm">
          <text:list text:style-name="L1">
            <text:list-header>
              <text:p text:style-name="P17"><text:span text:style-name="T11">Return address to schedule(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6" draw:layer="layout" svg:x1="2.011cm" svg:y1="4.546cm" svg:x2="9.3cm" svg:y2="4.546cm">
          <text:p/>
        </draw:line>
        <draw:line draw:style-name="gr12" draw:text-style-name="P6" draw:layer="layout" svg:x1="2.011cm" svg:y1="9.547cm" svg:x2="9.3cm" svg:y2="9.547cm">
          <text:p/>
        </draw:line>
        <draw:line draw:style-name="gr15" draw:text-style-name="P6" draw:layer="layout" svg:x1="2.011cm" svg:y1="3.55cm" svg:x2="9.3cm" svg:y2="3.55cm">
          <text:p/>
        </draw:line>
        <draw:line draw:style-name="gr12" draw:text-style-name="P6" draw:layer="layout" svg:x1="1.98cm" svg:y1="17.78cm" svg:x2="9.3cm" svg:y2="17.78cm">
          <text:p/>
        </draw:line>
        <draw:line draw:style-name="gr12" draw:text-style-name="P6" draw:layer="layout" svg:x1="1.98cm" svg:y1="16.982cm" svg:x2="9.3cm" svg:y2="16.982cm">
          <text:p/>
        </draw:line>
        <draw:line draw:style-name="gr12" draw:text-style-name="P6" draw:layer="layout" svg:x1="1.98cm" svg:y1="16.184cm" svg:x2="9.3cm" svg:y2="16.184cm">
          <text:p/>
        </draw:line>
        <draw:line draw:style-name="gr12" draw:text-style-name="P6" draw:layer="layout" svg:x1="1.98cm" svg:y1="15.381cm" svg:x2="9.3cm" svg:y2="15.381cm">
          <text:p/>
        </draw:line>
        <draw:line draw:style-name="gr12" draw:text-style-name="P6" draw:layer="layout" svg:x1="1.98cm" svg:y1="14.583cm" svg:x2="9.3cm" svg:y2="14.583cm">
          <text:p/>
        </draw:line>
        <draw:custom-shape draw:style-name="gr2" draw:text-style-name="P3" draw:layer="layout" svg:width="8.467cm" svg:height="0.768cm" svg:x="1.098cm" svg:y="9.578cm">
          <text:list text:style-name="L1">
            <text:list-header>
              <text:p text:style-name="P17"><text:span text:style-name="T11">E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098cm" svg:y="8.577cm">
          <text:list text:style-name="L1">
            <text:list-header>
              <text:p text:style-name="P17"><text:span text:style-name="T11">E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098cm" svg:y="10.579cm">
          <text:list text:style-name="L1">
            <text:list-header>
              <text:p text:style-name="P17"><text:span text:style-name="T11">EB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2cm" svg:height="1.023cm" svg:x="3.898cm" svg:y="7.377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1.58cm" svg:x2="9.3cm" svg:y2="11.58cm">
          <text:p/>
        </draw:line>
        <draw:g>
          <draw:custom-shape draw:style-name="gr20" draw:text-style-name="P3" draw:layer="layout" svg:width="3.828cm" svg:height="0.937cm" svg:x="8.872cm" svg:y="12.982cm">
            <text:list text:style-name="L1">
              <text:list-header>
                <text:p text:style-name="P16"><text:span text:style-name="T7">task_struc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598cm" svg:height="0.937cm" svg:x="9.3cm" svg:y="14.446cm">
            <text:list text:style-name="L1">
              <text:list-header>
                <text:p text:style-name="P5"><text:span text:style-name="T4">thread.ei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5.249cm">
            <text:list text:style-name="L1">
              <text:list-header>
                <text:p text:style-name="P5"><text:span text:style-name="T4">thread.es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6.047cm">
            <text:list text:style-name="L1">
              <text:list-header>
                <text:p text:style-name="P5"><text:span text:style-name="T4">thread.esp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5" draw:text-style-name="P6" draw:layer="layout" svg:x1="1.917cm" svg:y1="2.54cm" svg:x2="1.904cm" svg:y2="16.779cm">
          <text:p/>
        </draw:line>
        <draw:line draw:style-name="gr15" draw:text-style-name="P6" draw:layer="layout" svg:x1="1.905cm" svg:y1="2.54cm" svg:x2="9.313cm" svg:y2="2.54cm">
          <text:p/>
        </draw:line>
        <draw:custom-shape draw:style-name="gr2" draw:text-style-name="P3" draw:layer="layout" svg:width="3.202cm" svg:height="1.023cm" svg:x="3.995cm" svg:y="1.521cm">
          <text:list text:style-name="L3">
            <text:list-header>
              <text:p text:style-name="P13"><text:span text:style-name="T9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6" draw:text-style-name="P6" draw:layer="layout" svg:x1="0.423cm" svg:y1="2.571cm" svg:x2="0.423cm" svg:y2="16.51cm">
            <text:p/>
          </draw:line>
          <draw:g>
            <draw:line draw:style-name="gr7" draw:text-style-name="P6" draw:layer="layout" svg:x1="0.423cm" svg:y1="2.571cm" svg:x2="1.905cm" svg:y2="2.571cm">
              <text:p/>
            </draw:line>
            <draw:line draw:style-name="gr16" draw:text-style-name="P6" draw:layer="layout" svg:x1="0.423cm" svg:y1="16.51cm" svg:x2="3.175cm" svg:y2="16.51cm">
              <text:p/>
            </draw:line>
          </draw:g>
        </draw:g>
        <draw:custom-shape draw:style-name="gr2" draw:text-style-name="P3" draw:layer="layout" svg:width="3.201cm" svg:height="1.023cm" svg:x="3.81cm" svg:y="2.368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7" draw:text-style-name="P6" draw:layer="layout" svg:x1="1.058cm" svg:y1="10.98cm" svg:x2="1.861cm" svg:y2="10.98cm">
            <text:p/>
          </draw:line>
          <draw:line draw:style-name="gr16" draw:text-style-name="P6" draw:layer="layout" svg:x1="1.058cm" svg:y1="10.98cm" svg:x2="1.058cm" svg:y2="15.875cm">
            <text:p/>
          </draw:line>
          <draw:line draw:style-name="gr16" draw:text-style-name="P6" draw:layer="layout" svg:x1="1.058cm" svg:y1="15.875cm" svg:x2="3.175cm" svg:y2="15.875cm">
            <text:p/>
          </draw:line>
        </draw:g>
        <presentation:notes draw:style-name="dp2">
          <draw:page-thumbnail draw:layer="layout" svg:width="12.7cm" svg:height="9.525cm" svg:x="3.175cm" svg:y="1.905cm" draw:page-number="6" presentation:class="page"/>
          <draw:frame presentation:style-name="pr1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Slide 7" draw:style-name="dp1" draw:master-page-name="Default" presentation:use-date-time-name="dtd1">
        <draw:custom-shape draw:style-name="gr2" draw:text-style-name="P3" draw:layer="layout" svg:width="3.202cm" svg:height="1.023cm" svg:x="18.441cm" svg:y="1.521cm">
          <text:list text:style-name="L3">
            <text:list-header>
              <text:p text:style-name="P13"><text:span text:style-name="T9">nex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" draw:text-style-name="P3" draw:layer="layout" svg:width="2.43cm" svg:height="2.399cm" svg:x="11.871cm" svg:y="6.51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6" draw:layer="layout" svg:x1="11.871cm" svg:y1="8.114cm" svg:x2="14.301cm" svg:y2="8.114cm">
            <text:p/>
          </draw:line>
          <draw:line draw:style-name="gr12" draw:text-style-name="P6" draw:layer="layout" svg:x1="11.871cm" svg:y1="7.315cm" svg:x2="14.301cm" svg:y2="7.31cm">
            <text:p/>
          </draw:line>
        </draw:g>
        <draw:custom-shape draw:style-name="gr2" draw:text-style-name="P3" draw:layer="layout" svg:width="2.734cm" svg:height="0.937cm" svg:x="12.166cm" svg:y="5.644cm">
          <text:list text:style-name="L1">
            <text:list-header>
              <text:p text:style-name="P10"><text:span text:style-name="T7">T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77cm" svg:height="0.853cm" svg:x="14.102cm" svg:y="7.179cm">
          <text:list text:style-name="L1">
            <text:list-header>
              <text:p text:style-name="P9"><text:span text:style-name="T6">tss-&gt;esp0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6" draw:text-style-name="P6" draw:layer="layout" svg:x1="12.898cm" svg:y1="7.579cm" svg:x2="12.898cm" svg:y2="2.57cm">
            <text:p/>
          </draw:line>
          <draw:line draw:style-name="gr7" draw:text-style-name="P6" draw:layer="layout" svg:x1="12.897cm" svg:y1="2.571cm" svg:x2="9.312cm" svg:y2="2.571cm">
            <text:p/>
          </draw:line>
        </draw:g>
        <draw:custom-shape draw:style-name="gr4" draw:text-style-name="P3" draw:layer="layout" svg:width="21.4cm" svg:height="1.277cm" svg:x="2.699cm" svg:y="0.525cm">
          <text:list text:style-name="L2">
            <text:list-header>
              <text:p text:style-name="P11"><text:span text:style-name="T3">#5 – switch_to:</text:span><text:span text:style-name="T5"> </text:span><text:span text:style-name="T3">load next-&gt;thread.esp into e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1cm" svg:height="1.023cm" svg:x="3.81cm" svg:y="1.521cm">
          <text:list text:style-name="L3">
            <text:list-header>
              <text:p text:style-name="P13"><text:span text:style-name="T9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7.395cm" svg:height="10.407cm" svg:x="1.905cm" svg:y="2.5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04cm" svg:height="4.198cm" svg:x="1.901cm" svg:y="13.58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.98cm" svg:y1="7.549cm" svg:x2="9.3cm" svg:y2="7.549cm">
          <text:p/>
        </draw:line>
        <draw:line draw:style-name="gr12" draw:text-style-name="P6" draw:layer="layout" svg:x1="1.98cm" svg:y1="8.546cm" svg:x2="9.3cm" svg:y2="8.546cm">
          <text:p/>
        </draw:line>
        <draw:line draw:style-name="gr12" draw:text-style-name="P6" draw:layer="layout" svg:x1="2.011cm" svg:y1="10.548cm" svg:x2="9.3cm" svg:y2="10.548cm">
          <text:p/>
        </draw:line>
        <draw:line draw:style-name="gr15" draw:text-style-name="P6" draw:layer="layout" svg:x1="1.98cm" svg:y1="5.547cm" svg:x2="9.3cm" svg:y2="5.547cm">
          <text:p/>
        </draw:line>
        <draw:line draw:style-name="gr16" draw:text-style-name="P6" draw:layer="layout" svg:x1="1.98cm" svg:y1="6.548cm" svg:x2="9.3cm" svg:y2="6.548cm">
          <text:p/>
        </draw:line>
        <draw:line draw:style-name="gr15" draw:text-style-name="P6" draw:layer="layout" svg:x1="9.312cm" svg:y1="2.571cm" svg:x2="9.299cm" svg:y2="16.779cm">
          <text:p/>
        </draw:line>
        <draw:custom-shape draw:style-name="gr4" draw:text-style-name="P3" draw:layer="layout" svg:width="7.465cm" svg:height="0.768cm" svg:x="2.236cm" svg:y="3.581cm">
          <text:list text:style-name="L1">
            <text:list-header>
              <text:p text:style-name="P15"><text:span text:style-name="T11">Schedule() saved EAX, ECX, ED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2.55cm" svg:x2="9.3cm" svg:y2="12.55cm">
          <text:p/>
        </draw:line>
        <draw:custom-shape draw:style-name="gr2" draw:text-style-name="P3" draw:layer="layout" svg:width="8.467cm" svg:height="0.768cm" svg:x="1.499cm" svg:y="6.548cm">
          <text:list text:style-name="L1">
            <text:list-header>
              <text:p text:style-name="P17"><text:span text:style-name="T11">Old (schedule’s()) EB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4.546cm">
          <text:list text:style-name="L1">
            <text:list-header>
              <text:p text:style-name="P17"><text:span text:style-name="T11">Arguments to contex_swit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5.547cm">
          <text:list text:style-name="L1">
            <text:list-header>
              <text:p text:style-name="P17"><text:span text:style-name="T11">Return address to schedule(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6" draw:layer="layout" svg:x1="2.011cm" svg:y1="4.546cm" svg:x2="9.3cm" svg:y2="4.546cm">
          <text:p/>
        </draw:line>
        <draw:line draw:style-name="gr12" draw:text-style-name="P6" draw:layer="layout" svg:x1="2.011cm" svg:y1="9.547cm" svg:x2="9.3cm" svg:y2="9.547cm">
          <text:p/>
        </draw:line>
        <draw:line draw:style-name="gr15" draw:text-style-name="P6" draw:layer="layout" svg:x1="2.011cm" svg:y1="3.55cm" svg:x2="9.3cm" svg:y2="3.55cm">
          <text:p/>
        </draw:line>
        <draw:line draw:style-name="gr12" draw:text-style-name="P6" draw:layer="layout" svg:x1="1.98cm" svg:y1="17.78cm" svg:x2="9.3cm" svg:y2="17.78cm">
          <text:p/>
        </draw:line>
        <draw:line draw:style-name="gr12" draw:text-style-name="P6" draw:layer="layout" svg:x1="1.98cm" svg:y1="16.982cm" svg:x2="9.3cm" svg:y2="16.982cm">
          <text:p/>
        </draw:line>
        <draw:line draw:style-name="gr12" draw:text-style-name="P6" draw:layer="layout" svg:x1="1.98cm" svg:y1="16.184cm" svg:x2="9.3cm" svg:y2="16.184cm">
          <text:p/>
        </draw:line>
        <draw:line draw:style-name="gr12" draw:text-style-name="P6" draw:layer="layout" svg:x1="1.98cm" svg:y1="15.381cm" svg:x2="9.3cm" svg:y2="15.381cm">
          <text:p/>
        </draw:line>
        <draw:line draw:style-name="gr12" draw:text-style-name="P6" draw:layer="layout" svg:x1="1.98cm" svg:y1="14.583cm" svg:x2="9.3cm" svg:y2="14.583cm">
          <text:p/>
        </draw:line>
        <draw:custom-shape draw:style-name="gr2" draw:text-style-name="P3" draw:layer="layout" svg:width="8.467cm" svg:height="0.768cm" svg:x="1.098cm" svg:y="9.578cm">
          <text:list text:style-name="L1">
            <text:list-header>
              <text:p text:style-name="P17"><text:span text:style-name="T11">E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098cm" svg:y="8.577cm">
          <text:list text:style-name="L1">
            <text:list-header>
              <text:p text:style-name="P17"><text:span text:style-name="T11">E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098cm" svg:y="10.579cm">
          <text:list text:style-name="L1">
            <text:list-header>
              <text:p text:style-name="P17"><text:span text:style-name="T11">EB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2cm" svg:height="1.023cm" svg:x="3.898cm" svg:y="7.377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1.58cm" svg:x2="9.3cm" svg:y2="11.58cm">
          <text:p/>
        </draw:line>
        <draw:g>
          <draw:custom-shape draw:style-name="gr20" draw:text-style-name="P3" draw:layer="layout" svg:width="3.828cm" svg:height="0.937cm" svg:x="8.872cm" svg:y="12.982cm">
            <text:list text:style-name="L1">
              <text:list-header>
                <text:p text:style-name="P16"><text:span text:style-name="T7">task_struc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598cm" svg:height="0.937cm" svg:x="9.3cm" svg:y="14.446cm">
            <text:list text:style-name="L1">
              <text:list-header>
                <text:p text:style-name="P5"><text:span text:style-name="T4">thread.ei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5.249cm">
            <text:list text:style-name="L1">
              <text:list-header>
                <text:p text:style-name="P5"><text:span text:style-name="T4">thread.es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6.047cm">
            <text:list text:style-name="L1">
              <text:list-header>
                <text:p text:style-name="P5"><text:span text:style-name="T4">thread.esp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1" draw:text-style-name="P3" draw:layer="layout" svg:width="7.413cm" svg:height="10.438cm" svg:x="16.717cm" svg:y="2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04cm" svg:height="4.198cm" svg:x="16.638cm" svg:y="13.58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6.717cm" svg:y1="7.549cm" svg:x2="24.037cm" svg:y2="7.549cm">
          <text:p/>
        </draw:line>
        <draw:line draw:style-name="gr12" draw:text-style-name="P6" draw:layer="layout" svg:x1="16.717cm" svg:y1="8.546cm" svg:x2="24.037cm" svg:y2="8.546cm">
          <text:p/>
        </draw:line>
        <draw:line draw:style-name="gr12" draw:text-style-name="P6" draw:layer="layout" svg:x1="16.748cm" svg:y1="10.548cm" svg:x2="24.037cm" svg:y2="10.548cm">
          <text:p/>
        </draw:line>
        <draw:line draw:style-name="gr15" draw:text-style-name="P6" draw:layer="layout" svg:x1="16.722cm" svg:y1="2.54cm" svg:x2="16.638cm" svg:y2="16.779cm">
          <text:p/>
        </draw:line>
        <draw:line draw:style-name="gr15" draw:text-style-name="P6" draw:layer="layout" svg:x1="16.717cm" svg:y1="5.547cm" svg:x2="24.037cm" svg:y2="5.547cm">
          <text:p/>
        </draw:line>
        <draw:line draw:style-name="gr16" draw:text-style-name="P6" draw:layer="layout" svg:x1="16.717cm" svg:y1="6.548cm" svg:x2="24.037cm" svg:y2="6.548cm">
          <text:p/>
        </draw:line>
        <draw:custom-shape draw:style-name="gr4" draw:text-style-name="P3" draw:layer="layout" svg:width="7.466cm" svg:height="0.768cm" svg:x="16.973cm" svg:y="3.581cm">
          <text:list text:style-name="L1">
            <text:list-header>
              <text:p text:style-name="P15"><text:span text:style-name="T11">Schedule() saved EAX, ECX, ED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6.638cm" svg:y1="12.55cm" svg:x2="24.037cm" svg:y2="12.55cm">
          <text:p/>
        </draw:line>
        <draw:custom-shape draw:style-name="gr2" draw:text-style-name="P3" draw:layer="layout" svg:width="8.466cm" svg:height="0.768cm" svg:x="16.237cm" svg:y="6.548cm">
          <text:list text:style-name="L1">
            <text:list-header>
              <text:p text:style-name="P17"><text:span text:style-name="T11">Old (schedule’s()) EB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6cm" svg:height="0.768cm" svg:x="16.237cm" svg:y="4.546cm">
          <text:list text:style-name="L1">
            <text:list-header>
              <text:p text:style-name="P17"><text:span text:style-name="T11">Arguments to contex_swit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6cm" svg:height="0.768cm" svg:x="16.237cm" svg:y="5.547cm">
          <text:list text:style-name="L1">
            <text:list-header>
              <text:p text:style-name="P17"><text:span text:style-name="T11">Return address to schedule(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6" draw:layer="layout" svg:x1="16.748cm" svg:y1="4.546cm" svg:x2="24.037cm" svg:y2="4.546cm">
          <text:p/>
        </draw:line>
        <draw:line draw:style-name="gr12" draw:text-style-name="P6" draw:layer="layout" svg:x1="16.748cm" svg:y1="9.547cm" svg:x2="24.037cm" svg:y2="9.547cm">
          <text:p/>
        </draw:line>
        <draw:line draw:style-name="gr15" draw:text-style-name="P6" draw:layer="layout" svg:x1="16.748cm" svg:y1="3.55cm" svg:x2="24.037cm" svg:y2="3.55cm">
          <text:p/>
        </draw:line>
        <draw:line draw:style-name="gr12" draw:text-style-name="P6" draw:layer="layout" svg:x1="16.717cm" svg:y1="17.78cm" svg:x2="24.037cm" svg:y2="17.78cm">
          <text:p/>
        </draw:line>
        <draw:line draw:style-name="gr12" draw:text-style-name="P6" draw:layer="layout" svg:x1="16.717cm" svg:y1="16.982cm" svg:x2="24.037cm" svg:y2="16.982cm">
          <text:p/>
        </draw:line>
        <draw:line draw:style-name="gr12" draw:text-style-name="P6" draw:layer="layout" svg:x1="16.717cm" svg:y1="16.184cm" svg:x2="24.037cm" svg:y2="16.184cm">
          <text:p/>
        </draw:line>
        <draw:line draw:style-name="gr12" draw:text-style-name="P6" draw:layer="layout" svg:x1="16.717cm" svg:y1="15.381cm" svg:x2="24.037cm" svg:y2="15.381cm">
          <text:p/>
        </draw:line>
        <draw:line draw:style-name="gr12" draw:text-style-name="P6" draw:layer="layout" svg:x1="16.717cm" svg:y1="14.583cm" svg:x2="24.037cm" svg:y2="14.583cm">
          <text:p/>
        </draw:line>
        <draw:g>
          <draw:line draw:style-name="gr7" draw:text-style-name="P6" draw:layer="layout" svg:x1="24.976cm" svg:y1="2.54cm" svg:x2="24.129cm" svg:y2="2.54cm">
            <text:p/>
          </draw:line>
          <draw:line draw:style-name="gr16" draw:text-style-name="P6" draw:layer="layout" svg:x1="24.977cm" svg:y1="2.54cm" svg:x2="24.977cm" svg:y2="16.51cm">
            <text:p/>
          </draw:line>
          <draw:line draw:style-name="gr16" draw:text-style-name="P6" draw:layer="layout" svg:x1="24.976cm" svg:y1="16.51cm" svg:x2="22.647cm" svg:y2="16.51cm">
            <text:p/>
          </draw:line>
        </draw:g>
        <draw:custom-shape draw:style-name="gr2" draw:text-style-name="P3" draw:layer="layout" svg:width="8.467cm" svg:height="0.768cm" svg:x="15.835cm" svg:y="9.578cm">
          <text:list text:style-name="L1">
            <text:list-header>
              <text:p text:style-name="P17"><text:span text:style-name="T11">E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5.835cm" svg:y="8.577cm">
          <text:list text:style-name="L1">
            <text:list-header>
              <text:p text:style-name="P17"><text:span text:style-name="T11">E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5.835cm" svg:y="10.579cm">
          <text:list text:style-name="L1">
            <text:list-header>
              <text:p text:style-name="P17"><text:span text:style-name="T11">EB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2cm" svg:height="1.023cm" svg:x="18.635cm" svg:y="7.377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6.638cm" svg:y1="11.58cm" svg:x2="24.037cm" svg:y2="11.58cm">
          <text:p/>
        </draw:line>
        <draw:line draw:style-name="gr7" draw:text-style-name="P6" draw:layer="layout" svg:x1="14.305cm" svg:y1="11.161cm" svg:x2="16.501cm" svg:y2="11.161cm">
          <text:p/>
        </draw:line>
        <draw:custom-shape draw:style-name="gr2" draw:text-style-name="P3" draw:layer="layout" svg:width="2.002cm" svg:height="1.023cm" svg:x="14.301cm" svg:y="10.963cm">
          <text:list text:style-name="L1">
            <text:list-header>
              <text:p text:style-name="P14"><text:span text:style-name="T5">e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.914cm" svg:height="0.937cm" svg:x="18.904cm" svg:y="14.579cm">
          <text:list text:style-name="L1">
            <text:list-header>
              <text:p text:style-name="P18"><text:span text:style-name="T4">$1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99cm" svg:height="0.937cm" svg:x="13.423cm" svg:y="14.446cm">
          <text:list text:style-name="L1">
            <text:list-header>
              <text:p text:style-name="P5"><text:span text:style-name="T4">thread.e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23cm" svg:height="0.937cm" svg:x="13.3cm" svg:y="15.249cm">
          <text:list text:style-name="L1">
            <text:list-header>
              <text:p text:style-name="P5"><text:span text:style-name="T4">thread.e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23cm" svg:height="0.937cm" svg:x="13.3cm" svg:y="16.047cm">
          <text:list text:style-name="L1">
            <text:list-header>
              <text:p text:style-name="P5"><text:span text:style-name="T4">thread.esp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3.828cm" svg:height="0.937cm" svg:x="12.872cm" svg:y="12.982cm">
          <text:list text:style-name="L1">
            <text:list-header>
              <text:p text:style-name="P16"><text:span text:style-name="T7">task_struc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2.024cm" svg:y1="2.571cm" svg:x2="9.313cm" svg:y2="2.571cm">
          <text:p/>
        </draw:line>
        <draw:line draw:style-name="gr15" draw:text-style-name="P6" draw:layer="layout" svg:x1="1.904cm" svg:y1="2.571cm" svg:x2="1.891cm" svg:y2="16.779cm">
          <text:p/>
        </draw:line>
        <draw:line draw:style-name="gr15" draw:text-style-name="P6" draw:layer="layout" svg:x1="24.13cm" svg:y1="2.54cm" svg:x2="24.046cm" svg:y2="16.779cm">
          <text:p/>
        </draw:line>
        <draw:line draw:style-name="gr15" draw:text-style-name="P6" draw:layer="layout" svg:x1="16.722cm" svg:y1="2.54cm" svg:x2="24.13cm" svg:y2="2.54cm">
          <text:p/>
        </draw:line>
        <draw:custom-shape draw:style-name="gr2" draw:text-style-name="P3" draw:layer="layout" svg:width="3.201cm" svg:height="1.023cm" svg:x="3.81cm" svg:y="2.359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6" draw:text-style-name="P6" draw:layer="layout" svg:x1="0.423cm" svg:y1="2.571cm" svg:x2="0.423cm" svg:y2="16.51cm">
            <text:p/>
          </draw:line>
          <draw:g>
            <draw:line draw:style-name="gr7" draw:text-style-name="P6" draw:layer="layout" svg:x1="0.423cm" svg:y1="2.571cm" svg:x2="1.905cm" svg:y2="2.571cm">
              <text:p/>
            </draw:line>
            <draw:line draw:style-name="gr16" draw:text-style-name="P6" draw:layer="layout" svg:x1="0.423cm" svg:y1="16.51cm" svg:x2="3.175cm" svg:y2="16.51cm">
              <text:p/>
            </draw:line>
          </draw:g>
        </draw:g>
        <draw:g>
          <draw:line draw:style-name="gr7" draw:text-style-name="P6" draw:layer="layout" svg:x1="1.058cm" svg:y1="10.98cm" svg:x2="1.861cm" svg:y2="10.98cm">
            <text:p/>
          </draw:line>
          <draw:line draw:style-name="gr16" draw:text-style-name="P6" draw:layer="layout" svg:x1="1.058cm" svg:y1="10.98cm" svg:x2="1.058cm" svg:y2="15.875cm">
            <text:p/>
          </draw:line>
          <draw:line draw:style-name="gr16" draw:text-style-name="P6" draw:layer="layout" svg:x1="1.058cm" svg:y1="15.875cm" svg:x2="3.175cm" svg:y2="15.875cm">
            <text:p/>
          </draw:line>
        </draw:g>
        <draw:custom-shape draw:style-name="gr2" draw:text-style-name="P3" draw:layer="layout" svg:width="3.202cm" svg:height="1.023cm" svg:x="18.6cm" svg:y="2.328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7" draw:text-style-name="P6" draw:layer="layout" svg:x1="24.552cm" svg:y1="11.007cm" svg:x2="23.91cm" svg:y2="11.007cm">
            <text:p/>
          </draw:line>
          <draw:line draw:style-name="gr16" draw:text-style-name="P6" draw:layer="layout" svg:x1="24.552cm" svg:y1="11.007cm" svg:x2="24.552cm" svg:y2="15.901cm">
            <text:p/>
          </draw:line>
          <draw:line draw:style-name="gr16" draw:text-style-name="P6" draw:layer="layout" svg:x1="24.552cm" svg:y1="15.901cm" svg:x2="22.859cm" svg:y2="15.901cm">
            <text:p/>
          </draw:line>
        </draw:g>
        <presentation:notes draw:style-name="dp2">
          <draw:page-thumbnail draw:layer="layout" svg:width="12.7cm" svg:height="9.525cm" svg:x="3.175cm" svg:y="1.905cm" draw:page-number="7" presentation:class="page"/>
          <draw:frame presentation:style-name="pr1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Slide 8" draw:style-name="dp1" draw:master-page-name="Default" presentation:use-date-time-name="dtd1">
        <draw:custom-shape draw:style-name="gr21" draw:text-style-name="P3" draw:layer="layout" svg:width="7.413cm" svg:height="10.438cm" svg:x="16.717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02cm" svg:height="1.023cm" svg:x="18.441cm" svg:y="1.521cm">
          <text:list text:style-name="L3">
            <text:list-header>
              <text:p text:style-name="P13"><text:span text:style-name="T9">nex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" draw:text-style-name="P3" draw:layer="layout" svg:width="2.43cm" svg:height="2.399cm" svg:x="11.871cm" svg:y="6.51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6" draw:layer="layout" svg:x1="11.871cm" svg:y1="8.114cm" svg:x2="14.301cm" svg:y2="8.114cm">
            <text:p/>
          </draw:line>
          <draw:line draw:style-name="gr12" draw:text-style-name="P6" draw:layer="layout" svg:x1="11.871cm" svg:y1="7.315cm" svg:x2="14.301cm" svg:y2="7.31cm">
            <text:p/>
          </draw:line>
        </draw:g>
        <draw:custom-shape draw:style-name="gr2" draw:text-style-name="P3" draw:layer="layout" svg:width="2.734cm" svg:height="0.937cm" svg:x="12.166cm" svg:y="5.644cm">
          <text:list text:style-name="L1">
            <text:list-header>
              <text:p text:style-name="P10"><text:span text:style-name="T7">T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77cm" svg:height="0.853cm" svg:x="14.102cm" svg:y="7.179cm">
          <text:list text:style-name="L1">
            <text:list-header>
              <text:p text:style-name="P9"><text:span text:style-name="T6">tss-&gt;esp0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6" draw:text-style-name="P6" draw:layer="layout" svg:x1="12.898cm" svg:y1="7.579cm" svg:x2="12.898cm" svg:y2="2.57cm">
            <text:p/>
          </draw:line>
          <draw:line draw:style-name="gr7" draw:text-style-name="P6" draw:layer="layout" svg:x1="12.897cm" svg:y1="2.571cm" svg:x2="9.312cm" svg:y2="2.571cm">
            <text:p/>
          </draw:line>
        </draw:g>
        <draw:custom-shape draw:style-name="gr2" draw:text-style-name="P3" draw:layer="layout" svg:width="3.201cm" svg:height="1.023cm" svg:x="3.81cm" svg:y="1.521cm">
          <text:list text:style-name="L3">
            <text:list-header>
              <text:p text:style-name="P13"><text:span text:style-name="T9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7.395cm" svg:height="10.407cm" svg:x="1.905cm" svg:y="2.5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04cm" svg:height="4.198cm" svg:x="1.901cm" svg:y="13.58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.98cm" svg:y1="7.549cm" svg:x2="9.3cm" svg:y2="7.549cm">
          <text:p/>
        </draw:line>
        <draw:line draw:style-name="gr12" draw:text-style-name="P6" draw:layer="layout" svg:x1="1.98cm" svg:y1="8.546cm" svg:x2="9.3cm" svg:y2="8.546cm">
          <text:p/>
        </draw:line>
        <draw:line draw:style-name="gr12" draw:text-style-name="P6" draw:layer="layout" svg:x1="2.011cm" svg:y1="10.548cm" svg:x2="9.3cm" svg:y2="10.548cm">
          <text:p/>
        </draw:line>
        <draw:line draw:style-name="gr15" draw:text-style-name="P6" draw:layer="layout" svg:x1="1.98cm" svg:y1="5.547cm" svg:x2="9.3cm" svg:y2="5.547cm">
          <text:p/>
        </draw:line>
        <draw:line draw:style-name="gr16" draw:text-style-name="P6" draw:layer="layout" svg:x1="1.98cm" svg:y1="6.548cm" svg:x2="9.3cm" svg:y2="6.548cm">
          <text:p/>
        </draw:line>
        <draw:line draw:style-name="gr15" draw:text-style-name="P6" draw:layer="layout" svg:x1="9.312cm" svg:y1="2.571cm" svg:x2="9.299cm" svg:y2="16.779cm">
          <text:p/>
        </draw:line>
        <draw:custom-shape draw:style-name="gr4" draw:text-style-name="P3" draw:layer="layout" svg:width="7.465cm" svg:height="0.768cm" svg:x="2.236cm" svg:y="3.581cm">
          <text:list text:style-name="L1">
            <text:list-header>
              <text:p text:style-name="P15"><text:span text:style-name="T11">Schedule() saved EAX, ECX, ED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2.55cm" svg:x2="9.3cm" svg:y2="12.55cm">
          <text:p/>
        </draw:line>
        <draw:custom-shape draw:style-name="gr2" draw:text-style-name="P3" draw:layer="layout" svg:width="8.467cm" svg:height="0.768cm" svg:x="1.499cm" svg:y="6.548cm">
          <text:list text:style-name="L1">
            <text:list-header>
              <text:p text:style-name="P17"><text:span text:style-name="T11">Old (schedule’s()) EB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4.546cm">
          <text:list text:style-name="L1">
            <text:list-header>
              <text:p text:style-name="P17"><text:span text:style-name="T11">Arguments to contex_swit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5.547cm">
          <text:list text:style-name="L1">
            <text:list-header>
              <text:p text:style-name="P17"><text:span text:style-name="T11">Return address to schedule(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6" draw:layer="layout" svg:x1="2.011cm" svg:y1="4.546cm" svg:x2="9.3cm" svg:y2="4.546cm">
          <text:p/>
        </draw:line>
        <draw:line draw:style-name="gr12" draw:text-style-name="P6" draw:layer="layout" svg:x1="2.011cm" svg:y1="9.547cm" svg:x2="9.3cm" svg:y2="9.547cm">
          <text:p/>
        </draw:line>
        <draw:line draw:style-name="gr15" draw:text-style-name="P6" draw:layer="layout" svg:x1="2.011cm" svg:y1="3.55cm" svg:x2="9.3cm" svg:y2="3.55cm">
          <text:p/>
        </draw:line>
        <draw:line draw:style-name="gr12" draw:text-style-name="P6" draw:layer="layout" svg:x1="1.98cm" svg:y1="17.78cm" svg:x2="9.3cm" svg:y2="17.78cm">
          <text:p/>
        </draw:line>
        <draw:line draw:style-name="gr12" draw:text-style-name="P6" draw:layer="layout" svg:x1="1.98cm" svg:y1="16.982cm" svg:x2="9.3cm" svg:y2="16.982cm">
          <text:p/>
        </draw:line>
        <draw:line draw:style-name="gr12" draw:text-style-name="P6" draw:layer="layout" svg:x1="1.98cm" svg:y1="16.184cm" svg:x2="9.3cm" svg:y2="16.184cm">
          <text:p/>
        </draw:line>
        <draw:line draw:style-name="gr12" draw:text-style-name="P6" draw:layer="layout" svg:x1="1.98cm" svg:y1="15.381cm" svg:x2="9.3cm" svg:y2="15.381cm">
          <text:p/>
        </draw:line>
        <draw:line draw:style-name="gr12" draw:text-style-name="P6" draw:layer="layout" svg:x1="1.98cm" svg:y1="14.583cm" svg:x2="9.3cm" svg:y2="14.583cm">
          <text:p/>
        </draw:line>
        <draw:custom-shape draw:style-name="gr2" draw:text-style-name="P3" draw:layer="layout" svg:width="8.467cm" svg:height="0.768cm" svg:x="1.098cm" svg:y="9.578cm">
          <text:list text:style-name="L1">
            <text:list-header>
              <text:p text:style-name="P17"><text:span text:style-name="T11">E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098cm" svg:y="8.577cm">
          <text:list text:style-name="L1">
            <text:list-header>
              <text:p text:style-name="P17"><text:span text:style-name="T11">E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098cm" svg:y="10.579cm">
          <text:list text:style-name="L1">
            <text:list-header>
              <text:p text:style-name="P17"><text:span text:style-name="T11">EB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2cm" svg:height="1.023cm" svg:x="3.898cm" svg:y="7.377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1.58cm" svg:x2="9.3cm" svg:y2="11.58cm">
          <text:p/>
        </draw:line>
        <draw:g>
          <draw:custom-shape draw:style-name="gr20" draw:text-style-name="P3" draw:layer="layout" svg:width="3.828cm" svg:height="0.937cm" svg:x="8.872cm" svg:y="12.982cm">
            <text:list text:style-name="L1">
              <text:list-header>
                <text:p text:style-name="P16"><text:span text:style-name="T7">task_struc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598cm" svg:height="0.937cm" svg:x="9.3cm" svg:y="14.446cm">
            <text:list text:style-name="L1">
              <text:list-header>
                <text:p text:style-name="P5"><text:span text:style-name="T4">thread.ei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5.249cm">
            <text:list text:style-name="L1">
              <text:list-header>
                <text:p text:style-name="P5"><text:span text:style-name="T4">thread.es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6.047cm">
            <text:list text:style-name="L1">
              <text:list-header>
                <text:p text:style-name="P5"><text:span text:style-name="T4">thread.esp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" draw:text-style-name="P3" draw:layer="layout" svg:width="7.404cm" svg:height="4.198cm" svg:x="16.638cm" svg:y="13.58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6.717cm" svg:y1="7.549cm" svg:x2="24.037cm" svg:y2="7.549cm">
          <text:p/>
        </draw:line>
        <draw:line draw:style-name="gr12" draw:text-style-name="P6" draw:layer="layout" svg:x1="16.717cm" svg:y1="8.546cm" svg:x2="24.037cm" svg:y2="8.546cm">
          <text:p/>
        </draw:line>
        <draw:line draw:style-name="gr12" draw:text-style-name="P6" draw:layer="layout" svg:x1="16.748cm" svg:y1="10.548cm" svg:x2="24.037cm" svg:y2="10.548cm">
          <text:p/>
        </draw:line>
        <draw:line draw:style-name="gr15" draw:text-style-name="P6" draw:layer="layout" svg:x1="16.722cm" svg:y1="2.54cm" svg:x2="16.638cm" svg:y2="16.779cm">
          <text:p/>
        </draw:line>
        <draw:line draw:style-name="gr15" draw:text-style-name="P6" draw:layer="layout" svg:x1="16.717cm" svg:y1="5.547cm" svg:x2="24.037cm" svg:y2="5.547cm">
          <text:p/>
        </draw:line>
        <draw:line draw:style-name="gr16" draw:text-style-name="P6" draw:layer="layout" svg:x1="16.717cm" svg:y1="6.548cm" svg:x2="24.037cm" svg:y2="6.548cm">
          <text:p/>
        </draw:line>
        <draw:custom-shape draw:style-name="gr4" draw:text-style-name="P3" draw:layer="layout" svg:width="7.466cm" svg:height="0.768cm" svg:x="16.973cm" svg:y="3.581cm">
          <text:list text:style-name="L1">
            <text:list-header>
              <text:p text:style-name="P15"><text:span text:style-name="T11">Schedule() saved EAX, ECX, ED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6.638cm" svg:y1="12.55cm" svg:x2="24.037cm" svg:y2="12.55cm">
          <text:p/>
        </draw:line>
        <draw:custom-shape draw:style-name="gr2" draw:text-style-name="P3" draw:layer="layout" svg:width="8.466cm" svg:height="0.768cm" svg:x="16.237cm" svg:y="6.548cm">
          <text:list text:style-name="L1">
            <text:list-header>
              <text:p text:style-name="P17"><text:span text:style-name="T11">Old (schedule’s()) EB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6cm" svg:height="0.768cm" svg:x="16.237cm" svg:y="4.546cm">
          <text:list text:style-name="L1">
            <text:list-header>
              <text:p text:style-name="P17"><text:span text:style-name="T11">Arguments to contex_swit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6cm" svg:height="0.768cm" svg:x="16.237cm" svg:y="5.547cm">
          <text:list text:style-name="L1">
            <text:list-header>
              <text:p text:style-name="P17"><text:span text:style-name="T11">Return address to schedule(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6" draw:layer="layout" svg:x1="16.748cm" svg:y1="4.546cm" svg:x2="24.037cm" svg:y2="4.546cm">
          <text:p/>
        </draw:line>
        <draw:line draw:style-name="gr12" draw:text-style-name="P6" draw:layer="layout" svg:x1="16.748cm" svg:y1="9.547cm" svg:x2="24.037cm" svg:y2="9.547cm">
          <text:p/>
        </draw:line>
        <draw:line draw:style-name="gr15" draw:text-style-name="P6" draw:layer="layout" svg:x1="16.748cm" svg:y1="3.55cm" svg:x2="24.037cm" svg:y2="3.55cm">
          <text:p/>
        </draw:line>
        <draw:line draw:style-name="gr12" draw:text-style-name="P6" draw:layer="layout" svg:x1="16.717cm" svg:y1="17.78cm" svg:x2="24.037cm" svg:y2="17.78cm">
          <text:p/>
        </draw:line>
        <draw:line draw:style-name="gr12" draw:text-style-name="P6" draw:layer="layout" svg:x1="16.717cm" svg:y1="16.982cm" svg:x2="24.037cm" svg:y2="16.982cm">
          <text:p/>
        </draw:line>
        <draw:line draw:style-name="gr12" draw:text-style-name="P6" draw:layer="layout" svg:x1="16.717cm" svg:y1="16.184cm" svg:x2="24.037cm" svg:y2="16.184cm">
          <text:p/>
        </draw:line>
        <draw:line draw:style-name="gr12" draw:text-style-name="P6" draw:layer="layout" svg:x1="16.717cm" svg:y1="15.381cm" svg:x2="24.037cm" svg:y2="15.381cm">
          <text:p/>
        </draw:line>
        <draw:line draw:style-name="gr12" draw:text-style-name="P6" draw:layer="layout" svg:x1="16.717cm" svg:y1="14.583cm" svg:x2="24.037cm" svg:y2="14.583cm">
          <text:p/>
        </draw:line>
        <draw:custom-shape draw:style-name="gr2" draw:text-style-name="P3" draw:layer="layout" svg:width="8.467cm" svg:height="0.768cm" svg:x="15.835cm" svg:y="9.578cm">
          <text:list text:style-name="L1">
            <text:list-header>
              <text:p text:style-name="P17"><text:span text:style-name="T11">E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5.835cm" svg:y="8.577cm">
          <text:list text:style-name="L1">
            <text:list-header>
              <text:p text:style-name="P17"><text:span text:style-name="T11">E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5.835cm" svg:y="10.579cm">
          <text:list text:style-name="L1">
            <text:list-header>
              <text:p text:style-name="P17"><text:span text:style-name="T11">EB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2cm" svg:height="1.023cm" svg:x="18.635cm" svg:y="7.377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6.638cm" svg:y1="11.58cm" svg:x2="24.037cm" svg:y2="11.58cm">
          <text:p/>
        </draw:line>
        <draw:line draw:style-name="gr7" draw:text-style-name="P6" draw:layer="layout" svg:x1="14.305cm" svg:y1="11.161cm" svg:x2="16.501cm" svg:y2="11.161cm">
          <text:p/>
        </draw:line>
        <draw:custom-shape draw:style-name="gr2" draw:text-style-name="P3" draw:layer="layout" svg:width="2.002cm" svg:height="1.023cm" svg:x="14.301cm" svg:y="10.963cm">
          <text:list text:style-name="L1">
            <text:list-header>
              <text:p text:style-name="P14"><text:span text:style-name="T5">e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.914cm" svg:height="0.937cm" svg:x="18.904cm" svg:y="14.579cm">
          <text:list text:style-name="L1">
            <text:list-header>
              <text:p text:style-name="P18"><text:span text:style-name="T4">$1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99cm" svg:height="0.937cm" svg:x="13.423cm" svg:y="14.446cm">
          <text:list text:style-name="L1">
            <text:list-header>
              <text:p text:style-name="P5"><text:span text:style-name="T4">thread.e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23cm" svg:height="0.937cm" svg:x="13.3cm" svg:y="15.249cm">
          <text:list text:style-name="L1">
            <text:list-header>
              <text:p text:style-name="P5"><text:span text:style-name="T4">thread.e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23cm" svg:height="0.937cm" svg:x="13.3cm" svg:y="16.047cm">
          <text:list text:style-name="L1">
            <text:list-header>
              <text:p text:style-name="P5"><text:span text:style-name="T4">thread.esp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3.828cm" svg:height="0.937cm" svg:x="12.872cm" svg:y="12.982cm">
          <text:list text:style-name="L1">
            <text:list-header>
              <text:p text:style-name="P16"><text:span text:style-name="T7">task_struc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2.024cm" svg:y1="2.571cm" svg:x2="9.313cm" svg:y2="2.571cm">
          <text:p/>
        </draw:line>
        <draw:line draw:style-name="gr15" draw:text-style-name="P6" draw:layer="layout" svg:x1="1.904cm" svg:y1="2.571cm" svg:x2="1.891cm" svg:y2="16.779cm">
          <text:p/>
        </draw:line>
        <draw:line draw:style-name="gr15" draw:text-style-name="P6" draw:layer="layout" svg:x1="24.13cm" svg:y1="2.54cm" svg:x2="24.046cm" svg:y2="16.779cm">
          <text:p/>
        </draw:line>
        <draw:line draw:style-name="gr15" draw:text-style-name="P6" draw:layer="layout" svg:x1="16.722cm" svg:y1="2.54cm" svg:x2="24.13cm" svg:y2="2.54cm">
          <text:p/>
        </draw:line>
        <draw:custom-shape draw:style-name="gr2" draw:text-style-name="P3" draw:layer="layout" svg:width="3.201cm" svg:height="1.023cm" svg:x="3.81cm" svg:y="2.359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205cm" svg:height="1.277cm" svg:x="0.9cm" svg:y="0.454cm">
          <text:list text:style-name="L2">
            <text:list-header>
              <text:p text:style-name="P11"><text:span text:style-name="T3">#6 – switch_to:</text:span><text:span text:style-name="T12"> </text:span><text:span text:style-name="T3">save return address in the prev-&gt;thread.e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.914cm" svg:height="0.937cm" svg:x="4.233cm" svg:y="14.517cm">
          <text:list text:style-name="L1">
            <text:list-header>
              <text:p text:style-name="P18"><text:span text:style-name="T4">$1f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6" draw:text-style-name="P6" draw:layer="layout" svg:x1="0.423cm" svg:y1="2.571cm" svg:x2="0.423cm" svg:y2="16.51cm">
            <text:p/>
          </draw:line>
          <draw:g>
            <draw:line draw:style-name="gr7" draw:text-style-name="P6" draw:layer="layout" svg:x1="0.423cm" svg:y1="2.571cm" svg:x2="1.905cm" svg:y2="2.571cm">
              <text:p/>
            </draw:line>
            <draw:line draw:style-name="gr16" draw:text-style-name="P6" draw:layer="layout" svg:x1="0.423cm" svg:y1="16.51cm" svg:x2="3.175cm" svg:y2="16.51cm">
              <text:p/>
            </draw:line>
          </draw:g>
        </draw:g>
        <draw:g>
          <draw:line draw:style-name="gr7" draw:text-style-name="P6" draw:layer="layout" svg:x1="1.058cm" svg:y1="10.98cm" svg:x2="1.861cm" svg:y2="10.98cm">
            <text:p/>
          </draw:line>
          <draw:line draw:style-name="gr16" draw:text-style-name="P6" draw:layer="layout" svg:x1="1.058cm" svg:y1="10.98cm" svg:x2="1.058cm" svg:y2="15.875cm">
            <text:p/>
          </draw:line>
          <draw:line draw:style-name="gr16" draw:text-style-name="P6" draw:layer="layout" svg:x1="1.058cm" svg:y1="15.875cm" svg:x2="3.175cm" svg:y2="15.875cm">
            <text:p/>
          </draw:line>
        </draw:g>
        <draw:g>
          <draw:line draw:style-name="gr7" draw:text-style-name="P6" draw:layer="layout" svg:x1="24.976cm" svg:y1="2.54cm" svg:x2="24.129cm" svg:y2="2.54cm">
            <text:p/>
          </draw:line>
          <draw:line draw:style-name="gr16" draw:text-style-name="P6" draw:layer="layout" svg:x1="24.977cm" svg:y1="2.54cm" svg:x2="24.977cm" svg:y2="16.51cm">
            <text:p/>
          </draw:line>
          <draw:line draw:style-name="gr16" draw:text-style-name="P6" draw:layer="layout" svg:x1="24.976cm" svg:y1="16.51cm" svg:x2="22.647cm" svg:y2="16.51cm">
            <text:p/>
          </draw:line>
        </draw:g>
        <draw:custom-shape draw:style-name="gr2" draw:text-style-name="P3" draw:layer="layout" svg:width="3.202cm" svg:height="1.023cm" svg:x="18.6cm" svg:y="2.328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8" presentation:class="page"/>
          <draw:frame presentation:style-name="pr1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Slide 9" draw:style-name="dp1" draw:master-page-name="Default" presentation:use-date-time-name="dtd1">
        <draw:custom-shape draw:style-name="gr2" draw:text-style-name="P3" draw:layer="layout" svg:width="3.202cm" svg:height="1.023cm" svg:x="18.441cm" svg:y="1.521cm">
          <text:list text:style-name="L3">
            <text:list-header>
              <text:p text:style-name="P13"><text:span text:style-name="T9">nex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" draw:text-style-name="P3" draw:layer="layout" svg:width="2.43cm" svg:height="2.399cm" svg:x="11.871cm" svg:y="6.51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6" draw:layer="layout" svg:x1="11.871cm" svg:y1="8.114cm" svg:x2="14.301cm" svg:y2="8.114cm">
            <text:p/>
          </draw:line>
          <draw:line draw:style-name="gr12" draw:text-style-name="P6" draw:layer="layout" svg:x1="11.871cm" svg:y1="7.315cm" svg:x2="14.301cm" svg:y2="7.31cm">
            <text:p/>
          </draw:line>
        </draw:g>
        <draw:custom-shape draw:style-name="gr2" draw:text-style-name="P3" draw:layer="layout" svg:width="2.734cm" svg:height="0.937cm" svg:x="12.166cm" svg:y="5.644cm">
          <text:list text:style-name="L1">
            <text:list-header>
              <text:p text:style-name="P10"><text:span text:style-name="T7">T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77cm" svg:height="0.853cm" svg:x="14.102cm" svg:y="7.179cm">
          <text:list text:style-name="L1">
            <text:list-header>
              <text:p text:style-name="P9"><text:span text:style-name="T6">tss-&gt;esp0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6" draw:text-style-name="P6" draw:layer="layout" svg:x1="12.898cm" svg:y1="7.579cm" svg:x2="12.898cm" svg:y2="2.57cm">
            <text:p/>
          </draw:line>
          <draw:line draw:style-name="gr7" draw:text-style-name="P6" draw:layer="layout" svg:x1="12.897cm" svg:y1="2.571cm" svg:x2="9.312cm" svg:y2="2.571cm">
            <text:p/>
          </draw:line>
        </draw:g>
        <draw:custom-shape draw:style-name="gr2" draw:text-style-name="P3" draw:layer="layout" svg:width="3.201cm" svg:height="1.023cm" svg:x="3.81cm" svg:y="1.521cm">
          <text:list text:style-name="L3">
            <text:list-header>
              <text:p text:style-name="P13"><text:span text:style-name="T9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7.395cm" svg:height="10.407cm" svg:x="1.905cm" svg:y="2.5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04cm" svg:height="4.198cm" svg:x="1.901cm" svg:y="13.58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.98cm" svg:y1="7.549cm" svg:x2="9.3cm" svg:y2="7.549cm">
          <text:p/>
        </draw:line>
        <draw:line draw:style-name="gr12" draw:text-style-name="P6" draw:layer="layout" svg:x1="1.98cm" svg:y1="8.546cm" svg:x2="9.3cm" svg:y2="8.546cm">
          <text:p/>
        </draw:line>
        <draw:line draw:style-name="gr12" draw:text-style-name="P6" draw:layer="layout" svg:x1="2.011cm" svg:y1="10.548cm" svg:x2="9.3cm" svg:y2="10.548cm">
          <text:p/>
        </draw:line>
        <draw:line draw:style-name="gr15" draw:text-style-name="P6" draw:layer="layout" svg:x1="1.98cm" svg:y1="5.547cm" svg:x2="9.3cm" svg:y2="5.547cm">
          <text:p/>
        </draw:line>
        <draw:line draw:style-name="gr16" draw:text-style-name="P6" draw:layer="layout" svg:x1="1.98cm" svg:y1="6.548cm" svg:x2="9.3cm" svg:y2="6.548cm">
          <text:p/>
        </draw:line>
        <draw:line draw:style-name="gr15" draw:text-style-name="P6" draw:layer="layout" svg:x1="9.312cm" svg:y1="2.571cm" svg:x2="9.299cm" svg:y2="16.779cm">
          <text:p/>
        </draw:line>
        <draw:custom-shape draw:style-name="gr4" draw:text-style-name="P3" draw:layer="layout" svg:width="7.465cm" svg:height="0.768cm" svg:x="2.236cm" svg:y="3.581cm">
          <text:list text:style-name="L1">
            <text:list-header>
              <text:p text:style-name="P15"><text:span text:style-name="T11">Schedule() saved EAX, ECX, ED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2.55cm" svg:x2="9.3cm" svg:y2="12.55cm">
          <text:p/>
        </draw:line>
        <draw:custom-shape draw:style-name="gr2" draw:text-style-name="P3" draw:layer="layout" svg:width="8.467cm" svg:height="0.768cm" svg:x="1.499cm" svg:y="6.548cm">
          <text:list text:style-name="L1">
            <text:list-header>
              <text:p text:style-name="P17"><text:span text:style-name="T11">Old (schedule’s()) EB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4.546cm">
          <text:list text:style-name="L1">
            <text:list-header>
              <text:p text:style-name="P17"><text:span text:style-name="T11">Arguments to contex_swit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5.547cm">
          <text:list text:style-name="L1">
            <text:list-header>
              <text:p text:style-name="P17"><text:span text:style-name="T11">Return address to schedule(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6" draw:layer="layout" svg:x1="2.011cm" svg:y1="4.546cm" svg:x2="9.3cm" svg:y2="4.546cm">
          <text:p/>
        </draw:line>
        <draw:line draw:style-name="gr12" draw:text-style-name="P6" draw:layer="layout" svg:x1="2.011cm" svg:y1="9.547cm" svg:x2="9.3cm" svg:y2="9.547cm">
          <text:p/>
        </draw:line>
        <draw:line draw:style-name="gr15" draw:text-style-name="P6" draw:layer="layout" svg:x1="2.011cm" svg:y1="3.55cm" svg:x2="9.3cm" svg:y2="3.55cm">
          <text:p/>
        </draw:line>
        <draw:line draw:style-name="gr12" draw:text-style-name="P6" draw:layer="layout" svg:x1="1.98cm" svg:y1="17.78cm" svg:x2="9.3cm" svg:y2="17.78cm">
          <text:p/>
        </draw:line>
        <draw:line draw:style-name="gr12" draw:text-style-name="P6" draw:layer="layout" svg:x1="1.98cm" svg:y1="16.982cm" svg:x2="9.3cm" svg:y2="16.982cm">
          <text:p/>
        </draw:line>
        <draw:line draw:style-name="gr12" draw:text-style-name="P6" draw:layer="layout" svg:x1="1.98cm" svg:y1="16.184cm" svg:x2="9.3cm" svg:y2="16.184cm">
          <text:p/>
        </draw:line>
        <draw:line draw:style-name="gr12" draw:text-style-name="P6" draw:layer="layout" svg:x1="1.98cm" svg:y1="15.381cm" svg:x2="9.3cm" svg:y2="15.381cm">
          <text:p/>
        </draw:line>
        <draw:line draw:style-name="gr12" draw:text-style-name="P6" draw:layer="layout" svg:x1="1.98cm" svg:y1="14.583cm" svg:x2="9.3cm" svg:y2="14.583cm">
          <text:p/>
        </draw:line>
        <draw:custom-shape draw:style-name="gr2" draw:text-style-name="P3" draw:layer="layout" svg:width="8.467cm" svg:height="0.768cm" svg:x="1.098cm" svg:y="9.578cm">
          <text:list text:style-name="L1">
            <text:list-header>
              <text:p text:style-name="P17"><text:span text:style-name="T11">E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098cm" svg:y="8.577cm">
          <text:list text:style-name="L1">
            <text:list-header>
              <text:p text:style-name="P17"><text:span text:style-name="T11">E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098cm" svg:y="10.579cm">
          <text:list text:style-name="L1">
            <text:list-header>
              <text:p text:style-name="P17"><text:span text:style-name="T11">EB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2cm" svg:height="1.023cm" svg:x="3.898cm" svg:y="7.377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1.58cm" svg:x2="9.3cm" svg:y2="11.58cm">
          <text:p/>
        </draw:line>
        <draw:g>
          <draw:custom-shape draw:style-name="gr20" draw:text-style-name="P3" draw:layer="layout" svg:width="3.828cm" svg:height="0.937cm" svg:x="8.872cm" svg:y="12.982cm">
            <text:list text:style-name="L1">
              <text:list-header>
                <text:p text:style-name="P16"><text:span text:style-name="T7">task_struc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598cm" svg:height="0.937cm" svg:x="9.3cm" svg:y="14.446cm">
            <text:list text:style-name="L1">
              <text:list-header>
                <text:p text:style-name="P5"><text:span text:style-name="T4">thread.ei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5.249cm">
            <text:list text:style-name="L1">
              <text:list-header>
                <text:p text:style-name="P5"><text:span text:style-name="T4">thread.es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6.047cm">
            <text:list text:style-name="L1">
              <text:list-header>
                <text:p text:style-name="P5"><text:span text:style-name="T4">thread.esp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1" draw:text-style-name="P3" draw:layer="layout" svg:width="7.413cm" svg:height="10.438cm" svg:x="16.717cm" svg:y="2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04cm" svg:height="4.198cm" svg:x="16.638cm" svg:y="13.58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6.717cm" svg:y1="7.549cm" svg:x2="24.037cm" svg:y2="7.549cm">
          <text:p/>
        </draw:line>
        <draw:line draw:style-name="gr12" draw:text-style-name="P6" draw:layer="layout" svg:x1="16.717cm" svg:y1="8.546cm" svg:x2="24.037cm" svg:y2="8.546cm">
          <text:p/>
        </draw:line>
        <draw:line draw:style-name="gr12" draw:text-style-name="P6" draw:layer="layout" svg:x1="16.748cm" svg:y1="10.548cm" svg:x2="24.037cm" svg:y2="10.548cm">
          <text:p/>
        </draw:line>
        <draw:line draw:style-name="gr15" draw:text-style-name="P6" draw:layer="layout" svg:x1="16.722cm" svg:y1="2.54cm" svg:x2="16.638cm" svg:y2="16.779cm">
          <text:p/>
        </draw:line>
        <draw:line draw:style-name="gr15" draw:text-style-name="P6" draw:layer="layout" svg:x1="16.717cm" svg:y1="5.547cm" svg:x2="24.037cm" svg:y2="5.547cm">
          <text:p/>
        </draw:line>
        <draw:line draw:style-name="gr16" draw:text-style-name="P6" draw:layer="layout" svg:x1="16.717cm" svg:y1="6.548cm" svg:x2="24.037cm" svg:y2="6.548cm">
          <text:p/>
        </draw:line>
        <draw:custom-shape draw:style-name="gr4" draw:text-style-name="P3" draw:layer="layout" svg:width="7.466cm" svg:height="0.768cm" svg:x="16.973cm" svg:y="3.581cm">
          <text:list text:style-name="L1">
            <text:list-header>
              <text:p text:style-name="P15"><text:span text:style-name="T11">Schedule() saved EAX, ECX, ED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6.638cm" svg:y1="12.55cm" svg:x2="24.037cm" svg:y2="12.55cm">
          <text:p/>
        </draw:line>
        <draw:custom-shape draw:style-name="gr2" draw:text-style-name="P3" draw:layer="layout" svg:width="8.466cm" svg:height="0.768cm" svg:x="16.237cm" svg:y="6.548cm">
          <text:list text:style-name="L1">
            <text:list-header>
              <text:p text:style-name="P17"><text:span text:style-name="T11">Old (schedule’s()) EB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6cm" svg:height="0.768cm" svg:x="16.237cm" svg:y="4.546cm">
          <text:list text:style-name="L1">
            <text:list-header>
              <text:p text:style-name="P17"><text:span text:style-name="T11">Arguments to contex_swit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6cm" svg:height="0.768cm" svg:x="16.237cm" svg:y="5.547cm">
          <text:list text:style-name="L1">
            <text:list-header>
              <text:p text:style-name="P17"><text:span text:style-name="T11">Return address to schedule(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6" draw:layer="layout" svg:x1="16.748cm" svg:y1="4.546cm" svg:x2="24.037cm" svg:y2="4.546cm">
          <text:p/>
        </draw:line>
        <draw:line draw:style-name="gr12" draw:text-style-name="P6" draw:layer="layout" svg:x1="16.748cm" svg:y1="9.547cm" svg:x2="24.037cm" svg:y2="9.547cm">
          <text:p/>
        </draw:line>
        <draw:line draw:style-name="gr15" draw:text-style-name="P6" draw:layer="layout" svg:x1="16.748cm" svg:y1="3.55cm" svg:x2="24.037cm" svg:y2="3.55cm">
          <text:p/>
        </draw:line>
        <draw:line draw:style-name="gr12" draw:text-style-name="P6" draw:layer="layout" svg:x1="16.717cm" svg:y1="17.78cm" svg:x2="24.037cm" svg:y2="17.78cm">
          <text:p/>
        </draw:line>
        <draw:line draw:style-name="gr12" draw:text-style-name="P6" draw:layer="layout" svg:x1="16.717cm" svg:y1="16.982cm" svg:x2="24.037cm" svg:y2="16.982cm">
          <text:p/>
        </draw:line>
        <draw:line draw:style-name="gr12" draw:text-style-name="P6" draw:layer="layout" svg:x1="16.717cm" svg:y1="16.184cm" svg:x2="24.037cm" svg:y2="16.184cm">
          <text:p/>
        </draw:line>
        <draw:line draw:style-name="gr12" draw:text-style-name="P6" draw:layer="layout" svg:x1="16.717cm" svg:y1="15.381cm" svg:x2="24.037cm" svg:y2="15.381cm">
          <text:p/>
        </draw:line>
        <draw:line draw:style-name="gr12" draw:text-style-name="P6" draw:layer="layout" svg:x1="16.717cm" svg:y1="14.583cm" svg:x2="24.037cm" svg:y2="14.583cm">
          <text:p/>
        </draw:line>
        <draw:custom-shape draw:style-name="gr2" draw:text-style-name="P3" draw:layer="layout" svg:width="8.467cm" svg:height="0.768cm" svg:x="15.835cm" svg:y="9.578cm">
          <text:list text:style-name="L1">
            <text:list-header>
              <text:p text:style-name="P17"><text:span text:style-name="T11">E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5.835cm" svg:y="8.577cm">
          <text:list text:style-name="L1">
            <text:list-header>
              <text:p text:style-name="P17"><text:span text:style-name="T11">E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5.835cm" svg:y="10.579cm">
          <text:list text:style-name="L1">
            <text:list-header>
              <text:p text:style-name="P17"><text:span text:style-name="T11">EB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2cm" svg:height="1.023cm" svg:x="18.635cm" svg:y="7.377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6.638cm" svg:y1="11.58cm" svg:x2="24.037cm" svg:y2="11.58cm">
          <text:p/>
        </draw:line>
        <draw:line draw:style-name="gr7" draw:text-style-name="P6" draw:layer="layout" svg:x1="14.305cm" svg:y1="12.052cm" svg:x2="16.501cm" svg:y2="12.052cm">
          <text:p/>
        </draw:line>
        <draw:custom-shape draw:style-name="gr2" draw:text-style-name="P3" draw:layer="layout" svg:width="2.002cm" svg:height="1.023cm" svg:x="14.301cm" svg:y="11.853cm">
          <text:list text:style-name="L1">
            <text:list-header>
              <text:p text:style-name="P14"><text:span text:style-name="T5">e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.914cm" svg:height="0.937cm" svg:x="18.904cm" svg:y="14.579cm">
          <text:list text:style-name="L1">
            <text:list-header>
              <text:p text:style-name="P18"><text:span text:style-name="T4">$1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99cm" svg:height="0.937cm" svg:x="13.423cm" svg:y="14.446cm">
          <text:list text:style-name="L1">
            <text:list-header>
              <text:p text:style-name="P5"><text:span text:style-name="T4">thread.e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23cm" svg:height="0.937cm" svg:x="13.3cm" svg:y="15.249cm">
          <text:list text:style-name="L1">
            <text:list-header>
              <text:p text:style-name="P5"><text:span text:style-name="T4">thread.e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23cm" svg:height="0.937cm" svg:x="13.3cm" svg:y="16.047cm">
          <text:list text:style-name="L1">
            <text:list-header>
              <text:p text:style-name="P5"><text:span text:style-name="T4">thread.esp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3.828cm" svg:height="0.937cm" svg:x="12.872cm" svg:y="12.982cm">
          <text:list text:style-name="L1">
            <text:list-header>
              <text:p text:style-name="P16"><text:span text:style-name="T7">task_struc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2.024cm" svg:y1="2.571cm" svg:x2="9.313cm" svg:y2="2.571cm">
          <text:p/>
        </draw:line>
        <draw:line draw:style-name="gr15" draw:text-style-name="P6" draw:layer="layout" svg:x1="1.904cm" svg:y1="2.571cm" svg:x2="1.891cm" svg:y2="16.779cm">
          <text:p/>
        </draw:line>
        <draw:line draw:style-name="gr15" draw:text-style-name="P6" draw:layer="layout" svg:x1="24.13cm" svg:y1="2.54cm" svg:x2="24.046cm" svg:y2="16.779cm">
          <text:p/>
        </draw:line>
        <draw:line draw:style-name="gr15" draw:text-style-name="P6" draw:layer="layout" svg:x1="16.722cm" svg:y1="2.54cm" svg:x2="24.13cm" svg:y2="2.54cm">
          <text:p/>
        </draw:line>
        <draw:custom-shape draw:style-name="gr2" draw:text-style-name="P3" draw:layer="layout" svg:width="3.201cm" svg:height="1.023cm" svg:x="3.81cm" svg:y="2.359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.914cm" svg:height="0.937cm" svg:x="4.233cm" svg:y="14.517cm">
          <text:list text:style-name="L1">
            <text:list-header>
              <text:p text:style-name="P18"><text:span text:style-name="T4">$1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3.521cm" svg:height="1.277cm" svg:x="1.482cm" svg:y="0.454cm">
          <text:list text:style-name="L2">
            <text:list-header>
              <text:p text:style-name="P11"><text:span text:style-name="T3">#7 – switch_to:</text:span><text:span text:style-name="T12"> </text:span><text:span text:style-name="T3">save return address on the stack of n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.914cm" svg:height="0.937cm" svg:x="18.838cm" svg:y="11.642cm">
          <text:list text:style-name="L1">
            <text:list-header>
              <text:p text:style-name="P18"><text:span text:style-name="T4">$1f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6" draw:text-style-name="P6" draw:layer="layout" svg:x1="0.423cm" svg:y1="2.571cm" svg:x2="0.423cm" svg:y2="16.51cm">
            <text:p/>
          </draw:line>
          <draw:g>
            <draw:line draw:style-name="gr7" draw:text-style-name="P6" draw:layer="layout" svg:x1="0.423cm" svg:y1="2.571cm" svg:x2="1.905cm" svg:y2="2.571cm">
              <text:p/>
            </draw:line>
            <draw:line draw:style-name="gr16" draw:text-style-name="P6" draw:layer="layout" svg:x1="0.423cm" svg:y1="16.51cm" svg:x2="3.175cm" svg:y2="16.51cm">
              <text:p/>
            </draw:line>
          </draw:g>
        </draw:g>
        <draw:g>
          <draw:line draw:style-name="gr7" draw:text-style-name="P6" draw:layer="layout" svg:x1="1.058cm" svg:y1="10.98cm" svg:x2="1.861cm" svg:y2="10.98cm">
            <text:p/>
          </draw:line>
          <draw:line draw:style-name="gr16" draw:text-style-name="P6" draw:layer="layout" svg:x1="1.058cm" svg:y1="10.98cm" svg:x2="1.058cm" svg:y2="15.875cm">
            <text:p/>
          </draw:line>
          <draw:line draw:style-name="gr16" draw:text-style-name="P6" draw:layer="layout" svg:x1="1.058cm" svg:y1="15.875cm" svg:x2="3.175cm" svg:y2="15.875cm">
            <text:p/>
          </draw:line>
        </draw:g>
        <draw:g>
          <draw:line draw:style-name="gr7" draw:text-style-name="P6" draw:layer="layout" svg:x1="24.976cm" svg:y1="2.54cm" svg:x2="24.129cm" svg:y2="2.54cm">
            <text:p/>
          </draw:line>
          <draw:line draw:style-name="gr16" draw:text-style-name="P6" draw:layer="layout" svg:x1="24.977cm" svg:y1="2.54cm" svg:x2="24.977cm" svg:y2="16.51cm">
            <text:p/>
          </draw:line>
          <draw:line draw:style-name="gr16" draw:text-style-name="P6" draw:layer="layout" svg:x1="24.976cm" svg:y1="16.51cm" svg:x2="22.647cm" svg:y2="16.51cm">
            <text:p/>
          </draw:line>
        </draw:g>
        <draw:custom-shape draw:style-name="gr2" draw:text-style-name="P3" draw:layer="layout" svg:width="3.202cm" svg:height="1.023cm" svg:x="18.6cm" svg:y="2.328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9" presentation:class="page"/>
          <draw:frame presentation:style-name="pr1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Slide 10" draw:style-name="dp1" draw:master-page-name="Default" presentation:use-date-time-name="dtd1">
        <draw:custom-shape draw:style-name="gr2" draw:text-style-name="P3" draw:layer="layout" svg:width="3.202cm" svg:height="1.023cm" svg:x="18.441cm" svg:y="1.521cm">
          <text:list text:style-name="L3">
            <text:list-header>
              <text:p text:style-name="P13"><text:span text:style-name="T9">n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1cm" svg:height="1.023cm" svg:x="3.81cm" svg:y="1.521cm">
          <text:list text:style-name="L3">
            <text:list-header>
              <text:p text:style-name="P13"><text:span text:style-name="T9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7.395cm" svg:height="10.407cm" svg:x="1.905cm" svg:y="2.5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04cm" svg:height="4.198cm" svg:x="1.901cm" svg:y="13.58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.98cm" svg:y1="7.549cm" svg:x2="9.3cm" svg:y2="7.549cm">
          <text:p/>
        </draw:line>
        <draw:line draw:style-name="gr12" draw:text-style-name="P6" draw:layer="layout" svg:x1="1.98cm" svg:y1="8.546cm" svg:x2="9.3cm" svg:y2="8.546cm">
          <text:p/>
        </draw:line>
        <draw:line draw:style-name="gr12" draw:text-style-name="P6" draw:layer="layout" svg:x1="2.011cm" svg:y1="10.548cm" svg:x2="9.3cm" svg:y2="10.548cm">
          <text:p/>
        </draw:line>
        <draw:line draw:style-name="gr15" draw:text-style-name="P6" draw:layer="layout" svg:x1="1.98cm" svg:y1="5.547cm" svg:x2="9.3cm" svg:y2="5.547cm">
          <text:p/>
        </draw:line>
        <draw:line draw:style-name="gr16" draw:text-style-name="P6" draw:layer="layout" svg:x1="1.98cm" svg:y1="6.548cm" svg:x2="9.3cm" svg:y2="6.548cm">
          <text:p/>
        </draw:line>
        <draw:line draw:style-name="gr15" draw:text-style-name="P6" draw:layer="layout" svg:x1="9.312cm" svg:y1="2.571cm" svg:x2="9.299cm" svg:y2="16.779cm">
          <text:p/>
        </draw:line>
        <draw:custom-shape draw:style-name="gr4" draw:text-style-name="P3" draw:layer="layout" svg:width="7.465cm" svg:height="0.768cm" svg:x="2.236cm" svg:y="3.581cm">
          <text:list text:style-name="L1">
            <text:list-header>
              <text:p text:style-name="P15"><text:span text:style-name="T11">Schedule() saved EAX, ECX, ED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2.55cm" svg:x2="9.3cm" svg:y2="12.55cm">
          <text:p/>
        </draw:line>
        <draw:custom-shape draw:style-name="gr2" draw:text-style-name="P3" draw:layer="layout" svg:width="8.467cm" svg:height="0.768cm" svg:x="1.499cm" svg:y="6.548cm">
          <text:list text:style-name="L1">
            <text:list-header>
              <text:p text:style-name="P17"><text:span text:style-name="T11">Old (schedule’s()) EB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4.546cm">
          <text:list text:style-name="L1">
            <text:list-header>
              <text:p text:style-name="P17"><text:span text:style-name="T11">Arguments to contex_swit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5.547cm">
          <text:list text:style-name="L1">
            <text:list-header>
              <text:p text:style-name="P17"><text:span text:style-name="T11">Return address to schedule(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6" draw:layer="layout" svg:x1="2.011cm" svg:y1="4.546cm" svg:x2="9.3cm" svg:y2="4.546cm">
          <text:p/>
        </draw:line>
        <draw:line draw:style-name="gr12" draw:text-style-name="P6" draw:layer="layout" svg:x1="2.011cm" svg:y1="9.547cm" svg:x2="9.3cm" svg:y2="9.547cm">
          <text:p/>
        </draw:line>
        <draw:line draw:style-name="gr15" draw:text-style-name="P6" draw:layer="layout" svg:x1="2.011cm" svg:y1="3.55cm" svg:x2="9.3cm" svg:y2="3.55cm">
          <text:p/>
        </draw:line>
        <draw:line draw:style-name="gr12" draw:text-style-name="P6" draw:layer="layout" svg:x1="1.98cm" svg:y1="17.78cm" svg:x2="9.3cm" svg:y2="17.78cm">
          <text:p/>
        </draw:line>
        <draw:line draw:style-name="gr12" draw:text-style-name="P6" draw:layer="layout" svg:x1="1.98cm" svg:y1="16.982cm" svg:x2="9.3cm" svg:y2="16.982cm">
          <text:p/>
        </draw:line>
        <draw:line draw:style-name="gr12" draw:text-style-name="P6" draw:layer="layout" svg:x1="1.98cm" svg:y1="16.184cm" svg:x2="9.3cm" svg:y2="16.184cm">
          <text:p/>
        </draw:line>
        <draw:line draw:style-name="gr12" draw:text-style-name="P6" draw:layer="layout" svg:x1="1.98cm" svg:y1="15.381cm" svg:x2="9.3cm" svg:y2="15.381cm">
          <text:p/>
        </draw:line>
        <draw:line draw:style-name="gr12" draw:text-style-name="P6" draw:layer="layout" svg:x1="1.98cm" svg:y1="14.583cm" svg:x2="9.3cm" svg:y2="14.583cm">
          <text:p/>
        </draw:line>
        <draw:custom-shape draw:style-name="gr2" draw:text-style-name="P3" draw:layer="layout" svg:width="8.467cm" svg:height="0.768cm" svg:x="1.098cm" svg:y="9.578cm">
          <text:list text:style-name="L1">
            <text:list-header>
              <text:p text:style-name="P17"><text:span text:style-name="T11">E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098cm" svg:y="8.577cm">
          <text:list text:style-name="L1">
            <text:list-header>
              <text:p text:style-name="P17"><text:span text:style-name="T11">E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098cm" svg:y="10.579cm">
          <text:list text:style-name="L1">
            <text:list-header>
              <text:p text:style-name="P17"><text:span text:style-name="T11">EB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2cm" svg:height="1.023cm" svg:x="3.898cm" svg:y="7.377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1.58cm" svg:x2="9.3cm" svg:y2="11.58cm">
          <text:p/>
        </draw:line>
        <draw:g>
          <draw:custom-shape draw:style-name="gr20" draw:text-style-name="P3" draw:layer="layout" svg:width="3.828cm" svg:height="0.937cm" svg:x="8.872cm" svg:y="12.982cm">
            <text:list text:style-name="L1">
              <text:list-header>
                <text:p text:style-name="P16"><text:span text:style-name="T7">task_struc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598cm" svg:height="0.937cm" svg:x="9.3cm" svg:y="14.446cm">
            <text:list text:style-name="L1">
              <text:list-header>
                <text:p text:style-name="P5"><text:span text:style-name="T4">thread.ei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5.249cm">
            <text:list text:style-name="L1">
              <text:list-header>
                <text:p text:style-name="P5"><text:span text:style-name="T4">thread.es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6.047cm">
            <text:list text:style-name="L1">
              <text:list-header>
                <text:p text:style-name="P5"><text:span text:style-name="T4">thread.esp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1" draw:text-style-name="P3" draw:layer="layout" svg:width="7.413cm" svg:height="10.438cm" svg:x="16.717cm" svg:y="2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04cm" svg:height="4.198cm" svg:x="16.638cm" svg:y="13.58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6.717cm" svg:y1="7.549cm" svg:x2="24.037cm" svg:y2="7.549cm">
          <text:p/>
        </draw:line>
        <draw:line draw:style-name="gr12" draw:text-style-name="P6" draw:layer="layout" svg:x1="16.717cm" svg:y1="8.546cm" svg:x2="24.037cm" svg:y2="8.546cm">
          <text:p/>
        </draw:line>
        <draw:line draw:style-name="gr12" draw:text-style-name="P6" draw:layer="layout" svg:x1="16.748cm" svg:y1="10.548cm" svg:x2="24.037cm" svg:y2="10.548cm">
          <text:p/>
        </draw:line>
        <draw:line draw:style-name="gr15" draw:text-style-name="P6" draw:layer="layout" svg:x1="16.722cm" svg:y1="2.54cm" svg:x2="16.638cm" svg:y2="16.779cm">
          <text:p/>
        </draw:line>
        <draw:line draw:style-name="gr15" draw:text-style-name="P6" draw:layer="layout" svg:x1="16.717cm" svg:y1="5.547cm" svg:x2="24.037cm" svg:y2="5.547cm">
          <text:p/>
        </draw:line>
        <draw:line draw:style-name="gr16" draw:text-style-name="P6" draw:layer="layout" svg:x1="16.717cm" svg:y1="6.548cm" svg:x2="24.037cm" svg:y2="6.548cm">
          <text:p/>
        </draw:line>
        <draw:custom-shape draw:style-name="gr4" draw:text-style-name="P3" draw:layer="layout" svg:width="7.466cm" svg:height="0.768cm" svg:x="16.973cm" svg:y="3.581cm">
          <text:list text:style-name="L1">
            <text:list-header>
              <text:p text:style-name="P15"><text:span text:style-name="T11">Schedule() saved EAX, ECX, ED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6.638cm" svg:y1="12.55cm" svg:x2="24.037cm" svg:y2="12.55cm">
          <text:p/>
        </draw:line>
        <draw:custom-shape draw:style-name="gr2" draw:text-style-name="P3" draw:layer="layout" svg:width="8.466cm" svg:height="0.768cm" svg:x="16.237cm" svg:y="6.548cm">
          <text:list text:style-name="L1">
            <text:list-header>
              <text:p text:style-name="P17"><text:span text:style-name="T11">Old (schedule’s()) EB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6cm" svg:height="0.768cm" svg:x="16.237cm" svg:y="4.546cm">
          <text:list text:style-name="L1">
            <text:list-header>
              <text:p text:style-name="P17"><text:span text:style-name="T11">Arguments to contex_swit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6cm" svg:height="0.768cm" svg:x="16.237cm" svg:y="5.547cm">
          <text:list text:style-name="L1">
            <text:list-header>
              <text:p text:style-name="P17"><text:span text:style-name="T11">Return address to schedule(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6" draw:layer="layout" svg:x1="16.748cm" svg:y1="4.546cm" svg:x2="24.037cm" svg:y2="4.546cm">
          <text:p/>
        </draw:line>
        <draw:line draw:style-name="gr12" draw:text-style-name="P6" draw:layer="layout" svg:x1="16.748cm" svg:y1="9.547cm" svg:x2="24.037cm" svg:y2="9.547cm">
          <text:p/>
        </draw:line>
        <draw:line draw:style-name="gr15" draw:text-style-name="P6" draw:layer="layout" svg:x1="16.748cm" svg:y1="3.55cm" svg:x2="24.037cm" svg:y2="3.55cm">
          <text:p/>
        </draw:line>
        <draw:line draw:style-name="gr12" draw:text-style-name="P6" draw:layer="layout" svg:x1="16.717cm" svg:y1="17.78cm" svg:x2="24.037cm" svg:y2="17.78cm">
          <text:p/>
        </draw:line>
        <draw:line draw:style-name="gr12" draw:text-style-name="P6" draw:layer="layout" svg:x1="16.717cm" svg:y1="16.982cm" svg:x2="24.037cm" svg:y2="16.982cm">
          <text:p/>
        </draw:line>
        <draw:line draw:style-name="gr12" draw:text-style-name="P6" draw:layer="layout" svg:x1="16.717cm" svg:y1="16.184cm" svg:x2="24.037cm" svg:y2="16.184cm">
          <text:p/>
        </draw:line>
        <draw:line draw:style-name="gr12" draw:text-style-name="P6" draw:layer="layout" svg:x1="16.717cm" svg:y1="15.381cm" svg:x2="24.037cm" svg:y2="15.381cm">
          <text:p/>
        </draw:line>
        <draw:line draw:style-name="gr12" draw:text-style-name="P6" draw:layer="layout" svg:x1="16.717cm" svg:y1="14.583cm" svg:x2="24.037cm" svg:y2="14.583cm">
          <text:p/>
        </draw:line>
        <draw:custom-shape draw:style-name="gr2" draw:text-style-name="P3" draw:layer="layout" svg:width="8.467cm" svg:height="0.768cm" svg:x="15.835cm" svg:y="9.578cm">
          <text:list text:style-name="L1">
            <text:list-header>
              <text:p text:style-name="P17"><text:span text:style-name="T11">E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5.835cm" svg:y="8.577cm">
          <text:list text:style-name="L1">
            <text:list-header>
              <text:p text:style-name="P17"><text:span text:style-name="T11">E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5.835cm" svg:y="10.579cm">
          <text:list text:style-name="L1">
            <text:list-header>
              <text:p text:style-name="P17"><text:span text:style-name="T11">EB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2cm" svg:height="1.023cm" svg:x="18.635cm" svg:y="7.377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6.638cm" svg:y1="11.58cm" svg:x2="24.037cm" svg:y2="11.58cm">
          <text:p/>
        </draw:line>
        <draw:line draw:style-name="gr7" draw:text-style-name="P6" draw:layer="layout" svg:x1="14.305cm" svg:y1="12.052cm" svg:x2="16.501cm" svg:y2="12.052cm">
          <text:p/>
        </draw:line>
        <draw:custom-shape draw:style-name="gr2" draw:text-style-name="P3" draw:layer="layout" svg:width="2.002cm" svg:height="1.023cm" svg:x="14.301cm" svg:y="11.853cm">
          <text:list text:style-name="L1">
            <text:list-header>
              <text:p text:style-name="P14"><text:span text:style-name="T5">e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.914cm" svg:height="0.937cm" svg:x="18.904cm" svg:y="14.579cm">
          <text:list text:style-name="L1">
            <text:list-header>
              <text:p text:style-name="P18"><text:span text:style-name="T4">$1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99cm" svg:height="0.937cm" svg:x="13.423cm" svg:y="14.446cm">
          <text:list text:style-name="L1">
            <text:list-header>
              <text:p text:style-name="P5"><text:span text:style-name="T4">thread.e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23cm" svg:height="0.937cm" svg:x="13.3cm" svg:y="15.249cm">
          <text:list text:style-name="L1">
            <text:list-header>
              <text:p text:style-name="P5"><text:span text:style-name="T4">thread.e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23cm" svg:height="0.937cm" svg:x="13.3cm" svg:y="16.047cm">
          <text:list text:style-name="L1">
            <text:list-header>
              <text:p text:style-name="P5"><text:span text:style-name="T4">thread.esp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3.828cm" svg:height="0.937cm" svg:x="12.872cm" svg:y="12.982cm">
          <text:list text:style-name="L1">
            <text:list-header>
              <text:p text:style-name="P16"><text:span text:style-name="T7">task_struc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2.024cm" svg:y1="2.571cm" svg:x2="9.313cm" svg:y2="2.571cm">
          <text:p/>
        </draw:line>
        <draw:line draw:style-name="gr15" draw:text-style-name="P6" draw:layer="layout" svg:x1="1.904cm" svg:y1="2.571cm" svg:x2="1.891cm" svg:y2="16.779cm">
          <text:p/>
        </draw:line>
        <draw:line draw:style-name="gr15" draw:text-style-name="P6" draw:layer="layout" svg:x1="24.13cm" svg:y1="2.54cm" svg:x2="24.046cm" svg:y2="16.779cm">
          <text:p/>
        </draw:line>
        <draw:line draw:style-name="gr15" draw:text-style-name="P6" draw:layer="layout" svg:x1="16.722cm" svg:y1="2.54cm" svg:x2="24.13cm" svg:y2="2.54cm">
          <text:p/>
        </draw:line>
        <draw:custom-shape draw:style-name="gr2" draw:text-style-name="P3" draw:layer="layout" svg:width="3.201cm" svg:height="1.023cm" svg:x="3.81cm" svg:y="2.359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.914cm" svg:height="0.937cm" svg:x="4.233cm" svg:y="14.517cm">
          <text:list text:style-name="L1">
            <text:list-header>
              <text:p text:style-name="P18"><text:span text:style-name="T4">$1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.914cm" svg:height="0.937cm" svg:x="18.838cm" svg:y="11.642cm">
          <text:list text:style-name="L1">
            <text:list-header>
              <text:p text:style-name="P18"><text:span text:style-name="T4">$1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703cm" svg:height="1.277cm" svg:x="0.697cm" svg:y="0.454cm">
          <text:list text:style-name="L2">
            <text:list-header>
              <text:p text:style-name="P11"><text:span text:style-name="T3">#8 – __switch_to func:</text:span><text:span text:style-name="T12"> </text:span><text:span text:style-name="T3">save the base of next’s stack in TS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g>
              <draw:custom-shape draw:style-name="gr6" draw:text-style-name="P3" draw:layer="layout" svg:width="2.429cm" svg:height="2.399cm" svg:x="11.642cm" svg:y="6.513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6" draw:layer="layout" svg:x1="11.642cm" svg:y1="8.114cm" svg:x2="14.071cm" svg:y2="8.114cm">
                <text:p/>
              </draw:line>
              <draw:line draw:style-name="gr12" draw:text-style-name="P6" draw:layer="layout" svg:x1="11.642cm" svg:y1="7.315cm" svg:x2="14.071cm" svg:y2="7.31cm">
                <text:p/>
              </draw:line>
            </draw:g>
            <draw:custom-shape draw:style-name="gr2" draw:text-style-name="P3" draw:layer="layout" svg:width="2.734cm" svg:height="0.937cm" svg:x="11.853cm" svg:y="5.644cm">
              <text:list text:style-name="L1">
                <text:list-header>
                  <text:p text:style-name="P10"><text:span text:style-name="T7">TS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2.976cm" svg:height="0.853cm" svg:x="13.957cm" svg:y="7.179cm">
              <text:list text:style-name="L1">
                <text:list-header>
                  <text:p text:style-name="P9"><text:span text:style-name="T6">tss-&gt;esp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line draw:style-name="gr16" draw:text-style-name="P6" draw:layer="layout" svg:x1="12.489cm" svg:y1="7.832cm" svg:x2="12.489cm" svg:y2="2.54cm">
              <text:p/>
            </draw:line>
            <draw:line draw:style-name="gr7" draw:text-style-name="P6" draw:layer="layout" svg:x1="12.49cm" svg:y1="2.54cm" svg:x2="16.723cm" svg:y2="2.54cm">
              <text:p/>
            </draw:line>
          </draw:g>
        </draw:g>
        <draw:g>
          <draw:line draw:style-name="gr16" draw:text-style-name="P6" draw:layer="layout" svg:x1="0.423cm" svg:y1="2.571cm" svg:x2="0.423cm" svg:y2="16.51cm">
            <text:p/>
          </draw:line>
          <draw:g>
            <draw:line draw:style-name="gr7" draw:text-style-name="P6" draw:layer="layout" svg:x1="0.423cm" svg:y1="2.571cm" svg:x2="1.905cm" svg:y2="2.571cm">
              <text:p/>
            </draw:line>
            <draw:line draw:style-name="gr16" draw:text-style-name="P6" draw:layer="layout" svg:x1="0.423cm" svg:y1="16.51cm" svg:x2="3.175cm" svg:y2="16.51cm">
              <text:p/>
            </draw:line>
          </draw:g>
        </draw:g>
        <draw:g>
          <draw:line draw:style-name="gr7" draw:text-style-name="P6" draw:layer="layout" svg:x1="1.058cm" svg:y1="10.98cm" svg:x2="1.861cm" svg:y2="10.98cm">
            <text:p/>
          </draw:line>
          <draw:line draw:style-name="gr16" draw:text-style-name="P6" draw:layer="layout" svg:x1="1.058cm" svg:y1="10.98cm" svg:x2="1.058cm" svg:y2="15.875cm">
            <text:p/>
          </draw:line>
          <draw:line draw:style-name="gr16" draw:text-style-name="P6" draw:layer="layout" svg:x1="1.058cm" svg:y1="15.875cm" svg:x2="3.175cm" svg:y2="15.875cm">
            <text:p/>
          </draw:line>
        </draw:g>
        <draw:g>
          <draw:line draw:style-name="gr7" draw:text-style-name="P6" draw:layer="layout" svg:x1="24.976cm" svg:y1="2.54cm" svg:x2="24.129cm" svg:y2="2.54cm">
            <text:p/>
          </draw:line>
          <draw:line draw:style-name="gr16" draw:text-style-name="P6" draw:layer="layout" svg:x1="24.977cm" svg:y1="2.54cm" svg:x2="24.977cm" svg:y2="16.51cm">
            <text:p/>
          </draw:line>
          <draw:line draw:style-name="gr16" draw:text-style-name="P6" draw:layer="layout" svg:x1="24.976cm" svg:y1="16.51cm" svg:x2="22.647cm" svg:y2="16.51cm">
            <text:p/>
          </draw:line>
        </draw:g>
        <draw:custom-shape draw:style-name="gr2" draw:text-style-name="P3" draw:layer="layout" svg:width="3.202cm" svg:height="1.023cm" svg:x="18.6cm" svg:y="2.328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0" presentation:class="page"/>
          <draw:frame presentation:style-name="pr1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Slide 11" draw:style-name="dp1" draw:master-page-name="Default" presentation:use-date-time-name="dtd1">
        <draw:custom-shape draw:style-name="gr2" draw:text-style-name="P3" draw:layer="layout" svg:width="3.202cm" svg:height="1.023cm" svg:x="18.441cm" svg:y="1.521cm">
          <text:list text:style-name="L3">
            <text:list-header>
              <text:p text:style-name="P13"><text:span text:style-name="T9">n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1cm" svg:height="1.023cm" svg:x="3.81cm" svg:y="1.521cm">
          <text:list text:style-name="L3">
            <text:list-header>
              <text:p text:style-name="P13"><text:span text:style-name="T9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7.395cm" svg:height="10.407cm" svg:x="1.905cm" svg:y="2.5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04cm" svg:height="4.198cm" svg:x="1.901cm" svg:y="13.58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.98cm" svg:y1="7.549cm" svg:x2="9.3cm" svg:y2="7.549cm">
          <text:p/>
        </draw:line>
        <draw:line draw:style-name="gr12" draw:text-style-name="P6" draw:layer="layout" svg:x1="1.98cm" svg:y1="8.546cm" svg:x2="9.3cm" svg:y2="8.546cm">
          <text:p/>
        </draw:line>
        <draw:line draw:style-name="gr12" draw:text-style-name="P6" draw:layer="layout" svg:x1="2.011cm" svg:y1="10.548cm" svg:x2="9.3cm" svg:y2="10.548cm">
          <text:p/>
        </draw:line>
        <draw:line draw:style-name="gr15" draw:text-style-name="P6" draw:layer="layout" svg:x1="1.98cm" svg:y1="5.547cm" svg:x2="9.3cm" svg:y2="5.547cm">
          <text:p/>
        </draw:line>
        <draw:line draw:style-name="gr16" draw:text-style-name="P6" draw:layer="layout" svg:x1="1.98cm" svg:y1="6.548cm" svg:x2="9.3cm" svg:y2="6.548cm">
          <text:p/>
        </draw:line>
        <draw:line draw:style-name="gr15" draw:text-style-name="P6" draw:layer="layout" svg:x1="9.312cm" svg:y1="2.571cm" svg:x2="9.299cm" svg:y2="16.779cm">
          <text:p/>
        </draw:line>
        <draw:custom-shape draw:style-name="gr4" draw:text-style-name="P3" draw:layer="layout" svg:width="7.465cm" svg:height="0.768cm" svg:x="2.236cm" svg:y="3.581cm">
          <text:list text:style-name="L1">
            <text:list-header>
              <text:p text:style-name="P15"><text:span text:style-name="T11">Schedule() saved EAX, ECX, ED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2.55cm" svg:x2="9.3cm" svg:y2="12.55cm">
          <text:p/>
        </draw:line>
        <draw:custom-shape draw:style-name="gr2" draw:text-style-name="P3" draw:layer="layout" svg:width="8.467cm" svg:height="0.768cm" svg:x="1.499cm" svg:y="6.548cm">
          <text:list text:style-name="L1">
            <text:list-header>
              <text:p text:style-name="P17"><text:span text:style-name="T11">Old (schedule’s()) EB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4.546cm">
          <text:list text:style-name="L1">
            <text:list-header>
              <text:p text:style-name="P17"><text:span text:style-name="T11">Arguments to contex_swit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5.547cm">
          <text:list text:style-name="L1">
            <text:list-header>
              <text:p text:style-name="P17"><text:span text:style-name="T11">Return address to schedule(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6" draw:layer="layout" svg:x1="2.011cm" svg:y1="4.546cm" svg:x2="9.3cm" svg:y2="4.546cm">
          <text:p/>
        </draw:line>
        <draw:line draw:style-name="gr12" draw:text-style-name="P6" draw:layer="layout" svg:x1="2.011cm" svg:y1="9.547cm" svg:x2="9.3cm" svg:y2="9.547cm">
          <text:p/>
        </draw:line>
        <draw:line draw:style-name="gr15" draw:text-style-name="P6" draw:layer="layout" svg:x1="2.011cm" svg:y1="3.55cm" svg:x2="9.3cm" svg:y2="3.55cm">
          <text:p/>
        </draw:line>
        <draw:line draw:style-name="gr12" draw:text-style-name="P6" draw:layer="layout" svg:x1="1.98cm" svg:y1="17.78cm" svg:x2="9.3cm" svg:y2="17.78cm">
          <text:p/>
        </draw:line>
        <draw:line draw:style-name="gr12" draw:text-style-name="P6" draw:layer="layout" svg:x1="1.98cm" svg:y1="16.982cm" svg:x2="9.3cm" svg:y2="16.982cm">
          <text:p/>
        </draw:line>
        <draw:line draw:style-name="gr12" draw:text-style-name="P6" draw:layer="layout" svg:x1="1.98cm" svg:y1="16.184cm" svg:x2="9.3cm" svg:y2="16.184cm">
          <text:p/>
        </draw:line>
        <draw:line draw:style-name="gr12" draw:text-style-name="P6" draw:layer="layout" svg:x1="1.98cm" svg:y1="15.381cm" svg:x2="9.3cm" svg:y2="15.381cm">
          <text:p/>
        </draw:line>
        <draw:line draw:style-name="gr12" draw:text-style-name="P6" draw:layer="layout" svg:x1="1.98cm" svg:y1="14.583cm" svg:x2="9.3cm" svg:y2="14.583cm">
          <text:p/>
        </draw:line>
        <draw:custom-shape draw:style-name="gr2" draw:text-style-name="P3" draw:layer="layout" svg:width="8.467cm" svg:height="0.768cm" svg:x="1.098cm" svg:y="9.578cm">
          <text:list text:style-name="L1">
            <text:list-header>
              <text:p text:style-name="P17"><text:span text:style-name="T11">E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098cm" svg:y="8.577cm">
          <text:list text:style-name="L1">
            <text:list-header>
              <text:p text:style-name="P17"><text:span text:style-name="T11">E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098cm" svg:y="10.579cm">
          <text:list text:style-name="L1">
            <text:list-header>
              <text:p text:style-name="P17"><text:span text:style-name="T11">EB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2cm" svg:height="1.023cm" svg:x="3.898cm" svg:y="7.377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1.58cm" svg:x2="9.3cm" svg:y2="11.58cm">
          <text:p/>
        </draw:line>
        <draw:g>
          <draw:custom-shape draw:style-name="gr20" draw:text-style-name="P3" draw:layer="layout" svg:width="3.828cm" svg:height="0.937cm" svg:x="8.872cm" svg:y="12.982cm">
            <text:list text:style-name="L1">
              <text:list-header>
                <text:p text:style-name="P16"><text:span text:style-name="T7">task_struc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598cm" svg:height="0.937cm" svg:x="9.3cm" svg:y="14.446cm">
            <text:list text:style-name="L1">
              <text:list-header>
                <text:p text:style-name="P5"><text:span text:style-name="T4">thread.ei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5.249cm">
            <text:list text:style-name="L1">
              <text:list-header>
                <text:p text:style-name="P5"><text:span text:style-name="T4">thread.es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6.047cm">
            <text:list text:style-name="L1">
              <text:list-header>
                <text:p text:style-name="P5"><text:span text:style-name="T4">thread.esp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1" draw:text-style-name="P3" draw:layer="layout" svg:width="7.413cm" svg:height="10.438cm" svg:x="16.717cm" svg:y="2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04cm" svg:height="4.198cm" svg:x="16.638cm" svg:y="13.58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6.717cm" svg:y1="7.549cm" svg:x2="24.037cm" svg:y2="7.549cm">
          <text:p/>
        </draw:line>
        <draw:line draw:style-name="gr12" draw:text-style-name="P6" draw:layer="layout" svg:x1="16.717cm" svg:y1="8.546cm" svg:x2="24.037cm" svg:y2="8.546cm">
          <text:p/>
        </draw:line>
        <draw:line draw:style-name="gr12" draw:text-style-name="P6" draw:layer="layout" svg:x1="16.748cm" svg:y1="10.548cm" svg:x2="24.037cm" svg:y2="10.548cm">
          <text:p/>
        </draw:line>
        <draw:line draw:style-name="gr15" draw:text-style-name="P6" draw:layer="layout" svg:x1="16.722cm" svg:y1="2.54cm" svg:x2="16.638cm" svg:y2="16.779cm">
          <text:p/>
        </draw:line>
        <draw:line draw:style-name="gr15" draw:text-style-name="P6" draw:layer="layout" svg:x1="16.717cm" svg:y1="5.547cm" svg:x2="24.037cm" svg:y2="5.547cm">
          <text:p/>
        </draw:line>
        <draw:line draw:style-name="gr16" draw:text-style-name="P6" draw:layer="layout" svg:x1="16.717cm" svg:y1="6.548cm" svg:x2="24.037cm" svg:y2="6.548cm">
          <text:p/>
        </draw:line>
        <draw:custom-shape draw:style-name="gr4" draw:text-style-name="P3" draw:layer="layout" svg:width="7.466cm" svg:height="0.768cm" svg:x="16.973cm" svg:y="3.581cm">
          <text:list text:style-name="L1">
            <text:list-header>
              <text:p text:style-name="P15"><text:span text:style-name="T11">Schedule() saved EAX, ECX, ED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6.638cm" svg:y1="12.55cm" svg:x2="24.037cm" svg:y2="12.55cm">
          <text:p/>
        </draw:line>
        <draw:custom-shape draw:style-name="gr2" draw:text-style-name="P3" draw:layer="layout" svg:width="8.466cm" svg:height="0.768cm" svg:x="16.237cm" svg:y="6.548cm">
          <text:list text:style-name="L1">
            <text:list-header>
              <text:p text:style-name="P17"><text:span text:style-name="T11">Old (schedule’s()) EB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6cm" svg:height="0.768cm" svg:x="16.237cm" svg:y="4.546cm">
          <text:list text:style-name="L1">
            <text:list-header>
              <text:p text:style-name="P17"><text:span text:style-name="T11">Arguments to contex_swit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6cm" svg:height="0.768cm" svg:x="16.237cm" svg:y="5.547cm">
          <text:list text:style-name="L1">
            <text:list-header>
              <text:p text:style-name="P17"><text:span text:style-name="T11">Return address to schedule(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6" draw:layer="layout" svg:x1="16.748cm" svg:y1="4.546cm" svg:x2="24.037cm" svg:y2="4.546cm">
          <text:p/>
        </draw:line>
        <draw:line draw:style-name="gr12" draw:text-style-name="P6" draw:layer="layout" svg:x1="16.748cm" svg:y1="9.547cm" svg:x2="24.037cm" svg:y2="9.547cm">
          <text:p/>
        </draw:line>
        <draw:line draw:style-name="gr15" draw:text-style-name="P6" draw:layer="layout" svg:x1="16.748cm" svg:y1="3.55cm" svg:x2="24.037cm" svg:y2="3.55cm">
          <text:p/>
        </draw:line>
        <draw:line draw:style-name="gr12" draw:text-style-name="P6" draw:layer="layout" svg:x1="16.717cm" svg:y1="17.78cm" svg:x2="24.037cm" svg:y2="17.78cm">
          <text:p/>
        </draw:line>
        <draw:line draw:style-name="gr12" draw:text-style-name="P6" draw:layer="layout" svg:x1="16.717cm" svg:y1="16.982cm" svg:x2="24.037cm" svg:y2="16.982cm">
          <text:p/>
        </draw:line>
        <draw:line draw:style-name="gr12" draw:text-style-name="P6" draw:layer="layout" svg:x1="16.717cm" svg:y1="16.184cm" svg:x2="24.037cm" svg:y2="16.184cm">
          <text:p/>
        </draw:line>
        <draw:line draw:style-name="gr12" draw:text-style-name="P6" draw:layer="layout" svg:x1="16.717cm" svg:y1="15.381cm" svg:x2="24.037cm" svg:y2="15.381cm">
          <text:p/>
        </draw:line>
        <draw:line draw:style-name="gr12" draw:text-style-name="P6" draw:layer="layout" svg:x1="16.717cm" svg:y1="14.583cm" svg:x2="24.037cm" svg:y2="14.583cm">
          <text:p/>
        </draw:line>
        <draw:custom-shape draw:style-name="gr2" draw:text-style-name="P3" draw:layer="layout" svg:width="8.467cm" svg:height="0.768cm" svg:x="15.835cm" svg:y="9.578cm">
          <text:list text:style-name="L1">
            <text:list-header>
              <text:p text:style-name="P17"><text:span text:style-name="T11">E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5.835cm" svg:y="8.577cm">
          <text:list text:style-name="L1">
            <text:list-header>
              <text:p text:style-name="P17"><text:span text:style-name="T11">E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5.835cm" svg:y="10.579cm">
          <text:list text:style-name="L1">
            <text:list-header>
              <text:p text:style-name="P17"><text:span text:style-name="T11">EB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2cm" svg:height="1.023cm" svg:x="18.635cm" svg:y="7.377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6.638cm" svg:y1="11.58cm" svg:x2="24.037cm" svg:y2="11.58cm">
          <text:p/>
        </draw:line>
        <draw:line draw:style-name="gr7" draw:text-style-name="P6" draw:layer="layout" svg:x1="14.305cm" svg:y1="10.993cm" svg:x2="16.501cm" svg:y2="10.993cm">
          <text:p/>
        </draw:line>
        <draw:custom-shape draw:style-name="gr2" draw:text-style-name="P3" draw:layer="layout" svg:width="2.002cm" svg:height="1.023cm" svg:x="14.301cm" svg:y="10.795cm">
          <text:list text:style-name="L1">
            <text:list-header>
              <text:p text:style-name="P14"><text:span text:style-name="T5">e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.914cm" svg:height="0.937cm" svg:x="18.904cm" svg:y="14.579cm">
          <text:list text:style-name="L1">
            <text:list-header>
              <text:p text:style-name="P18"><text:span text:style-name="T4">$1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99cm" svg:height="0.937cm" svg:x="13.423cm" svg:y="14.446cm">
          <text:list text:style-name="L1">
            <text:list-header>
              <text:p text:style-name="P5"><text:span text:style-name="T4">thread.e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23cm" svg:height="0.937cm" svg:x="13.3cm" svg:y="15.249cm">
          <text:list text:style-name="L1">
            <text:list-header>
              <text:p text:style-name="P5"><text:span text:style-name="T4">thread.e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23cm" svg:height="0.937cm" svg:x="13.3cm" svg:y="16.047cm">
          <text:list text:style-name="L1">
            <text:list-header>
              <text:p text:style-name="P5"><text:span text:style-name="T4">thread.esp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3.828cm" svg:height="0.937cm" svg:x="12.872cm" svg:y="12.982cm">
          <text:list text:style-name="L1">
            <text:list-header>
              <text:p text:style-name="P16"><text:span text:style-name="T7">task_struc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2.024cm" svg:y1="2.571cm" svg:x2="9.313cm" svg:y2="2.571cm">
          <text:p/>
        </draw:line>
        <draw:line draw:style-name="gr15" draw:text-style-name="P6" draw:layer="layout" svg:x1="1.904cm" svg:y1="2.571cm" svg:x2="1.891cm" svg:y2="16.779cm">
          <text:p/>
        </draw:line>
        <draw:line draw:style-name="gr15" draw:text-style-name="P6" draw:layer="layout" svg:x1="24.13cm" svg:y1="2.54cm" svg:x2="24.046cm" svg:y2="16.779cm">
          <text:p/>
        </draw:line>
        <draw:line draw:style-name="gr15" draw:text-style-name="P6" draw:layer="layout" svg:x1="16.722cm" svg:y1="2.54cm" svg:x2="24.13cm" svg:y2="2.54cm">
          <text:p/>
        </draw:line>
        <draw:custom-shape draw:style-name="gr2" draw:text-style-name="P3" draw:layer="layout" svg:width="3.201cm" svg:height="1.023cm" svg:x="3.81cm" svg:y="2.359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.914cm" svg:height="0.937cm" svg:x="4.233cm" svg:y="14.517cm">
          <text:list text:style-name="L1">
            <text:list-header>
              <text:p text:style-name="P18"><text:span text:style-name="T4">$1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3.402cm" svg:height="1.277cm" svg:x="1.27cm" svg:y="0.454cm">
          <text:list text:style-name="L2">
            <text:list-header>
              <text:p text:style-name="P11"><text:span text:style-name="T3">#9 – back in switch_to:</text:span><text:span text:style-name="T12"> </text:span><text:span text:style-name="T3">eip points to $1f instruction labe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" draw:text-style-name="P3" draw:layer="layout" svg:width="2.002cm" svg:height="1.023cm" svg:x="9.9cm" svg:y="9.327cm">
            <text:list text:style-name="L1">
              <text:list-header>
                <text:p text:style-name="P14"><text:span text:style-name="T5">ei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3" draw:layer="layout" svg:width="1.914cm" svg:height="0.937cm" svg:x="11.099cm" svg:y="10.724cm">
            <text:list text:style-name="L1">
              <text:list-header>
                <text:p text:style-name="P18"><text:span text:style-name="T4">1</text:span><text:span text:style-name="T4">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6" draw:layer="layout" svg:x1="11.501cm" svg:y1="9.926cm" svg:x2="12.299cm" svg:y2="10.724cm">
            <text:p/>
          </draw:line>
        </draw:g>
        <draw:g>
          <draw:g>
            <draw:g>
              <draw:custom-shape draw:style-name="gr6" draw:text-style-name="P3" draw:layer="layout" svg:width="2.429cm" svg:height="2.399cm" svg:x="11.642cm" svg:y="6.513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6" draw:layer="layout" svg:x1="11.642cm" svg:y1="8.114cm" svg:x2="14.071cm" svg:y2="8.114cm">
                <text:p/>
              </draw:line>
              <draw:line draw:style-name="gr12" draw:text-style-name="P6" draw:layer="layout" svg:x1="11.642cm" svg:y1="7.315cm" svg:x2="14.071cm" svg:y2="7.31cm">
                <text:p/>
              </draw:line>
            </draw:g>
            <draw:custom-shape draw:style-name="gr2" draw:text-style-name="P3" draw:layer="layout" svg:width="2.734cm" svg:height="0.937cm" svg:x="11.853cm" svg:y="5.644cm">
              <text:list text:style-name="L1">
                <text:list-header>
                  <text:p text:style-name="P10"><text:span text:style-name="T7">TS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2.976cm" svg:height="0.853cm" svg:x="13.957cm" svg:y="7.179cm">
              <text:list text:style-name="L1">
                <text:list-header>
                  <text:p text:style-name="P9"><text:span text:style-name="T6">tss-&gt;esp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line draw:style-name="gr16" draw:text-style-name="P6" draw:layer="layout" svg:x1="12.489cm" svg:y1="7.832cm" svg:x2="12.489cm" svg:y2="2.54cm">
              <text:p/>
            </draw:line>
            <draw:line draw:style-name="gr7" draw:text-style-name="P6" draw:layer="layout" svg:x1="12.49cm" svg:y1="2.54cm" svg:x2="16.723cm" svg:y2="2.54cm">
              <text:p/>
            </draw:line>
          </draw:g>
        </draw:g>
        <draw:g>
          <draw:line draw:style-name="gr16" draw:text-style-name="P6" draw:layer="layout" svg:x1="0.423cm" svg:y1="2.571cm" svg:x2="0.423cm" svg:y2="16.51cm">
            <text:p/>
          </draw:line>
          <draw:g>
            <draw:line draw:style-name="gr7" draw:text-style-name="P6" draw:layer="layout" svg:x1="0.423cm" svg:y1="2.571cm" svg:x2="1.905cm" svg:y2="2.571cm">
              <text:p/>
            </draw:line>
            <draw:line draw:style-name="gr16" draw:text-style-name="P6" draw:layer="layout" svg:x1="0.423cm" svg:y1="16.51cm" svg:x2="3.175cm" svg:y2="16.51cm">
              <text:p/>
            </draw:line>
          </draw:g>
        </draw:g>
        <draw:g>
          <draw:line draw:style-name="gr7" draw:text-style-name="P6" draw:layer="layout" svg:x1="1.058cm" svg:y1="10.98cm" svg:x2="1.861cm" svg:y2="10.98cm">
            <text:p/>
          </draw:line>
          <draw:line draw:style-name="gr16" draw:text-style-name="P6" draw:layer="layout" svg:x1="1.058cm" svg:y1="10.98cm" svg:x2="1.058cm" svg:y2="15.875cm">
            <text:p/>
          </draw:line>
          <draw:line draw:style-name="gr16" draw:text-style-name="P6" draw:layer="layout" svg:x1="1.058cm" svg:y1="15.875cm" svg:x2="3.175cm" svg:y2="15.875cm">
            <text:p/>
          </draw:line>
        </draw:g>
        <draw:g>
          <draw:line draw:style-name="gr7" draw:text-style-name="P6" draw:layer="layout" svg:x1="24.976cm" svg:y1="2.54cm" svg:x2="24.129cm" svg:y2="2.54cm">
            <text:p/>
          </draw:line>
          <draw:line draw:style-name="gr16" draw:text-style-name="P6" draw:layer="layout" svg:x1="24.977cm" svg:y1="2.54cm" svg:x2="24.977cm" svg:y2="16.51cm">
            <text:p/>
          </draw:line>
          <draw:line draw:style-name="gr16" draw:text-style-name="P6" draw:layer="layout" svg:x1="24.976cm" svg:y1="16.51cm" svg:x2="22.647cm" svg:y2="16.51cm">
            <text:p/>
          </draw:line>
        </draw:g>
        <draw:custom-shape draw:style-name="gr2" draw:text-style-name="P3" draw:layer="layout" svg:width="3.202cm" svg:height="1.023cm" svg:x="18.6cm" svg:y="2.328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1" presentation:class="page"/>
          <draw:frame presentation:style-name="pr1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Slide 12" draw:style-name="dp1" draw:master-page-name="Default" presentation:use-date-time-name="dtd1">
        <draw:custom-shape draw:style-name="gr2" draw:text-style-name="P3" draw:layer="layout" svg:width="3.202cm" svg:height="1.023cm" svg:x="18.441cm" svg:y="1.521cm">
          <text:list text:style-name="L3">
            <text:list-header>
              <text:p text:style-name="P13"><text:span text:style-name="T9">nex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6" draw:text-style-name="P3" draw:layer="layout" svg:width="2.429cm" svg:height="2.399cm" svg:x="11.642cm" svg:y="6.513cm">
              <text:p/>
              <draw:enhanced-geometry svg:viewBox="0 0 21600 21600" draw:type="rectangle" draw:enhanced-path="M 0 0 L 21600 0 21600 21600 0 21600 0 0 Z N"/>
            </draw:custom-shape>
            <draw:line draw:style-name="gr12" draw:text-style-name="P6" draw:layer="layout" svg:x1="11.642cm" svg:y1="8.114cm" svg:x2="14.071cm" svg:y2="8.114cm">
              <text:p/>
            </draw:line>
            <draw:line draw:style-name="gr12" draw:text-style-name="P6" draw:layer="layout" svg:x1="11.642cm" svg:y1="7.315cm" svg:x2="14.071cm" svg:y2="7.31cm">
              <text:p/>
            </draw:line>
          </draw:g>
          <draw:custom-shape draw:style-name="gr2" draw:text-style-name="P3" draw:layer="layout" svg:width="2.734cm" svg:height="0.937cm" svg:x="11.853cm" svg:y="5.644cm">
            <text:list text:style-name="L1">
              <text:list-header>
                <text:p text:style-name="P10"><text:span text:style-name="T7">T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976cm" svg:height="0.853cm" svg:x="13.957cm" svg:y="7.179cm">
            <text:list text:style-name="L1">
              <text:list-header>
                <text:p text:style-name="P9"><text:span text:style-name="T6">tss-&gt;esp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" draw:text-style-name="P3" draw:layer="layout" svg:width="3.201cm" svg:height="1.023cm" svg:x="3.81cm" svg:y="1.521cm">
          <text:list text:style-name="L3">
            <text:list-header>
              <text:p text:style-name="P13"><text:span text:style-name="T9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7.395cm" svg:height="10.407cm" svg:x="1.905cm" svg:y="2.5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04cm" svg:height="4.198cm" svg:x="1.901cm" svg:y="13.58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.98cm" svg:y1="7.549cm" svg:x2="9.3cm" svg:y2="7.549cm">
          <text:p/>
        </draw:line>
        <draw:line draw:style-name="gr12" draw:text-style-name="P6" draw:layer="layout" svg:x1="1.98cm" svg:y1="8.546cm" svg:x2="9.3cm" svg:y2="8.546cm">
          <text:p/>
        </draw:line>
        <draw:line draw:style-name="gr12" draw:text-style-name="P6" draw:layer="layout" svg:x1="2.011cm" svg:y1="10.548cm" svg:x2="9.3cm" svg:y2="10.548cm">
          <text:p/>
        </draw:line>
        <draw:line draw:style-name="gr15" draw:text-style-name="P6" draw:layer="layout" svg:x1="1.98cm" svg:y1="5.547cm" svg:x2="9.3cm" svg:y2="5.547cm">
          <text:p/>
        </draw:line>
        <draw:line draw:style-name="gr16" draw:text-style-name="P6" draw:layer="layout" svg:x1="1.98cm" svg:y1="6.548cm" svg:x2="9.3cm" svg:y2="6.548cm">
          <text:p/>
        </draw:line>
        <draw:line draw:style-name="gr15" draw:text-style-name="P6" draw:layer="layout" svg:x1="9.312cm" svg:y1="2.571cm" svg:x2="9.299cm" svg:y2="16.779cm">
          <text:p/>
        </draw:line>
        <draw:custom-shape draw:style-name="gr4" draw:text-style-name="P3" draw:layer="layout" svg:width="7.465cm" svg:height="0.768cm" svg:x="2.236cm" svg:y="3.581cm">
          <text:list text:style-name="L1">
            <text:list-header>
              <text:p text:style-name="P15"><text:span text:style-name="T11">Schedule() saved EAX, ECX, ED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2.55cm" svg:x2="9.3cm" svg:y2="12.55cm">
          <text:p/>
        </draw:line>
        <draw:custom-shape draw:style-name="gr2" draw:text-style-name="P3" draw:layer="layout" svg:width="8.467cm" svg:height="0.768cm" svg:x="1.499cm" svg:y="6.548cm">
          <text:list text:style-name="L1">
            <text:list-header>
              <text:p text:style-name="P17"><text:span text:style-name="T11">Old (schedule’s()) EB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4.546cm">
          <text:list text:style-name="L1">
            <text:list-header>
              <text:p text:style-name="P17"><text:span text:style-name="T11">Arguments to contex_swit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499cm" svg:y="5.547cm">
          <text:list text:style-name="L1">
            <text:list-header>
              <text:p text:style-name="P17"><text:span text:style-name="T11">Return address to schedule(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6" draw:layer="layout" svg:x1="2.011cm" svg:y1="4.546cm" svg:x2="9.3cm" svg:y2="4.546cm">
          <text:p/>
        </draw:line>
        <draw:line draw:style-name="gr12" draw:text-style-name="P6" draw:layer="layout" svg:x1="2.011cm" svg:y1="9.547cm" svg:x2="9.3cm" svg:y2="9.547cm">
          <text:p/>
        </draw:line>
        <draw:line draw:style-name="gr15" draw:text-style-name="P6" draw:layer="layout" svg:x1="2.011cm" svg:y1="3.55cm" svg:x2="9.3cm" svg:y2="3.55cm">
          <text:p/>
        </draw:line>
        <draw:line draw:style-name="gr12" draw:text-style-name="P6" draw:layer="layout" svg:x1="1.98cm" svg:y1="17.78cm" svg:x2="9.3cm" svg:y2="17.78cm">
          <text:p/>
        </draw:line>
        <draw:line draw:style-name="gr12" draw:text-style-name="P6" draw:layer="layout" svg:x1="1.98cm" svg:y1="16.982cm" svg:x2="9.3cm" svg:y2="16.982cm">
          <text:p/>
        </draw:line>
        <draw:line draw:style-name="gr12" draw:text-style-name="P6" draw:layer="layout" svg:x1="1.98cm" svg:y1="16.184cm" svg:x2="9.3cm" svg:y2="16.184cm">
          <text:p/>
        </draw:line>
        <draw:line draw:style-name="gr12" draw:text-style-name="P6" draw:layer="layout" svg:x1="1.98cm" svg:y1="15.381cm" svg:x2="9.3cm" svg:y2="15.381cm">
          <text:p/>
        </draw:line>
        <draw:line draw:style-name="gr12" draw:text-style-name="P6" draw:layer="layout" svg:x1="1.98cm" svg:y1="14.583cm" svg:x2="9.3cm" svg:y2="14.583cm">
          <text:p/>
        </draw:line>
        <draw:custom-shape draw:style-name="gr2" draw:text-style-name="P3" draw:layer="layout" svg:width="8.467cm" svg:height="0.768cm" svg:x="1.098cm" svg:y="9.578cm">
          <text:list text:style-name="L1">
            <text:list-header>
              <text:p text:style-name="P17"><text:span text:style-name="T11">E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098cm" svg:y="8.577cm">
          <text:list text:style-name="L1">
            <text:list-header>
              <text:p text:style-name="P17"><text:span text:style-name="T11">E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7cm" svg:height="0.768cm" svg:x="1.098cm" svg:y="10.579cm">
          <text:list text:style-name="L1">
            <text:list-header>
              <text:p text:style-name="P17"><text:span text:style-name="T11">EB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3.202cm" svg:height="1.023cm" svg:x="3.898cm" svg:y="7.377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.901cm" svg:y1="11.58cm" svg:x2="9.3cm" svg:y2="11.58cm">
          <text:p/>
        </draw:line>
        <draw:g>
          <draw:custom-shape draw:style-name="gr20" draw:text-style-name="P3" draw:layer="layout" svg:width="3.828cm" svg:height="0.937cm" svg:x="8.872cm" svg:y="12.982cm">
            <text:list text:style-name="L1">
              <text:list-header>
                <text:p text:style-name="P16"><text:span text:style-name="T7">task_struc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598cm" svg:height="0.937cm" svg:x="9.3cm" svg:y="14.446cm">
            <text:list text:style-name="L1">
              <text:list-header>
                <text:p text:style-name="P5"><text:span text:style-name="T4">thread.ei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5.249cm">
            <text:list text:style-name="L1">
              <text:list-header>
                <text:p text:style-name="P5"><text:span text:style-name="T4">thread.es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3" draw:layer="layout" svg:width="3.523cm" svg:height="0.937cm" svg:x="9.177cm" svg:y="16.047cm">
            <text:list text:style-name="L1">
              <text:list-header>
                <text:p text:style-name="P5"><text:span text:style-name="T4">thread.esp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1" draw:text-style-name="P3" draw:layer="layout" svg:width="7.413cm" svg:height="10.438cm" svg:x="16.717cm" svg:y="2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04cm" svg:height="4.198cm" svg:x="16.638cm" svg:y="13.582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6.717cm" svg:y1="7.549cm" svg:x2="24.037cm" svg:y2="7.549cm">
          <text:p/>
        </draw:line>
        <draw:line draw:style-name="gr12" draw:text-style-name="P6" draw:layer="layout" svg:x1="16.717cm" svg:y1="8.546cm" svg:x2="24.037cm" svg:y2="8.546cm">
          <text:p/>
        </draw:line>
        <draw:line draw:style-name="gr12" draw:text-style-name="P6" draw:layer="layout" svg:x1="16.748cm" svg:y1="10.548cm" svg:x2="24.037cm" svg:y2="10.548cm">
          <text:p/>
        </draw:line>
        <draw:line draw:style-name="gr15" draw:text-style-name="P6" draw:layer="layout" svg:x1="16.722cm" svg:y1="2.54cm" svg:x2="16.638cm" svg:y2="16.779cm">
          <text:p/>
        </draw:line>
        <draw:line draw:style-name="gr15" draw:text-style-name="P6" draw:layer="layout" svg:x1="16.717cm" svg:y1="5.547cm" svg:x2="24.037cm" svg:y2="5.547cm">
          <text:p/>
        </draw:line>
        <draw:line draw:style-name="gr16" draw:text-style-name="P6" draw:layer="layout" svg:x1="16.717cm" svg:y1="6.548cm" svg:x2="24.037cm" svg:y2="6.548cm">
          <text:p/>
        </draw:line>
        <draw:custom-shape draw:style-name="gr4" draw:text-style-name="P3" draw:layer="layout" svg:width="7.466cm" svg:height="0.768cm" svg:x="16.973cm" svg:y="3.581cm">
          <text:list text:style-name="L1">
            <text:list-header>
              <text:p text:style-name="P15"><text:span text:style-name="T11">Schedule() saved EAX, ECX, ED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6.638cm" svg:y1="12.55cm" svg:x2="24.037cm" svg:y2="12.55cm">
          <text:p/>
        </draw:line>
        <draw:custom-shape draw:style-name="gr2" draw:text-style-name="P3" draw:layer="layout" svg:width="8.466cm" svg:height="0.768cm" svg:x="16.237cm" svg:y="6.548cm">
          <text:list text:style-name="L1">
            <text:list-header>
              <text:p text:style-name="P17"><text:span text:style-name="T11">Old (schedule’s()) EB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6cm" svg:height="0.768cm" svg:x="16.237cm" svg:y="4.546cm">
          <text:list text:style-name="L1">
            <text:list-header>
              <text:p text:style-name="P17"><text:span text:style-name="T11">Arguments to contex_switch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466cm" svg:height="0.768cm" svg:x="16.237cm" svg:y="5.547cm">
          <text:list text:style-name="L1">
            <text:list-header>
              <text:p text:style-name="P17"><text:span text:style-name="T11">Return address to schedule(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6" draw:layer="layout" svg:x1="16.748cm" svg:y1="4.546cm" svg:x2="24.037cm" svg:y2="4.546cm">
          <text:p/>
        </draw:line>
        <draw:line draw:style-name="gr12" draw:text-style-name="P6" draw:layer="layout" svg:x1="16.748cm" svg:y1="9.547cm" svg:x2="24.037cm" svg:y2="9.547cm">
          <text:p/>
        </draw:line>
        <draw:line draw:style-name="gr15" draw:text-style-name="P6" draw:layer="layout" svg:x1="16.748cm" svg:y1="3.55cm" svg:x2="24.037cm" svg:y2="3.55cm">
          <text:p/>
        </draw:line>
        <draw:line draw:style-name="gr12" draw:text-style-name="P6" draw:layer="layout" svg:x1="16.717cm" svg:y1="17.78cm" svg:x2="24.037cm" svg:y2="17.78cm">
          <text:p/>
        </draw:line>
        <draw:line draw:style-name="gr12" draw:text-style-name="P6" draw:layer="layout" svg:x1="16.717cm" svg:y1="16.982cm" svg:x2="24.037cm" svg:y2="16.982cm">
          <text:p/>
        </draw:line>
        <draw:line draw:style-name="gr12" draw:text-style-name="P6" draw:layer="layout" svg:x1="16.717cm" svg:y1="16.184cm" svg:x2="24.037cm" svg:y2="16.184cm">
          <text:p/>
        </draw:line>
        <draw:line draw:style-name="gr12" draw:text-style-name="P6" draw:layer="layout" svg:x1="16.717cm" svg:y1="15.381cm" svg:x2="24.037cm" svg:y2="15.381cm">
          <text:p/>
        </draw:line>
        <draw:line draw:style-name="gr12" draw:text-style-name="P6" draw:layer="layout" svg:x1="16.717cm" svg:y1="14.583cm" svg:x2="24.037cm" svg:y2="14.583cm">
          <text:p/>
        </draw:line>
        <draw:custom-shape draw:style-name="gr2" draw:text-style-name="P3" draw:layer="layout" svg:width="3.202cm" svg:height="1.023cm" svg:x="18.635cm" svg:y="7.377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6" draw:layer="layout" svg:x1="16.638cm" svg:y1="11.58cm" svg:x2="24.037cm" svg:y2="11.58cm">
          <text:p/>
        </draw:line>
        <draw:line draw:style-name="gr7" draw:text-style-name="P6" draw:layer="layout" svg:x1="14.526cm" svg:y1="8.242cm" svg:x2="16.722cm" svg:y2="8.242cm">
          <text:p/>
        </draw:line>
        <draw:custom-shape draw:style-name="gr2" draw:text-style-name="P3" draw:layer="layout" svg:width="2.002cm" svg:height="1.023cm" svg:x="14.521cm" svg:y="8.043cm">
          <text:list text:style-name="L1">
            <text:list-header>
              <text:p text:style-name="P14"><text:span text:style-name="T5">e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.914cm" svg:height="0.937cm" svg:x="18.904cm" svg:y="14.579cm">
          <text:list text:style-name="L1">
            <text:list-header>
              <text:p text:style-name="P18"><text:span text:style-name="T4">$1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99cm" svg:height="0.937cm" svg:x="13.423cm" svg:y="14.446cm">
          <text:list text:style-name="L1">
            <text:list-header>
              <text:p text:style-name="P5"><text:span text:style-name="T4">thread.e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23cm" svg:height="0.937cm" svg:x="13.3cm" svg:y="15.249cm">
          <text:list text:style-name="L1">
            <text:list-header>
              <text:p text:style-name="P5"><text:span text:style-name="T4">thread.e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23cm" svg:height="0.937cm" svg:x="13.3cm" svg:y="16.047cm">
          <text:list text:style-name="L1">
            <text:list-header>
              <text:p text:style-name="P5"><text:span text:style-name="T4">thread.esp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3.828cm" svg:height="0.937cm" svg:x="12.872cm" svg:y="12.982cm">
          <text:list text:style-name="L1">
            <text:list-header>
              <text:p text:style-name="P16"><text:span text:style-name="T7">task_struc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2.024cm" svg:y1="2.571cm" svg:x2="9.313cm" svg:y2="2.571cm">
          <text:p/>
        </draw:line>
        <draw:line draw:style-name="gr15" draw:text-style-name="P6" draw:layer="layout" svg:x1="1.904cm" svg:y1="2.571cm" svg:x2="1.891cm" svg:y2="16.779cm">
          <text:p/>
        </draw:line>
        <draw:line draw:style-name="gr15" draw:text-style-name="P6" draw:layer="layout" svg:x1="24.13cm" svg:y1="2.54cm" svg:x2="24.046cm" svg:y2="16.779cm">
          <text:p/>
        </draw:line>
        <draw:line draw:style-name="gr15" draw:text-style-name="P6" draw:layer="layout" svg:x1="16.722cm" svg:y1="2.54cm" svg:x2="24.13cm" svg:y2="2.54cm">
          <text:p/>
        </draw:line>
        <draw:custom-shape draw:style-name="gr2" draw:text-style-name="P3" draw:layer="layout" svg:width="3.201cm" svg:height="1.023cm" svg:x="3.81cm" svg:y="2.359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.914cm" svg:height="0.937cm" svg:x="4.233cm" svg:y="14.517cm">
          <text:list text:style-name="L1">
            <text:list-header>
              <text:p text:style-name="P18"><text:span text:style-name="T4">$1f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6" draw:text-style-name="P6" draw:layer="layout" svg:x1="12.489cm" svg:y1="7.832cm" svg:x2="12.489cm" svg:y2="2.54cm">
            <text:p/>
          </draw:line>
          <draw:line draw:style-name="gr7" draw:text-style-name="P6" draw:layer="layout" svg:x1="12.49cm" svg:y1="2.54cm" svg:x2="16.723cm" svg:y2="2.54cm">
            <text:p/>
          </draw:line>
        </draw:g>
        <draw:custom-shape draw:style-name="gr4" draw:text-style-name="P3" draw:layer="layout" svg:width="24.341cm" svg:height="1.277cm" svg:x="0.847cm" svg:y="0.454cm">
          <text:list text:style-name="L2">
            <text:list-header>
              <text:p text:style-name="P11"><text:span text:style-name="T3">#10 – switch_to:</text:span><text:span text:style-name="T12"> </text:span><text:span text:style-name="T3">restore esi, edi, ebp from the stack of nex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6" draw:text-style-name="P6" draw:layer="layout" svg:x1="0.423cm" svg:y1="2.571cm" svg:x2="0.423cm" svg:y2="16.51cm">
            <text:p/>
          </draw:line>
          <draw:g>
            <draw:line draw:style-name="gr7" draw:text-style-name="P6" draw:layer="layout" svg:x1="0.423cm" svg:y1="2.571cm" svg:x2="1.905cm" svg:y2="2.571cm">
              <text:p/>
            </draw:line>
            <draw:line draw:style-name="gr16" draw:text-style-name="P6" draw:layer="layout" svg:x1="0.423cm" svg:y1="16.51cm" svg:x2="3.175cm" svg:y2="16.51cm">
              <text:p/>
            </draw:line>
          </draw:g>
        </draw:g>
        <draw:g>
          <draw:line draw:style-name="gr7" draw:text-style-name="P6" draw:layer="layout" svg:x1="1.058cm" svg:y1="10.98cm" svg:x2="1.861cm" svg:y2="10.98cm">
            <text:p/>
          </draw:line>
          <draw:line draw:style-name="gr16" draw:text-style-name="P6" draw:layer="layout" svg:x1="1.058cm" svg:y1="10.98cm" svg:x2="1.058cm" svg:y2="15.875cm">
            <text:p/>
          </draw:line>
          <draw:line draw:style-name="gr16" draw:text-style-name="P6" draw:layer="layout" svg:x1="1.058cm" svg:y1="15.875cm" svg:x2="3.175cm" svg:y2="15.875cm">
            <text:p/>
          </draw:line>
        </draw:g>
        <draw:g>
          <draw:line draw:style-name="gr7" draw:text-style-name="P6" draw:layer="layout" svg:x1="24.976cm" svg:y1="2.54cm" svg:x2="24.129cm" svg:y2="2.54cm">
            <text:p/>
          </draw:line>
          <draw:line draw:style-name="gr16" draw:text-style-name="P6" draw:layer="layout" svg:x1="24.977cm" svg:y1="2.54cm" svg:x2="24.977cm" svg:y2="16.51cm">
            <text:p/>
          </draw:line>
          <draw:line draw:style-name="gr16" draw:text-style-name="P6" draw:layer="layout" svg:x1="24.976cm" svg:y1="16.51cm" svg:x2="22.647cm" svg:y2="16.51cm">
            <text:p/>
          </draw:line>
        </draw:g>
        <draw:custom-shape draw:style-name="gr2" draw:text-style-name="P3" draw:layer="layout" svg:width="3.202cm" svg:height="1.023cm" svg:x="18.6cm" svg:y="2.328cm">
          <text:list text:style-name="L1">
            <text:list-header>
              <text:p text:style-name="P14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2" presentation:class="page"/>
          <draw:frame presentation:style-name="pr1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0800000008031E711DF.jpg" xlink:type="simple" xlink:show="embed" xlink:actuate="onLoad"/>
    <draw:marker draw:name="Arrow" svg:viewBox="0 0 20 30" svg:d="M10 0l-10 30h20z"/>
    <draw:marker draw:name="Arrowheads_20_1" draw:display-name="Arrowheads 1" svg:viewBox="0 0 210 210" svg:d="M105 0l105 210h-21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msArrowEnd_20_5" draw:display-name="msArrowEnd 5" svg:viewBox="0 0 237 237" svg:d="M119 0l118 237h-23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righ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rl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rl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Arial" style:font-family-asian="Arial" style:font-family-generic-asian="swiss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bottom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start" fo:text-indent="0cm"/>
    </style:style>
    <style:style style:name="MP5" style:family="paragraph">
      <style:paragraph-properties fo:margin-left="0cm" fo:margin-right="0cm" fo:text-align="start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style:paragraph-properties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language-asian="he" style:country-asian="IL" style:font-size-complex="12pt"/>
    </style:style>
    <style:style style:name="MT2" style:family="text">
      <style:text-properties fo:color="#000000" fo:font-size="12pt" fo:language="he" fo:country="IL" style:font-size-asian="12pt" style:language-asian="he" style:country-asian="IL" style:font-size-complex="12pt"/>
    </style:style>
    <style:style style:name="MT3" style:family="text">
      <style:text-properties fo:language="en" fo:country="US" style:language-asian="he" style:country-asian="IL"/>
    </style:style>
    <style:style style:name="MT4" style:family="text">
      <style:text-properties fo:language="he" fo:country="IL" style:language-asian="he" style:country-asian="IL"/>
    </style:style>
    <style:style style:name="MT5" style:family="text">
      <style:text-properties fo:font-size="14pt" fo:language="en" fo:country="US" style:font-size-asian="14pt" style:language-asian="he" style:country-asian="IL" style:font-size-complex="14pt"/>
    </style:style>
    <style:style style:name="MT6" style:family="text">
      <style:text-properties fo:font-size="12pt" fo:language="en" fo:country="US" style:font-size-asian="12pt" style:language-asian="he" style:country-asian="IL" style:font-size-complex="12pt"/>
    </style:style>
    <style:style style:name="MT7" style:family="text">
      <style:text-properties fo:font-size="12pt" fo:language="he" fo:country="IL" style:font-size-asian="12pt" style:language-asian="he" style:country-asian="IL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10.794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0.003cm" svg:y="0cm" presentation:class="date-time">
        <draw:text-box>
          <text:list text:style-name="ML1">
            <text:list-header>
              <text:p text:style-name="MP4"><text:span text:style-name="MT2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10.794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0.003cm" svg:y="24.126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8.044cm" svg:height="1.323cm" svg:x="-0.212cm" svg:y="17.938cm" presentation:class="footer">
        <draw:text-box>
          <text:list text:style-name="ML1">
            <text:list-header>
              <text:p><text:span text:style-name="MT3"><presentation:footer/></text:span><text:span text:style-name="MT3">©</text:span><text:span text:style-name="MT3">Gabriel Kliot, Technion</text:span></text:p>
            </text:list-header>
          </text:list>
        </draw:text-box>
      </draw:frame>
      <draw:frame presentation:style-name="Mpr1" draw:layer="backgroundobjects" svg:width="1.693cm" svg:height="1.323cm" svg:x="12.064cm" svg:y="17.938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custom-shape draw:style-name="Mgr6" draw:text-style-name="MP7" draw:layer="backgroundobjects" svg:width="8.467cm" svg:height="1.058cm" svg:x="16.51cm" svg:y="17.78cm">
        <text:list text:style-name="ML1">
          <text:list-header>
            <text:p text:style-name="MP6"><text:span text:style-name="MT5">Context switch in Linux – OS course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10.794cm" svg:y="0cm" presentation:class="header">
          <draw:text-box>
            <text:list text:style-name="ML1">
              <text:list-header>
                <text:p text:style-name="MP2"><text:span text:style-name="MT6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0.003cm" svg:y="0cm" presentation:class="date-time">
          <draw:text-box>
            <text:list text:style-name="ML1">
              <text:list-header>
                <text:p text:style-name="MP4"><text:span text:style-name="MT7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10.794cm" svg:y="24.126cm" presentation:class="footer">
          <draw:text-box>
            <text:list text:style-name="ML1">
              <text:list-header>
                <text:p text:style-name="MP2"><text:span text:style-name="MT6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0.003cm" svg:y="24.126cm" presentation:class="page-number">
          <draw:text-box>
            <text:list text:style-name="ML1">
              <text:list-header>
                <text:p text:style-name="MP4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ntext switch in Linux</dc:title>
    <dc:subject>OS course - tutorial 5</dc:subject>
    <meta:initial-creator>Gabi Kliot</meta:initial-creator>
    <meta:creation-date>2005-10-27T00:47:20.324000000</meta:creation-date>
    <dc:creator>Gabi Kliot</dc:creator>
    <dc:date>2005-11-29T14:54:05.968000000</dc:date>
    <meta:editing-cycles>224</meta:editing-cycles>
    <meta:editing-duration>PT6H46M43S</meta:editing-duration>
    <meta:document-statistic meta:object-count="931"/>
    <meta:generator>LibreOffice/4.2.8.2$Linux_x86 LibreOffice_project/420m0$Build-2</meta:generator>
    <meta:user-defined meta:name="_AdHocReviewCycleID" meta:value-type="float">-2105824311</meta:user-defined>
    <meta:user-defined meta:name="_AuthorEmail">gabik@cs.technion.ac.il</meta:user-defined>
    <meta:user-defined meta:name="_AuthorEmailDisplayName">Gabi Kliot</meta:user-defined>
    <meta:user-defined meta:name="_EmailSubject">Could you please put it on the web site?</meta:user-defined>
  </office:meta>
</office:document-meta>
</file>